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shapes>
          <draw:frame draw:z-index="0" draw:style-name="gr1" draw:text-style-name="P1" svg:width="9.1925in" svg:height="7.8118in" svg:x="0.5957in" svg:y="0.3626in">
            <draw:object draw:notify-on-update-of-ranges="Sheet1.A1:Sheet1.A1 Sheet1.A2:Sheet1.A90 Sheet1.B1:Sheet1.B1 Sheet1.B2:Sheet1.B90 Sheet1.A1:Sheet1.A1 Sheet1.A2:Sheet1.A90 Sheet1.C1:Sheet1.C1 Sheet1.C2:Sheet1.C90 Sheet1.A1:Sheet1.A1 Sheet1.A2:Sheet1.A90 Sheet1.D1:Sheet1.D1 Sheet1.D2:Sheet1.D90 Sheet1.A1:Sheet1.A1 Sheet1.A2:Sheet1.A90 Sheet1.F1:Sheet1.F1 Sheet1.F2:Sheet1.F90 Sheet1.A1:Sheet1.A1 Sheet1.A2:Sheet1.A90 Sheet1.G1:Sheet1.G1 Sheet1.G2:Sheet1.G90 Sheet1.A1:Sheet1.A1 Sheet1.A2:Sheet1.A90 Sheet1.H1:Sheet1.H1 Sheet1.H2:Sheet1.H9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avelength(nm)</text:p>
          </table:table-cell>
          <table:table-cell office:value-type="string" calcext:value-type="string">
            <text:p>log L2</text:p>
          </table:table-cell>
          <table:table-cell office:value-type="string" calcext:value-type="string">
            <text:p>log M2</text:p>
          </table:table-cell>
          <table:table-cell office:value-type="string" calcext:value-type="string">
            <text:p>log S2</text:p>
          </table:table-cell>
          <table:table-cell office:value-type="string" calcext:value-type="string">
            <text:p>log V2</text:p>
          </table:table-cell>
          <table:table-cell office:value-type="string" calcext:value-type="string">
            <text:p>log L10</text:p>
          </table:table-cell>
          <table:table-cell office:value-type="string" calcext:value-type="string">
            <text:p>log M10</text:p>
          </table:table-cell>
          <table:table-cell office:value-type="string" calcext:value-type="string">
            <text:p>log S10</text:p>
          </table:table-cell>
          <table:table-cell office:value-type="string" calcext:value-type="string">
            <text:p>log lOD</text:p>
          </table:table-cell>
          <table:table-cell office:value-type="string" calcext:value-type="string">
            <text:p>log mOD</text:p>
          </table:table-cell>
          <table:table-cell office:value-type="string" calcext:value-type="string">
            <text:p>log sOD</text:p>
          </table:table-cell>
          <table:table-cell office:value-type="string" calcext:value-type="string">
            <text:p>d_lens</text:p>
          </table:table-cell>
          <table:table-cell office:value-type="string" calcext:value-type="string">
            <text:p>d_mac</text:p>
          </table:table-cell>
          <table:table-cell table:number-columns-repeated="4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-3.2186" calcext:value-type="float">
            <text:p>-3.2186</text:p>
          </table:table-cell>
          <table:table-cell office:value-type="float" office:value="-3.2908" calcext:value-type="float">
            <text:p>-3.2908</text:p>
          </table:table-cell>
          <table:table-cell office:value-type="float" office:value="-1.966" calcext:value-type="float">
            <text:p>-1.966</text:p>
          </table:table-cell>
          <table:table-cell office:value-type="float" office:value="-3.2335" calcext:value-type="float">
            <text:p>-3.2335</text:p>
          </table:table-cell>
          <table:table-cell office:value-type="float" office:value="-3.2275" calcext:value-type="float">
            <text:p>-3.2275</text:p>
          </table:table-cell>
          <table:table-cell office:value-type="float" office:value="-3.3041" calcext:value-type="float">
            <text:p>-3.3041</text:p>
          </table:table-cell>
          <table:table-cell office:value-type="float" office:value="-2.152" calcext:value-type="float">
            <text:p>-2.152</text:p>
          </table:table-cell>
          <table:table-cell office:value-type="float" office:value="-0.9338" calcext:value-type="float">
            <text:p>-0.9338</text:p>
          </table:table-cell>
          <table:table-cell office:value-type="float" office:value="-1.0479" calcext:value-type="float">
            <text:p>-1.0479</text:p>
          </table:table-cell>
          <table:table-cell office:value-type="float" office:value="-0.1339" calcext:value-type="float">
            <text:p>-0.1339</text:p>
          </table:table-cell>
          <table:table-cell office:value-type="float" office:value="2.5122" calcext:value-type="float">
            <text:p>2.5122</text:p>
          </table:table-cell>
          <table:table-cell office:value-type="float" office:value="0.0453" calcext:value-type="float">
            <text:p>0.0453</text:p>
          </table:table-cell>
          <table:table-cell/>
          <table:table-cell table:formula="of:=[.F2]-[.B2]" office:value-type="float" office:value="-0.00890000000000013" calcext:value-type="float">
            <text:p>-0.0089</text:p>
          </table:table-cell>
          <table:table-cell table:formula="of:=[.G2]-[.C2]" office:value-type="float" office:value="-0.0133000000000001" calcext:value-type="float">
            <text:p>-0.0133</text:p>
          </table:table-cell>
          <table:table-cell table:formula="of:=[.H2]-[.D2]" office:value-type="float" office:value="-0.186" calcext:value-type="float">
            <text:p>-0.186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float" office:value="-2.8202" calcext:value-type="float">
            <text:p>-2.8202</text:p>
          </table:table-cell>
          <table:table-cell office:value-type="float" office:value="-2.8809" calcext:value-type="float">
            <text:p>-2.8809</text:p>
          </table:table-cell>
          <table:table-cell office:value-type="float" office:value="-1.5744" calcext:value-type="float">
            <text:p>-1.5744</text:p>
          </table:table-cell>
          <table:table-cell office:value-type="float" office:value="-2.831" calcext:value-type="float">
            <text:p>-2.831</text:p>
          </table:table-cell>
          <table:table-cell office:value-type="float" office:value="-2.8142" calcext:value-type="float">
            <text:p>-2.8142</text:p>
          </table:table-cell>
          <table:table-cell office:value-type="float" office:value="-2.8793" calcext:value-type="float">
            <text:p>-2.8793</text:p>
          </table:table-cell>
          <table:table-cell office:value-type="float" office:value="-1.7431" calcext:value-type="float">
            <text:p>-1.7431</text:p>
          </table:table-cell>
          <table:table-cell office:value-type="float" office:value="-0.8948" calcext:value-type="float">
            <text:p>-0.8948</text:p>
          </table:table-cell>
          <table:table-cell office:value-type="float" office:value="-0.9974" calcext:value-type="float">
            <text:p>-0.9974</text:p>
          </table:table-cell>
          <table:table-cell office:value-type="float" office:value="-0.0908" calcext:value-type="float">
            <text:p>-0.0908</text:p>
          </table:table-cell>
          <table:table-cell office:value-type="float" office:value="2.1306" calcext:value-type="float">
            <text:p>2.1306</text:p>
          </table:table-cell>
          <table:table-cell office:value-type="float" office:value="0.0649" calcext:value-type="float">
            <text:p>0.0649</text:p>
          </table:table-cell>
          <table:table-cell/>
          <table:table-cell table:formula="of:=[.F3]-[.B3]" office:value-type="float" office:value="0.00599999999999978" calcext:value-type="float">
            <text:p>0.006</text:p>
          </table:table-cell>
          <table:table-cell table:formula="of:=[.G3]-[.C3]" office:value-type="float" office:value="0.00159999999999982" calcext:value-type="float">
            <text:p>0.0016</text:p>
          </table:table-cell>
          <table:table-cell table:formula="of:=[.H3]-[.D3]" office:value-type="float" office:value="-0.1687" calcext:value-type="float">
            <text:p>-0.1687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-2.466" calcext:value-type="float">
            <text:p>-2.466</text:p>
          </table:table-cell>
          <table:table-cell office:value-type="float" office:value="-2.512" calcext:value-type="float">
            <text:p>-2.512</text:p>
          </table:table-cell>
          <table:table-cell office:value-type="float" office:value="-1.2037" calcext:value-type="float">
            <text:p>-1.2037</text:p>
          </table:table-cell>
          <table:table-cell office:value-type="float" office:value="-2.4713" calcext:value-type="float">
            <text:p>-2.4713</text:p>
          </table:table-cell>
          <table:table-cell office:value-type="float" office:value="-2.4438" calcext:value-type="float">
            <text:p>-2.4438</text:p>
          </table:table-cell>
          <table:table-cell office:value-type="float" office:value="-2.4941" calcext:value-type="float">
            <text:p>-2.4941</text:p>
          </table:table-cell>
          <table:table-cell office:value-type="float" office:value="-1.3533" calcext:value-type="float">
            <text:p>-1.3533</text:p>
          </table:table-cell>
          <table:table-cell office:value-type="float" office:value="-0.8835" calcext:value-type="float">
            <text:p>-0.8835</text:p>
          </table:table-cell>
          <table:table-cell office:value-type="float" office:value="-0.9707" calcext:value-type="float">
            <text:p>-0.9707</text:p>
          </table:table-cell>
          <table:table-cell office:value-type="float" office:value="-0.0499" calcext:value-type="float">
            <text:p>-0.0499</text:p>
          </table:table-cell>
          <table:table-cell office:value-type="float" office:value="1.7649" calcext:value-type="float">
            <text:p>1.7649</text:p>
          </table:table-cell>
          <table:table-cell office:value-type="float" office:value="0.0868" calcext:value-type="float">
            <text:p>0.0868</text:p>
          </table:table-cell>
          <table:table-cell/>
          <table:table-cell table:formula="of:=[.F4]-[.B4]" office:value-type="float" office:value="0.0222000000000002" calcext:value-type="float">
            <text:p>0.0222</text:p>
          </table:table-cell>
          <table:table-cell table:formula="of:=[.G4]-[.C4]" office:value-type="float" office:value="0.0179" calcext:value-type="float">
            <text:p>0.0179</text:p>
          </table:table-cell>
          <table:table-cell table:formula="of:=[.H4]-[.D4]" office:value-type="float" office:value="-0.1496" calcext:value-type="float">
            <text:p>-0.1496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float" office:value="-2.1688" calcext:value-type="float">
            <text:p>-2.1688</text:p>
          </table:table-cell>
          <table:table-cell office:value-type="float" office:value="-2.2013" calcext:value-type="float">
            <text:p>-2.2013</text:p>
          </table:table-cell>
          <table:table-cell office:value-type="float" office:value="-0.8743" calcext:value-type="float">
            <text:p>-0.8743</text:p>
          </table:table-cell>
          <table:table-cell office:value-type="float" office:value="-2.169" calcext:value-type="float">
            <text:p>-2.169</text:p>
          </table:table-cell>
          <table:table-cell office:value-type="float" office:value="-2.1286" calcext:value-type="float">
            <text:p>-2.1286</text:p>
          </table:table-cell>
          <table:table-cell office:value-type="float" office:value="-2.1651" calcext:value-type="float">
            <text:p>-2.1651</text:p>
          </table:table-cell>
          <table:table-cell office:value-type="float" office:value="-1.0036" calcext:value-type="float">
            <text:p>-1.0036</text:p>
          </table:table-cell>
          <table:table-cell office:value-type="float" office:value="-0.9016" calcext:value-type="float">
            <text:p>-0.9016</text:p>
          </table:table-cell>
          <table:table-cell office:value-type="float" office:value="-0.9742" calcext:value-type="float">
            <text:p>-0.9742</text:p>
          </table:table-cell>
          <table:table-cell office:value-type="float" office:value="-0.0258" calcext:value-type="float">
            <text:p>-0.0258</text:p>
          </table:table-cell>
          <table:table-cell office:value-type="float" office:value="1.4257" calcext:value-type="float">
            <text:p>1.4257</text:p>
          </table:table-cell>
          <table:table-cell office:value-type="float" office:value="0.112" calcext:value-type="float">
            <text:p>0.112</text:p>
          </table:table-cell>
          <table:table-cell/>
          <table:table-cell table:formula="of:=[.F5]-[.B5]" office:value-type="float" office:value="0.0402" calcext:value-type="float">
            <text:p>0.0402</text:p>
          </table:table-cell>
          <table:table-cell table:formula="of:=[.G5]-[.C5]" office:value-type="float" office:value="0.0362" calcext:value-type="float">
            <text:p>0.0362</text:p>
          </table:table-cell>
          <table:table-cell table:formula="of:=[.H5]-[.D5]" office:value-type="float" office:value="-0.1293" calcext:value-type="float">
            <text:p>-0.1293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-1.9178" calcext:value-type="float">
            <text:p>-1.9178</text:p>
          </table:table-cell>
          <table:table-cell office:value-type="float" office:value="-1.9346" calcext:value-type="float">
            <text:p>-1.9346</text:p>
          </table:table-cell>
          <table:table-cell office:value-type="float" office:value="-0.6002" calcext:value-type="float">
            <text:p>-0.6002</text:p>
          </table:table-cell>
          <table:table-cell office:value-type="float" office:value="-1.9119" calcext:value-type="float">
            <text:p>-1.9119</text:p>
          </table:table-cell>
          <table:table-cell office:value-type="float" office:value="-1.8599" calcext:value-type="float">
            <text:p>-1.8599</text:p>
          </table:table-cell>
          <table:table-cell office:value-type="float" office:value="-1.8804" calcext:value-type="float">
            <text:p>-1.8804</text:p>
          </table:table-cell>
          <table:table-cell office:value-type="float" office:value="-0.7104" calcext:value-type="float">
            <text:p>-0.7104</text:p>
          </table:table-cell>
          <table:table-cell office:value-type="float" office:value="-0.9154" calcext:value-type="float">
            <text:p>-0.9154</text:p>
          </table:table-cell>
          <table:table-cell office:value-type="float" office:value="-0.9711" calcext:value-type="float">
            <text:p>-0.9711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1.1374" calcext:value-type="float">
            <text:p>1.1374</text:p>
          </table:table-cell>
          <table:table-cell office:value-type="float" office:value="0.1365" calcext:value-type="float">
            <text:p>0.1365</text:p>
          </table:table-cell>
          <table:table-cell/>
          <table:table-cell table:formula="of:=[.F6]-[.B6]" office:value-type="float" office:value="0.0578999999999998" calcext:value-type="float">
            <text:p>0.0579</text:p>
          </table:table-cell>
          <table:table-cell table:formula="of:=[.G6]-[.C6]" office:value-type="float" office:value="0.0542" calcext:value-type="float">
            <text:p>0.0542</text:p>
          </table:table-cell>
          <table:table-cell table:formula="of:=[.H6]-[.D6]" office:value-type="float" office:value="-0.1102" calcext:value-type="float">
            <text:p>-0.1102</text:p>
          </table:table-cell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-1.7371" calcext:value-type="float">
            <text:p>-1.7371</text:p>
          </table:table-cell>
          <table:table-cell office:value-type="float" office:value="-1.7218" calcext:value-type="float">
            <text:p>-1.7218</text:p>
          </table:table-cell>
          <table:table-cell office:value-type="float" office:value="-0.3915" calcext:value-type="float">
            <text:p>-0.3915</text:p>
          </table:table-cell>
          <table:table-cell office:value-type="float" office:value="-1.7184" calcext:value-type="float">
            <text:p>-1.7184</text:p>
          </table:table-cell>
          <table:table-cell office:value-type="float" office:value="-1.6602" calcext:value-type="float">
            <text:p>-1.6602</text:p>
          </table:table-cell>
          <table:table-cell office:value-type="float" office:value="-1.6482" calcext:value-type="float">
            <text:p>-1.6482</text:p>
          </table:table-cell>
          <table:table-cell office:value-type="float" office:value="-0.4817" calcext:value-type="float">
            <text:p>-0.4817</text:p>
          </table:table-cell>
          <table:table-cell office:value-type="float" office:value="-0.9408" calcext:value-type="float">
            <text:p>-0.9408</text:p>
          </table:table-cell>
          <table:table-cell office:value-type="float" office:value="-0.9623" calcext:value-type="float">
            <text:p>-0.9623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0.9063" calcext:value-type="float">
            <text:p>0.9063</text:p>
          </table:table-cell>
          <table:table-cell office:value-type="float" office:value="0.1631" calcext:value-type="float">
            <text:p>0.1631</text:p>
          </table:table-cell>
          <table:table-cell/>
          <table:table-cell table:formula="of:=[.F7]-[.B7]" office:value-type="float" office:value="0.0769000000000002" calcext:value-type="float">
            <text:p>0.0769</text:p>
          </table:table-cell>
          <table:table-cell table:formula="of:=[.G7]-[.C7]" office:value-type="float" office:value="0.0735999999999999" calcext:value-type="float">
            <text:p>0.0736</text:p>
          </table:table-cell>
          <table:table-cell table:formula="of:=[.H7]-[.D7]" office:value-type="float" office:value="-0.0902" calcext:value-type="float">
            <text:p>-0.0902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-1.6029" calcext:value-type="float">
            <text:p>-1.6029</text:p>
          </table:table-cell>
          <table:table-cell office:value-type="float" office:value="-1.5535" calcext:value-type="float">
            <text:p>-1.5535</text:p>
          </table:table-cell>
          <table:table-cell office:value-type="float" office:value="-0.2427" calcext:value-type="float">
            <text:p>-0.2427</text:p>
          </table:table-cell>
          <table:table-cell office:value-type="float" office:value="-1.5699" calcext:value-type="float">
            <text:p>-1.5699</text:p>
          </table:table-cell>
          <table:table-cell office:value-type="float" office:value="-1.5008" calcext:value-type="float">
            <text:p>-1.5008</text:p>
          </table:table-cell>
          <table:table-cell office:value-type="float" office:value="-1.454" calcext:value-type="float">
            <text:p>-1.454</text:p>
          </table:table-cell>
          <table:table-cell office:value-type="float" office:value="-0.3072" calcext:value-type="float">
            <text:p>-0.3072</text:p>
          </table:table-cell>
          <table:table-cell office:value-type="float" office:value="-0.9549" calcext:value-type="float">
            <text:p>-0.9549</text:p>
          </table:table-cell>
          <table:table-cell office:value-type="float" office:value="-0.9398" calcext:value-type="float">
            <text:p>-0.9398</text:p>
          </table:table-cell>
          <table:table-cell office:value-type="float" office:value="0" calcext:value-type="float">
            <text:p>0</text:p>
          </table:table-cell>
          <table:table-cell office:value-type="float" office:value="0.724" calcext:value-type="float">
            <text:p>0.724</text:p>
          </table:table-cell>
          <table:table-cell office:value-type="float" office:value="0.1981" calcext:value-type="float">
            <text:p>0.1981</text:p>
          </table:table-cell>
          <table:table-cell/>
          <table:table-cell table:formula="of:=[.F8]-[.B8]" office:value-type="float" office:value="0.1021" calcext:value-type="float">
            <text:p>0.1021</text:p>
          </table:table-cell>
          <table:table-cell table:formula="of:=[.G8]-[.C8]" office:value-type="float" office:value="0.0995000000000001" calcext:value-type="float">
            <text:p>0.0995</text:p>
          </table:table-cell>
          <table:table-cell table:formula="of:=[.H8]-[.D8]" office:value-type="float" office:value="-0.0645" calcext:value-type="float">
            <text:p>-0.0645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float" office:value="-1.5136" calcext:value-type="float">
            <text:p>-1.5136</text:p>
          </table:table-cell>
          <table:table-cell office:value-type="float" office:value="-1.4235" calcext:value-type="float">
            <text:p>-1.4235</text:p>
          </table:table-cell>
          <table:table-cell office:value-type="float" office:value="-0.1542" calcext:value-type="float">
            <text:p>-0.1542</text:p>
          </table:table-cell>
          <table:table-cell office:value-type="float" office:value="-1.4627" calcext:value-type="float">
            <text:p>-1.4627</text:p>
          </table:table-cell>
          <table:table-cell office:value-type="float" office:value="-1.3849" calcext:value-type="float">
            <text:p>-1.3849</text:p>
          </table:table-cell>
          <table:table-cell office:value-type="float" office:value="-1.2968" calcext:value-type="float">
            <text:p>-1.2968</text:p>
          </table:table-cell>
          <table:table-cell office:value-type="float" office:value="-0.1926" calcext:value-type="float">
            <text:p>-0.1926</text:p>
          </table:table-cell>
          <table:table-cell office:value-type="float" office:value="-0.9576" calcext:value-type="float">
            <text:p>-0.9576</text:p>
          </table:table-cell>
          <table:table-cell office:value-type="float" office:value="-0.899" calcext:value-type="float">
            <text:p>-0.899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0.5957" calcext:value-type="float">
            <text:p>0.5957</text:p>
          </table:table-cell>
          <table:table-cell office:value-type="float" office:value="0.2345" calcext:value-type="float">
            <text:p>0.2345</text:p>
          </table:table-cell>
          <table:table-cell/>
          <table:table-cell table:formula="of:=[.F9]-[.B9]" office:value-type="float" office:value="0.1287" calcext:value-type="float">
            <text:p>0.1287</text:p>
          </table:table-cell>
          <table:table-cell table:formula="of:=[.G9]-[.C9]" office:value-type="float" office:value="0.1267" calcext:value-type="float">
            <text:p>0.1267</text:p>
          </table:table-cell>
          <table:table-cell table:formula="of:=[.H9]-[.D9]" office:value-type="float" office:value="-0.0384" calcext:value-type="float">
            <text:p>-0.0384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float" office:value="-1.429" calcext:value-type="float">
            <text:p>-1.429</text:p>
          </table:table-cell>
          <table:table-cell office:value-type="float" office:value="-1.3033" calcext:value-type="float">
            <text:p>-1.3033</text:p>
          </table:table-cell>
          <table:table-cell office:value-type="float" office:value="-0.0838" calcext:value-type="float">
            <text:p>-0.0838</text:p>
          </table:table-cell>
          <table:table-cell office:value-type="float" office:value="-1.3618" calcext:value-type="float">
            <text:p>-1.3618</text:p>
          </table:table-cell>
          <table:table-cell office:value-type="float" office:value="-1.2804" calcext:value-type="float">
            <text:p>-1.2804</text:p>
          </table:table-cell>
          <table:table-cell office:value-type="float" office:value="-1.156" calcext:value-type="float">
            <text:p>-1.156</text:p>
          </table:table-cell>
          <table:table-cell office:value-type="float" office:value="-0.1037" calcext:value-type="float">
            <text:p>-0.1037</text:p>
          </table:table-cell>
          <table:table-cell office:value-type="float" office:value="-0.9536" calcext:value-type="float">
            <text:p>-0.9536</text:p>
          </table:table-cell>
          <table:table-cell office:value-type="float" office:value="-0.8564" calcext:value-type="float">
            <text:p>-0.8564</text:p>
          </table:table-cell>
          <table:table-cell office:value-type="float" office:value="-0.0222" calcext:value-type="float">
            <text:p>-0.0222</text:p>
          </table:table-cell>
          <table:table-cell office:value-type="float" office:value="0.4876" calcext:value-type="float">
            <text:p>0.4876</text:p>
          </table:table-cell>
          <table:table-cell office:value-type="float" office:value="0.2618" calcext:value-type="float">
            <text:p>0.2618</text:p>
          </table:table-cell>
          <table:table-cell/>
          <table:table-cell table:formula="of:=[.F10]-[.B10]" office:value-type="float" office:value="0.1486" calcext:value-type="float">
            <text:p>0.1486</text:p>
          </table:table-cell>
          <table:table-cell table:formula="of:=[.G10]-[.C10]" office:value-type="float" office:value="0.1473" calcext:value-type="float">
            <text:p>0.1473</text:p>
          </table:table-cell>
          <table:table-cell table:formula="of:=[.H10]-[.D10]" office:value-type="float" office:value="-0.0199" calcext:value-type="float">
            <text:p>-0.0199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float" office:value="-1.3513" calcext:value-type="float">
            <text:p>-1.3513</text:p>
          </table:table-cell>
          <table:table-cell office:value-type="float" office:value="-1.19" calcext:value-type="float">
            <text:p>-1.19</text:p>
          </table:table-cell>
          <table:table-cell office:value-type="float" office:value="-0.0373" calcext:value-type="float">
            <text:p>-0.0373</text:p>
          </table:table-cell>
          <table:table-cell office:value-type="float" office:value="-1.2669" calcext:value-type="float">
            <text:p>-1.2669</text:p>
          </table:table-cell>
          <table:table-cell office:value-type="float" office:value="-1.1913" calcext:value-type="float">
            <text:p>-1.1913</text:p>
          </table:table-cell>
          <table:table-cell office:value-type="float" office:value="-1.0304" calcext:value-type="float">
            <text:p>-1.0304</text:p>
          </table:table-cell>
          <table:table-cell office:value-type="float" office:value="-0.0483" calcext:value-type="float">
            <text:p>-0.0483</text:p>
          </table:table-cell>
          <table:table-cell office:value-type="float" office:value="-0.939" calcext:value-type="float">
            <text:p>-0.939</text:p>
          </table:table-cell>
          <table:table-cell office:value-type="float" office:value="-0.8027" calcext:value-type="float">
            <text:p>-0.8027</text:p>
          </table:table-cell>
          <table:table-cell office:value-type="float" office:value="-0.05" calcext:value-type="float">
            <text:p>-0.05</text:p>
          </table:table-cell>
          <table:table-cell office:value-type="float" office:value="0.4081" calcext:value-type="float">
            <text:p>0.4081</text:p>
          </table:table-cell>
          <table:table-cell office:value-type="float" office:value="0.2772" calcext:value-type="float">
            <text:p>0.2772</text:p>
          </table:table-cell>
          <table:table-cell/>
          <table:table-cell table:formula="of:=[.F11]-[.B11]" office:value-type="float" office:value="0.16" calcext:value-type="float">
            <text:p>0.16</text:p>
          </table:table-cell>
          <table:table-cell table:formula="of:=[.G11]-[.C11]" office:value-type="float" office:value="0.1596" calcext:value-type="float">
            <text:p>0.1596</text:p>
          </table:table-cell>
          <table:table-cell table:formula="of:=[.H11]-[.D11]" office:value-type="float" office:value="-0.011" calcext:value-type="float">
            <text:p>-0.011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float" office:value="-1.2842" calcext:value-type="float">
            <text:p>-1.2842</text:p>
          </table:table-cell>
          <table:table-cell office:value-type="float" office:value="-1.098" calcext:value-type="float">
            <text:p>-1.098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-1.1874" calcext:value-type="float">
            <text:p>-1.1874</text:p>
          </table:table-cell>
          <table:table-cell office:value-type="float" office:value="-1.1159" calcext:value-type="float">
            <text:p>-1.1159</text:p>
          </table:table-cell>
          <table:table-cell office:value-type="float" office:value="-0.9294" calcext:value-type="float">
            <text:p>-0.9294</text:p>
          </table:table-cell>
          <table:table-cell office:value-type="float" office:value="-0.0073" calcext:value-type="float">
            <text:p>-0.0073</text:p>
          </table:table-cell>
          <table:table-cell office:value-type="float" office:value="-0.9267" calcext:value-type="float">
            <text:p>-0.9267</text:p>
          </table:table-cell>
          <table:table-cell office:value-type="float" office:value="-0.7627" calcext:value-type="float">
            <text:p>-0.7627</text:p>
          </table:table-cell>
          <table:table-cell office:value-type="float" office:value="-0.0811" calcext:value-type="float">
            <text:p>-0.0811</text:p>
          </table:table-cell>
          <table:table-cell office:value-type="float" office:value="0.3413" calcext:value-type="float">
            <text:p>0.3413</text:p>
          </table:table-cell>
          <table:table-cell office:value-type="float" office:value="0.2884" calcext:value-type="float">
            <text:p>0.2884</text:p>
          </table:table-cell>
          <table:table-cell/>
          <table:table-cell table:formula="of:=[.F12]-[.B12]" office:value-type="float" office:value="0.1683" calcext:value-type="float">
            <text:p>0.1683</text:p>
          </table:table-cell>
          <table:table-cell table:formula="of:=[.G12]-[.C12]" office:value-type="float" office:value="0.1686" calcext:value-type="float">
            <text:p>0.1686</text:p>
          </table:table-cell>
          <table:table-cell table:formula="of:=[.H12]-[.D12]" office:value-type="float" office:value="-0.0051" calcext:value-type="float">
            <text:p>-0.0051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float" office:value="-1.2414" calcext:value-type="float">
            <text:p>-1.2414</text:p>
          </table:table-cell>
          <table:table-cell office:value-type="float" office:value="-1.0342" calcext:value-type="float">
            <text:p>-1.0342</text:p>
          </table:table-cell>
          <table:table-cell office:value-type="float" office:value="-0.0069" calcext:value-type="float">
            <text:p>-0.0069</text:p>
          </table:table-cell>
          <table:table-cell office:value-type="float" office:value="-1.1338" calcext:value-type="float">
            <text:p>-1.1338</text:p>
          </table:table-cell>
          <table:table-cell office:value-type="float" office:value="-1.0583" calcext:value-type="float">
            <text:p>-1.0583</text:p>
          </table:table-cell>
          <table:table-cell office:value-type="float" office:value="-0.8502" calcext:value-type="float">
            <text:p>-0.8502</text:p>
          </table:table-cell>
          <table:table-cell office:value-type="float" office:value="0.0005" calcext:value-type="float">
            <text:p>0.0005</text:p>
          </table:table-cell>
          <table:table-cell office:value-type="float" office:value="-0.9041" calcext:value-type="float">
            <text:p>-0.9041</text:p>
          </table:table-cell>
          <table:table-cell office:value-type="float" office:value="-0.7159" calcext:value-type="float">
            <text:p>-0.7159</text:p>
          </table:table-cell>
          <table:table-cell office:value-type="float" office:value="-0.1201" calcext:value-type="float">
            <text:p>-0.1201</text:p>
          </table:table-cell>
          <table:table-cell office:value-type="float" office:value="0.3" calcext:value-type="float">
            <text:p>0.3</text:p>
          </table:table-cell>
          <table:table-cell office:value-type="float" office:value="0.308" calcext:value-type="float">
            <text:p>0.308</text:p>
          </table:table-cell>
          <table:table-cell/>
          <table:table-cell table:formula="of:=[.F13]-[.B13]" office:value-type="float" office:value="0.1831" calcext:value-type="float">
            <text:p>0.1831</text:p>
          </table:table-cell>
          <table:table-cell table:formula="of:=[.G13]-[.C13]" office:value-type="float" office:value="0.184" calcext:value-type="float">
            <text:p>0.184</text:p>
          </table:table-cell>
          <table:table-cell table:formula="of:=[.H13]-[.D13]" office:value-type="float" office:value="0.0074" calcext:value-type="float">
            <text:p>0.0074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-1.201" calcext:value-type="float">
            <text:p>-1.201</text:p>
          </table:table-cell>
          <table:table-cell office:value-type="float" office:value="-0.9794" calcext:value-type="float">
            <text:p>-0.9794</text:p>
          </table:table-cell>
          <table:table-cell office:value-type="float" office:value="-0.0278" calcext:value-type="float">
            <text:p>-0.0278</text:p>
          </table:table-cell>
          <table:table-cell office:value-type="float" office:value="-1.086" calcext:value-type="float">
            <text:p>-1.086</text:p>
          </table:table-cell>
          <table:table-cell office:value-type="float" office:value="-0.9991" calcext:value-type="float">
            <text:p>-0.9991</text:p>
          </table:table-cell>
          <table:table-cell office:value-type="float" office:value="-0.7758" calcext:value-type="float">
            <text:p>-0.7758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-0.8734" calcext:value-type="float">
            <text:p>-0.8734</text:p>
          </table:table-cell>
          <table:table-cell office:value-type="float" office:value="-0.6675" calcext:value-type="float">
            <text:p>-0.6675</text:p>
          </table:table-cell>
          <table:table-cell office:value-type="float" office:value="-0.1667" calcext:value-type="float">
            <text:p>-0.1667</text:p>
          </table:table-cell>
          <table:table-cell office:value-type="float" office:value="0.2629" calcext:value-type="float">
            <text:p>0.2629</text:p>
          </table:table-cell>
          <table:table-cell office:value-type="float" office:value="0.3332" calcext:value-type="float">
            <text:p>0.3332</text:p>
          </table:table-cell>
          <table:table-cell/>
          <table:table-cell table:formula="of:=[.F14]-[.B14]" office:value-type="float" office:value="0.2019" calcext:value-type="float">
            <text:p>0.2019</text:p>
          </table:table-cell>
          <table:table-cell table:formula="of:=[.G14]-[.C14]" office:value-type="float" office:value="0.2036" calcext:value-type="float">
            <text:p>0.2036</text:p>
          </table:table-cell>
          <table:table-cell table:formula="of:=[.H14]-[.D14]" office:value-type="float" office:value="0.0215" calcext:value-type="float">
            <text:p>0.0215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float" office:value="-1.1606" calcext:value-type="float">
            <text:p>-1.1606</text:p>
          </table:table-cell>
          <table:table-cell office:value-type="float" office:value="-0.9319" calcext:value-type="float">
            <text:p>-0.9319</text:p>
          </table:table-cell>
          <table:table-cell office:value-type="float" office:value="-0.0782" calcext:value-type="float">
            <text:p>-0.0782</text:p>
          </table:table-cell>
          <table:table-cell office:value-type="float" office:value="-1.0418" calcext:value-type="float">
            <text:p>-1.0418</text:p>
          </table:table-cell>
          <table:table-cell office:value-type="float" office:value="-0.9467" calcext:value-type="float">
            <text:p>-0.9467</text:p>
          </table:table-cell>
          <table:table-cell office:value-type="float" office:value="-0.7156" calcext:value-type="float">
            <text:p>-0.7156</text:p>
          </table:table-cell>
          <table:table-cell office:value-type="float" office:value="-0.0498" calcext:value-type="float">
            <text:p>-0.0498</text:p>
          </table:table-cell>
          <table:table-cell office:value-type="float" office:value="-0.8335" calcext:value-type="float">
            <text:p>-0.8335</text:p>
          </table:table-cell>
          <table:table-cell office:value-type="float" office:value="-0.6174" calcext:value-type="float">
            <text:p>-0.6174</text:p>
          </table:table-cell>
          <table:table-cell office:value-type="float" office:value="-0.2398" calcext:value-type="float">
            <text:p>-0.2398</text:p>
          </table:table-cell>
          <table:table-cell office:value-type="float" office:value="0.2438" calcext:value-type="float">
            <text:p>0.2438</text:p>
          </table:table-cell>
          <table:table-cell office:value-type="float" office:value="0.3486" calcext:value-type="float">
            <text:p>0.3486</text:p>
          </table:table-cell>
          <table:table-cell/>
          <table:table-cell table:formula="of:=[.F15]-[.B15]" office:value-type="float" office:value="0.2139" calcext:value-type="float">
            <text:p>0.2139</text:p>
          </table:table-cell>
          <table:table-cell table:formula="of:=[.G15]-[.C15]" office:value-type="float" office:value="0.2163" calcext:value-type="float">
            <text:p>0.2163</text:p>
          </table:table-cell>
          <table:table-cell table:formula="of:=[.H15]-[.D15]" office:value-type="float" office:value="0.0284" calcext:value-type="float">
            <text:p>0.0284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-1.0974" calcext:value-type="float">
            <text:p>-1.0974</text:p>
          </table:table-cell>
          <table:table-cell office:value-type="float" office:value="-0.8632" calcext:value-type="float">
            <text:p>-0.8632</text:p>
          </table:table-cell>
          <table:table-cell office:value-type="float" office:value="-0.1217" calcext:value-type="float">
            <text:p>-0.1217</text:p>
          </table:table-cell>
          <table:table-cell office:value-type="float" office:value="-0.9757" calcext:value-type="float">
            <text:p>-0.9757</text:p>
          </table:table-cell>
          <table:table-cell office:value-type="float" office:value="-0.8814" calcext:value-type="float">
            <text:p>-0.8814</text:p>
          </table:table-cell>
          <table:table-cell office:value-type="float" office:value="-0.6439" calcext:value-type="float">
            <text:p>-0.6439</text:p>
          </table:table-cell>
          <table:table-cell office:value-type="float" office:value="-0.0963" calcext:value-type="float">
            <text:p>-0.0963</text:p>
          </table:table-cell>
          <table:table-cell office:value-type="float" office:value="-0.7801" calcext:value-type="float">
            <text:p>-0.7801</text:p>
          </table:table-cell>
          <table:table-cell office:value-type="float" office:value="-0.5543" calcext:value-type="float">
            <text:p>-0.5543</text:p>
          </table:table-cell>
          <table:table-cell office:value-type="float" office:value="-0.3146" calcext:value-type="float">
            <text:p>-0.3146</text:p>
          </table:table-cell>
          <table:table-cell office:value-type="float" office:value="0.2279" calcext:value-type="float">
            <text:p>0.2279</text:p>
          </table:table-cell>
          <table:table-cell office:value-type="float" office:value="0.35" calcext:value-type="float">
            <text:p>0.35</text:p>
          </table:table-cell>
          <table:table-cell/>
          <table:table-cell table:formula="of:=[.F16]-[.B16]" office:value-type="float" office:value="0.216" calcext:value-type="float">
            <text:p>0.216</text:p>
          </table:table-cell>
          <table:table-cell table:formula="of:=[.G16]-[.C16]" office:value-type="float" office:value="0.2193" calcext:value-type="float">
            <text:p>0.2193</text:p>
          </table:table-cell>
          <table:table-cell table:formula="of:=[.H16]-[.D16]" office:value-type="float" office:value="0.0254" calcext:value-type="float">
            <text:p>0.0254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float" office:value="-1.0062" calcext:value-type="float">
            <text:p>-1.0062</text:p>
          </table:table-cell>
          <table:table-cell office:value-type="float" office:value="-0.7734" calcext:value-type="float">
            <text:p>-0.7734</text:p>
          </table:table-cell>
          <table:table-cell office:value-type="float" office:value="-0.154" calcext:value-type="float">
            <text:p>-0.154</text:p>
          </table:table-cell>
          <table:table-cell office:value-type="float" office:value="-0.8853" calcext:value-type="float">
            <text:p>-0.8853</text:p>
          </table:table-cell>
          <table:table-cell office:value-type="float" office:value="-0.8058" calcext:value-type="float">
            <text:p>-0.8058</text:p>
          </table:table-cell>
          <table:table-cell office:value-type="float" office:value="-0.5686" calcext:value-type="float">
            <text:p>-0.5686</text:p>
          </table:table-cell>
          <table:table-cell office:value-type="float" office:value="-0.1492" calcext:value-type="float">
            <text:p>-0.1492</text:p>
          </table:table-cell>
          <table:table-cell office:value-type="float" office:value="-0.7211" calcext:value-type="float">
            <text:p>-0.7211</text:p>
          </table:table-cell>
          <table:table-cell office:value-type="float" office:value="-0.4924" calcext:value-type="float">
            <text:p>-0.4924</text:p>
          </table:table-cell>
          <table:table-cell office:value-type="float" office:value="-0.4012" calcext:value-type="float">
            <text:p>-0.4012</text:p>
          </table:table-cell>
          <table:table-cell office:value-type="float" office:value="0.2131" calcext:value-type="float">
            <text:p>0.2131</text:p>
          </table:table-cell>
          <table:table-cell office:value-type="float" office:value="0.3269" calcext:value-type="float">
            <text:p>0.3269</text:p>
          </table:table-cell>
          <table:table-cell/>
          <table:table-cell table:formula="of:=[.F17]-[.B17]" office:value-type="float" office:value="0.2004" calcext:value-type="float">
            <text:p>0.2004</text:p>
          </table:table-cell>
          <table:table-cell table:formula="of:=[.G17]-[.C17]" office:value-type="float" office:value="0.2048" calcext:value-type="float">
            <text:p>0.2048</text:p>
          </table:table-cell>
          <table:table-cell table:formula="of:=[.H17]-[.D17]" office:value-type="float" office:value="0.0048" calcext:value-type="float">
            <text:p>0.0048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-0.92" calcext:value-type="float">
            <text:p>-0.92</text:p>
          </table:table-cell>
          <table:table-cell office:value-type="float" office:value="-0.6928" calcext:value-type="float">
            <text:p>-0.6928</text:p>
          </table:table-cell>
          <table:table-cell office:value-type="float" office:value="-0.2164" calcext:value-type="float">
            <text:p>-0.2164</text:p>
          </table:table-cell>
          <table:table-cell office:value-type="float" office:value="-0.802" calcext:value-type="float">
            <text:p>-0.802</text:p>
          </table:table-cell>
          <table:table-cell office:value-type="float" office:value="-0.7379" calcext:value-type="float">
            <text:p>-0.7379</text:p>
          </table:table-cell>
          <table:table-cell office:value-type="float" office:value="-0.5056" calcext:value-type="float">
            <text:p>-0.5056</text:p>
          </table:table-cell>
          <table:table-cell office:value-type="float" office:value="-0.2357" calcext:value-type="float">
            <text:p>-0.2357</text:p>
          </table:table-cell>
          <table:table-cell office:value-type="float" office:value="-0.6643" calcext:value-type="float">
            <text:p>-0.6643</text:p>
          </table:table-cell>
          <table:table-cell office:value-type="float" office:value="-0.4374" calcext:value-type="float">
            <text:p>-0.4374</text:p>
          </table:table-cell>
          <table:table-cell office:value-type="float" office:value="-0.5169" calcext:value-type="float">
            <text:p>-0.5169</text:p>
          </table:table-cell>
          <table:table-cell office:value-type="float" office:value="0.2046" calcext:value-type="float">
            <text:p>0.2046</text:p>
          </table:table-cell>
          <table:table-cell office:value-type="float" office:value="0.2996" calcext:value-type="float">
            <text:p>0.2996</text:p>
          </table:table-cell>
          <table:table-cell/>
          <table:table-cell table:formula="of:=[.F18]-[.B18]" office:value-type="float" office:value="0.1821" calcext:value-type="float">
            <text:p>0.1821</text:p>
          </table:table-cell>
          <table:table-cell table:formula="of:=[.G18]-[.C18]" office:value-type="float" office:value="0.1872" calcext:value-type="float">
            <text:p>0.1872</text:p>
          </table:table-cell>
          <table:table-cell table:formula="of:=[.H18]-[.D18]" office:value-type="float" office:value="-0.0193" calcext:value-type="float">
            <text:p>-0.0193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float" office:value="-0.8475" calcext:value-type="float">
            <text:p>-0.8475</text:p>
          </table:table-cell>
          <table:table-cell office:value-type="float" office:value="-0.6301" calcext:value-type="float">
            <text:p>-0.6301</text:p>
          </table:table-cell>
          <table:table-cell office:value-type="float" office:value="-0.3185" calcext:value-type="float">
            <text:p>-0.3185</text:p>
          </table:table-cell>
          <table:table-cell office:value-type="float" office:value="-0.7346" calcext:value-type="float">
            <text:p>-0.7346</text:p>
          </table:table-cell>
          <table:table-cell office:value-type="float" office:value="-0.6751" calcext:value-type="float">
            <text:p>-0.6751</text:p>
          </table:table-cell>
          <table:table-cell office:value-type="float" office:value="-0.452" calcext:value-type="float">
            <text:p>-0.452</text:p>
          </table:table-cell>
          <table:table-cell office:value-type="float" office:value="-0.3531" calcext:value-type="float">
            <text:p>-0.3531</text:p>
          </table:table-cell>
          <table:table-cell office:value-type="float" office:value="-0.6122" calcext:value-type="float">
            <text:p>-0.6122</text:p>
          </table:table-cell>
          <table:table-cell office:value-type="float" office:value="-0.3925" calcext:value-type="float">
            <text:p>-0.3925</text:p>
          </table:table-cell>
          <table:table-cell office:value-type="float" office:value="-0.6627" calcext:value-type="float">
            <text:p>-0.6627</text:p>
          </table:table-cell>
          <table:table-cell office:value-type="float" office:value="0.1929" calcext:value-type="float">
            <text:p>0.1929</text:p>
          </table:table-cell>
          <table:table-cell office:value-type="float" office:value="0.2842" calcext:value-type="float">
            <text:p>0.2842</text:p>
          </table:table-cell>
          <table:table-cell/>
          <table:table-cell table:formula="of:=[.F19]-[.B19]" office:value-type="float" office:value="0.1724" calcext:value-type="float">
            <text:p>0.1724</text:p>
          </table:table-cell>
          <table:table-cell table:formula="of:=[.G19]-[.C19]" office:value-type="float" office:value="0.1781" calcext:value-type="float">
            <text:p>0.1781</text:p>
          </table:table-cell>
          <table:table-cell table:formula="of:=[.H19]-[.D19]" office:value-type="float" office:value="-0.0346" calcext:value-type="float">
            <text:p>-0.0346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-0.7803" calcext:value-type="float">
            <text:p>-0.7803</text:p>
          </table:table-cell>
          <table:table-cell office:value-type="float" office:value="-0.5747" calcext:value-type="float">
            <text:p>-0.5747</text:p>
          </table:table-cell>
          <table:table-cell office:value-type="float" office:value="-0.4446" calcext:value-type="float">
            <text:p>-0.4446</text:p>
          </table:table-cell>
          <table:table-cell office:value-type="float" office:value="-0.6736" calcext:value-type="float">
            <text:p>-0.6736</text:p>
          </table:table-cell>
          <table:table-cell office:value-type="float" office:value="-0.61" calcext:value-type="float">
            <text:p>-0.61</text:p>
          </table:table-cell>
          <table:table-cell office:value-type="float" office:value="-0.3981" calcext:value-type="float">
            <text:p>-0.3981</text:p>
          </table:table-cell>
          <table:table-cell office:value-type="float" office:value="-0.4863" calcext:value-type="float">
            <text:p>-0.4863</text:p>
          </table:table-cell>
          <table:table-cell office:value-type="float" office:value="-0.5515" calcext:value-type="float">
            <text:p>-0.5515</text:p>
          </table:table-cell>
          <table:table-cell office:value-type="float" office:value="-0.3405" calcext:value-type="float">
            <text:p>-0.3405</text:p>
          </table:table-cell>
          <table:table-cell office:value-type="float" office:value="-0.8166" calcext:value-type="float">
            <text:p>-0.8166</text:p>
          </table:table-cell>
          <table:table-cell office:value-type="float" office:value="0.1834" calcext:value-type="float">
            <text:p>0.1834</text:p>
          </table:table-cell>
          <table:table-cell office:value-type="float" office:value="0.2786" calcext:value-type="float">
            <text:p>0.2786</text:p>
          </table:table-cell>
          <table:table-cell/>
          <table:table-cell table:formula="of:=[.F20]-[.B20]" office:value-type="float" office:value="0.1703" calcext:value-type="float">
            <text:p>0.1703</text:p>
          </table:table-cell>
          <table:table-cell table:formula="of:=[.G20]-[.C20]" office:value-type="float" office:value="0.1766" calcext:value-type="float">
            <text:p>0.1766</text:p>
          </table:table-cell>
          <table:table-cell table:formula="of:=[.H20]-[.D20]" office:value-type="float" office:value="-0.0417" calcext:value-type="float">
            <text:p>-0.0417</text:p>
          </table:table-cell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float" office:value="-0.7166" calcext:value-type="float">
            <text:p>-0.7166</text:p>
          </table:table-cell>
          <table:table-cell office:value-type="float" office:value="-0.5235" calcext:value-type="float">
            <text:p>-0.5235</text:p>
          </table:table-cell>
          <table:table-cell office:value-type="float" office:value="-0.5777" calcext:value-type="float">
            <text:p>-0.5777</text:p>
          </table:table-cell>
          <table:table-cell office:value-type="float" office:value="-0.6163" calcext:value-type="float">
            <text:p>-0.6163</text:p>
          </table:table-cell>
          <table:table-cell office:value-type="float" office:value="-0.5449" calcext:value-type="float">
            <text:p>-0.5449</text:p>
          </table:table-cell>
          <table:table-cell office:value-type="float" office:value="-0.3447" calcext:value-type="float">
            <text:p>-0.3447</text:p>
          </table:table-cell>
          <table:table-cell office:value-type="float" office:value="-0.6226" calcext:value-type="float">
            <text:p>-0.6226</text:p>
          </table:table-cell>
          <table:table-cell office:value-type="float" office:value="-0.4871" calcext:value-type="float">
            <text:p>-0.4871</text:p>
          </table:table-cell>
          <table:table-cell office:value-type="float" office:value="-0.285" calcext:value-type="float">
            <text:p>-0.285</text:p>
          </table:table-cell>
          <table:table-cell office:value-type="float" office:value="-0.9683" calcext:value-type="float">
            <text:p>-0.9683</text:p>
          </table:table-cell>
          <table:table-cell office:value-type="float" office:value="0.1749" calcext:value-type="float">
            <text:p>0.1749</text:p>
          </table:table-cell>
          <table:table-cell office:value-type="float" office:value="0.2772" calcext:value-type="float">
            <text:p>0.2772</text:p>
          </table:table-cell>
          <table:table-cell/>
          <table:table-cell table:formula="of:=[.F21]-[.B21]" office:value-type="float" office:value="0.1717" calcext:value-type="float">
            <text:p>0.1717</text:p>
          </table:table-cell>
          <table:table-cell table:formula="of:=[.G21]-[.C21]" office:value-type="float" office:value="0.1788" calcext:value-type="float">
            <text:p>0.1788</text:p>
          </table:table-cell>
          <table:table-cell table:formula="of:=[.H21]-[.D21]" office:value-type="float" office:value="-0.0449" calcext:value-type="float">
            <text:p>-0.0449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float" office:value="-0.6535" calcext:value-type="float">
            <text:p>-0.6535</text:p>
          </table:table-cell>
          <table:table-cell office:value-type="float" office:value="-0.4738" calcext:value-type="float">
            <text:p>-0.4738</text:p>
          </table:table-cell>
          <table:table-cell office:value-type="float" office:value="-0.7189" calcext:value-type="float">
            <text:p>-0.7189</text:p>
          </table:table-cell>
          <table:table-cell office:value-type="float" office:value="-0.56" calcext:value-type="float">
            <text:p>-0.56</text:p>
          </table:table-cell>
          <table:table-cell office:value-type="float" office:value="-0.4854" calcext:value-type="float">
            <text:p>-0.4854</text:p>
          </table:table-cell>
          <table:table-cell office:value-type="float" office:value="-0.2982" calcext:value-type="float">
            <text:p>-0.2982</text:p>
          </table:table-cell>
          <table:table-cell office:value-type="float" office:value="-0.7716" calcext:value-type="float">
            <text:p>-0.7716</text:p>
          </table:table-cell>
          <table:table-cell office:value-type="float" office:value="-0.4289" calcext:value-type="float">
            <text:p>-0.4289</text:p>
          </table:table-cell>
          <table:table-cell office:value-type="float" office:value="-0.2378" calcext:value-type="float">
            <text:p>-0.2378</text:p>
          </table:table-cell>
          <table:table-cell office:value-type="float" office:value="-1.1321" calcext:value-type="float">
            <text:p>-1.1321</text:p>
          </table:table-cell>
          <table:table-cell office:value-type="float" office:value="0.1675" calcext:value-type="float">
            <text:p>0.1675</text:p>
          </table:table-cell>
          <table:table-cell office:value-type="float" office:value="0.2688" calcext:value-type="float">
            <text:p>0.2688</text:p>
          </table:table-cell>
          <table:table-cell/>
          <table:table-cell table:formula="of:=[.F22]-[.B22]" office:value-type="float" office:value="0.1681" calcext:value-type="float">
            <text:p>0.1681</text:p>
          </table:table-cell>
          <table:table-cell table:formula="of:=[.G22]-[.C22]" office:value-type="float" office:value="0.1756" calcext:value-type="float">
            <text:p>0.1756</text:p>
          </table:table-cell>
          <table:table-cell table:formula="of:=[.H22]-[.D22]" office:value-type="float" office:value="-0.0527" calcext:value-type="float">
            <text:p>-0.0527</text:p>
          </table:table-cell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float" office:value="-0.573" calcext:value-type="float">
            <text:p>-0.573</text:p>
          </table:table-cell>
          <table:table-cell office:value-type="float" office:value="-0.4078" calcext:value-type="float">
            <text:p>-0.4078</text:p>
          </table:table-cell>
          <table:table-cell office:value-type="float" office:value="-0.8439" calcext:value-type="float">
            <text:p>-0.8439</text:p>
          </table:table-cell>
          <table:table-cell office:value-type="float" office:value="-0.4867" calcext:value-type="float">
            <text:p>-0.4867</text:p>
          </table:table-cell>
          <table:table-cell office:value-type="float" office:value="-0.4165" calcext:value-type="float">
            <text:p>-0.4165</text:p>
          </table:table-cell>
          <table:table-cell office:value-type="float" office:value="-0.2433" calcext:value-type="float">
            <text:p>-0.2433</text:p>
          </table:table-cell>
          <table:table-cell office:value-type="float" office:value="-0.9124" calcext:value-type="float">
            <text:p>-0.9124</text:p>
          </table:table-cell>
          <table:table-cell office:value-type="float" office:value="-0.3618" calcext:value-type="float">
            <text:p>-0.3618</text:p>
          </table:table-cell>
          <table:table-cell office:value-type="float" office:value="-0.1821" calcext:value-type="float">
            <text:p>-0.1821</text:p>
          </table:table-cell>
          <table:table-cell office:value-type="float" office:value="-1.2892" calcext:value-type="float">
            <text:p>-1.2892</text:p>
          </table:table-cell>
          <table:table-cell office:value-type="float" office:value="0.1601" calcext:value-type="float">
            <text:p>0.1601</text:p>
          </table:table-cell>
          <table:table-cell office:value-type="float" office:value="0.2485" calcext:value-type="float">
            <text:p>0.2485</text:p>
          </table:table-cell>
          <table:table-cell/>
          <table:table-cell table:formula="of:=[.F23]-[.B23]" office:value-type="float" office:value="0.1565" calcext:value-type="float">
            <text:p>0.1565</text:p>
          </table:table-cell>
          <table:table-cell table:formula="of:=[.G23]-[.C23]" office:value-type="float" office:value="0.1645" calcext:value-type="float">
            <text:p>0.1645</text:p>
          </table:table-cell>
          <table:table-cell table:formula="of:=[.H23]-[.D23]" office:value-type="float" office:value="-0.0685" calcext:value-type="float">
            <text:p>-0.0685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-0.4837" calcext:value-type="float">
            <text:p>-0.4837</text:p>
          </table:table-cell>
          <table:table-cell office:value-type="float" office:value="-0.3337" calcext:value-type="float">
            <text:p>-0.3337</text:p>
          </table:table-cell>
          <table:table-cell office:value-type="float" office:value="-0.9644" calcext:value-type="float">
            <text:p>-0.9644</text:p>
          </table:table-cell>
          <table:table-cell office:value-type="float" office:value="-0.4049" calcext:value-type="float">
            <text:p>-0.4049</text:p>
          </table:table-cell>
          <table:table-cell office:value-type="float" office:value="-0.3527" calcext:value-type="float">
            <text:p>-0.3527</text:p>
          </table:table-cell>
          <table:table-cell office:value-type="float" office:value="-0.1945" calcext:value-type="float">
            <text:p>-0.1945</text:p>
          </table:table-cell>
          <table:table-cell office:value-type="float" office:value="-1.0624" calcext:value-type="float">
            <text:p>-1.0624</text:p>
          </table:table-cell>
          <table:table-cell office:value-type="float" office:value="-0.304" calcext:value-type="float">
            <text:p>-0.304</text:p>
          </table:table-cell>
          <table:table-cell office:value-type="float" office:value="-0.1384" calcext:value-type="float">
            <text:p>-0.1384</text:p>
          </table:table-cell>
          <table:table-cell office:value-type="float" office:value="-1.4586" calcext:value-type="float">
            <text:p>-1.4586</text:p>
          </table:table-cell>
          <table:table-cell office:value-type="float" office:value="0.1537" calcext:value-type="float">
            <text:p>0.1537</text:p>
          </table:table-cell>
          <table:table-cell office:value-type="float" office:value="0.2093" calcext:value-type="float">
            <text:p>0.2093</text:p>
          </table:table-cell>
          <table:table-cell/>
          <table:table-cell table:formula="of:=[.F24]-[.B24]" office:value-type="float" office:value="0.131" calcext:value-type="float">
            <text:p>0.131</text:p>
          </table:table-cell>
          <table:table-cell table:formula="of:=[.G24]-[.C24]" office:value-type="float" office:value="0.1392" calcext:value-type="float">
            <text:p>0.1392</text:p>
          </table:table-cell>
          <table:table-cell table:formula="of:=[.H24]-[.D24]" office:value-type="float" office:value="-0.098" calcext:value-type="float">
            <text:p>-0.098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float" office:value="-0.3929" calcext:value-type="float">
            <text:p>-0.3929</text:p>
          </table:table-cell>
          <table:table-cell office:value-type="float" office:value="-0.2569" calcext:value-type="float">
            <text:p>-0.2569</text:p>
          </table:table-cell>
          <table:table-cell office:value-type="float" office:value="-1.1092" calcext:value-type="float">
            <text:p>-1.1092</text:p>
          </table:table-cell>
          <table:table-cell office:value-type="float" office:value="-0.3208" calcext:value-type="float">
            <text:p>-0.3208</text:p>
          </table:table-cell>
          <table:table-cell office:value-type="float" office:value="-0.2907" calcext:value-type="float">
            <text:p>-0.2907</text:p>
          </table:table-cell>
          <table:table-cell office:value-type="float" office:value="-0.1467" calcext:value-type="float">
            <text:p>-0.1467</text:p>
          </table:table-cell>
          <table:table-cell office:value-type="float" office:value="-1.2399" calcext:value-type="float">
            <text:p>-1.2399</text:p>
          </table:table-cell>
          <table:table-cell office:value-type="float" office:value="-0.2499" calcext:value-type="float">
            <text:p>-0.2499</text:p>
          </table:table-cell>
          <table:table-cell office:value-type="float" office:value="-0.098" calcext:value-type="float">
            <text:p>-0.098</text:p>
          </table:table-cell>
          <table:table-cell office:value-type="float" office:value="-1.6574" calcext:value-type="float">
            <text:p>-1.6574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1652" calcext:value-type="float">
            <text:p>0.1652</text:p>
          </table:table-cell>
          <table:table-cell/>
          <table:table-cell table:formula="of:=[.F25]-[.B25]" office:value-type="float" office:value="0.1022" calcext:value-type="float">
            <text:p>0.1022</text:p>
          </table:table-cell>
          <table:table-cell table:formula="of:=[.G25]-[.C25]" office:value-type="float" office:value="0.1102" calcext:value-type="float">
            <text:p>0.1102</text:p>
          </table:table-cell>
          <table:table-cell table:formula="of:=[.H25]-[.D25]" office:value-type="float" office:value="-0.1307" calcext:value-type="float">
            <text:p>-0.1307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float" office:value="-0.3061" calcext:value-type="float">
            <text:p>-0.3061</text:p>
          </table:table-cell>
          <table:table-cell office:value-type="float" office:value="-0.1843" calcext:value-type="float">
            <text:p>-0.1843</text:p>
          </table:table-cell>
          <table:table-cell office:value-type="float" office:value="-1.2783" calcext:value-type="float">
            <text:p>-1.2783</text:p>
          </table:table-cell>
          <table:table-cell office:value-type="float" office:value="-0.2407" calcext:value-type="float">
            <text:p>-0.2407</text:p>
          </table:table-cell>
          <table:table-cell office:value-type="float" office:value="-0.2328" calcext:value-type="float">
            <text:p>-0.2328</text:p>
          </table:table-cell>
          <table:table-cell office:value-type="float" office:value="-0.1034" calcext:value-type="float">
            <text:p>-0.1034</text:p>
          </table:table-cell>
          <table:table-cell office:value-type="float" office:value="-1.4416" calcext:value-type="float">
            <text:p>-1.4416</text:p>
          </table:table-cell>
          <table:table-cell office:value-type="float" office:value="-0.2007" calcext:value-type="float">
            <text:p>-0.2007</text:p>
          </table:table-cell>
          <table:table-cell office:value-type="float" office:value="-0.0644" calcext:value-type="float">
            <text:p>-0.0644</text:p>
          </table:table-cell>
          <table:table-cell office:value-type="float" office:value="-1.8809" calcext:value-type="float">
            <text:p>-1.8809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211" calcext:value-type="float">
            <text:p>0.1211</text:p>
          </table:table-cell>
          <table:table-cell/>
          <table:table-cell table:formula="of:=[.F26]-[.B26]" office:value-type="float" office:value="0.0733" calcext:value-type="float">
            <text:p>0.0733</text:p>
          </table:table-cell>
          <table:table-cell table:formula="of:=[.G26]-[.C26]" office:value-type="float" office:value="0.0809" calcext:value-type="float">
            <text:p>0.0809</text:p>
          </table:table-cell>
          <table:table-cell table:formula="of:=[.H26]-[.D26]" office:value-type="float" office:value="-0.1633" calcext:value-type="float">
            <text:p>-0.1633</text:p>
          </table:table-cell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float" office:value="-0.2279" calcext:value-type="float">
            <text:p>-0.2279</text:p>
          </table:table-cell>
          <table:table-cell office:value-type="float" office:value="-0.1209" calcext:value-type="float">
            <text:p>-0.1209</text:p>
          </table:table-cell>
          <table:table-cell office:value-type="float" office:value="-1.435" calcext:value-type="float">
            <text:p>-1.435</text:p>
          </table:table-cell>
          <table:table-cell office:value-type="float" office:value="-0.1694" calcext:value-type="float">
            <text:p>-0.1694</text:p>
          </table:table-cell>
          <table:table-cell office:value-type="float" office:value="-0.1804" calcext:value-type="float">
            <text:p>-0.1804</text:p>
          </table:table-cell>
          <table:table-cell office:value-type="float" office:value="-0.0668" calcext:value-type="float">
            <text:p>-0.0668</text:p>
          </table:table-cell>
          <table:table-cell office:value-type="float" office:value="-1.6276" calcext:value-type="float">
            <text:p>-1.6276</text:p>
          </table:table-cell>
          <table:table-cell office:value-type="float" office:value="-0.1559" calcext:value-type="float">
            <text:p>-0.1559</text:p>
          </table:table-cell>
          <table:table-cell office:value-type="float" office:value="-0.0383" calcext:value-type="float">
            <text:p>-0.0383</text:p>
          </table:table-cell>
          <table:table-cell office:value-type="float" office:value="-2.087" calcext:value-type="float">
            <text:p>-2.087</text:p>
          </table:table-cell>
          <table:table-cell office:value-type="float" office:value="0.1293" calcext:value-type="float">
            <text:p>0.1293</text:p>
          </table:table-cell>
          <table:table-cell office:value-type="float" office:value="0.0812" calcext:value-type="float">
            <text:p>0.0812</text:p>
          </table:table-cell>
          <table:table-cell/>
          <table:table-cell table:formula="of:=[.F27]-[.B27]" office:value-type="float" office:value="0.0475" calcext:value-type="float">
            <text:p>0.0475</text:p>
          </table:table-cell>
          <table:table-cell table:formula="of:=[.G27]-[.C27]" office:value-type="float" office:value="0.0541" calcext:value-type="float">
            <text:p>0.0541</text:p>
          </table:table-cell>
          <table:table-cell table:formula="of:=[.H27]-[.D27]" office:value-type="float" office:value="-0.1926" calcext:value-type="float">
            <text:p>-0.1926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float" office:value="-0.1633" calcext:value-type="float">
            <text:p>-0.1633</text:p>
          </table:table-cell>
          <table:table-cell office:value-type="float" office:value="-0.0699" calcext:value-type="float">
            <text:p>-0.0699</text:p>
          </table:table-cell>
          <table:table-cell office:value-type="float" office:value="-1.6054" calcext:value-type="float">
            <text:p>-1.6054</text:p>
          </table:table-cell>
          <table:table-cell office:value-type="float" office:value="-0.111" calcext:value-type="float">
            <text:p>-0.111</text:p>
          </table:table-cell>
          <table:table-cell office:value-type="float" office:value="-0.1332" calcext:value-type="float">
            <text:p>-0.1332</text:p>
          </table:table-cell>
          <table:table-cell office:value-type="float" office:value="-0.0341" calcext:value-type="float">
            <text:p>-0.0341</text:p>
          </table:table-cell>
          <table:table-cell office:value-type="float" office:value="-1.819" calcext:value-type="float">
            <text:p>-1.819</text:p>
          </table:table-cell>
          <table:table-cell office:value-type="float" office:value="-0.1094" calcext:value-type="float">
            <text:p>-0.1094</text:p>
          </table:table-cell>
          <table:table-cell office:value-type="float" office:value="-0.0095" calcext:value-type="float">
            <text:p>-0.0095</text:p>
          </table:table-cell>
          <table:table-cell office:value-type="float" office:value="-2.293" calcext:value-type="float">
            <text:p>-2.293</text:p>
          </table:table-cell>
          <table:table-cell office:value-type="float" office:value="0.123" calcext:value-type="float">
            <text:p>0.123</text:p>
          </table:table-cell>
          <table:table-cell office:value-type="float" office:value="0.0525" calcext:value-type="float">
            <text:p>0.0525</text:p>
          </table:table-cell>
          <table:table-cell/>
          <table:table-cell table:formula="of:=[.F28]-[.B28]" office:value-type="float" office:value="0.0301" calcext:value-type="float">
            <text:p>0.0301</text:p>
          </table:table-cell>
          <table:table-cell table:formula="of:=[.G28]-[.C28]" office:value-type="float" office:value="0.0358" calcext:value-type="float">
            <text:p>0.0358</text:p>
          </table:table-cell>
          <table:table-cell table:formula="of:=[.H28]-[.D28]" office:value-type="float" office:value="-0.2136" calcext:value-type="float">
            <text:p>-0.2136</text:p>
          </table:table-cell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float" office:value="-0.1178" calcext:value-type="float">
            <text:p>-0.1178</text:p>
          </table:table-cell>
          <table:table-cell office:value-type="float" office:value="-0.0389" calcext:value-type="float">
            <text:p>-0.0389</text:p>
          </table:table-cell>
          <table:table-cell office:value-type="float" office:value="-1.7873" calcext:value-type="float">
            <text:p>-1.7873</text:p>
          </table:table-cell>
          <table:table-cell office:value-type="float" office:value="-0.072" calcext:value-type="float">
            <text:p>-0.072</text:p>
          </table:table-cell>
          <table:table-cell office:value-type="float" office:value="-0.0993" calcext:value-type="float">
            <text:p>-0.0993</text:p>
          </table:table-cell>
          <table:table-cell office:value-type="float" office:value="-0.0165" calcext:value-type="float">
            <text:p>-0.0165</text:p>
          </table:table-cell>
          <table:table-cell office:value-type="float" office:value="-2.0154" calcext:value-type="float">
            <text:p>-2.0154</text:p>
          </table:table-cell>
          <table:table-cell office:value-type="float" office:value="-0.0771" calcext:value-type="float">
            <text:p>-0.0771</text:p>
          </table:table-cell>
          <table:table-cell office:value-type="float" office:value="0" calcext:value-type="float">
            <text:p>0</text:p>
          </table:table-cell>
          <table:table-cell office:value-type="float" office:value="-2.5013" calcext:value-type="float">
            <text:p>-2.5013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0329" calcext:value-type="float">
            <text:p>0.0329</text:p>
          </table:table-cell>
          <table:table-cell/>
          <table:table-cell table:formula="of:=[.F29]-[.B29]" office:value-type="float" office:value="0.0185" calcext:value-type="float">
            <text:p>0.0185</text:p>
          </table:table-cell>
          <table:table-cell table:formula="of:=[.G29]-[.C29]" office:value-type="float" office:value="0.0224" calcext:value-type="float">
            <text:p>0.0224</text:p>
          </table:table-cell>
          <table:table-cell table:formula="of:=[.H29]-[.D29]" office:value-type="float" office:value="-0.2281" calcext:value-type="float">
            <text:p>-0.2281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float" office:value="-0.083" calcext:value-type="float">
            <text:p>-0.083</text:p>
          </table:table-cell>
          <table:table-cell office:value-type="float" office:value="-0.0191" calcext:value-type="float">
            <text:p>-0.0191</text:p>
          </table:table-cell>
          <table:table-cell office:value-type="float" office:value="-1.9787" calcext:value-type="float">
            <text:p>-1.9787</text:p>
          </table:table-cell>
          <table:table-cell office:value-type="float" office:value="-0.0438" calcext:value-type="float">
            <text:p>-0.0438</text:p>
          </table:table-cell>
          <table:table-cell office:value-type="float" office:value="-0.0739" calcext:value-type="float">
            <text:p>-0.0739</text:p>
          </table:table-cell>
          <table:table-cell office:value-type="float" office:value="-0.0083" calcext:value-type="float">
            <text:p>-0.0083</text:p>
          </table:table-cell>
          <table:table-cell office:value-type="float" office:value="-2.218" calcext:value-type="float">
            <text:p>-2.218</text:p>
          </table:table-cell>
          <table:table-cell office:value-type="float" office:value="-0.055" calcext:value-type="float">
            <text:p>-0.055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-2.7146" calcext:value-type="float">
            <text:p>-2.7146</text:p>
          </table:table-cell>
          <table:table-cell office:value-type="float" office:value="0.1102" calcext:value-type="float">
            <text:p>0.1102</text:p>
          </table:table-cell>
          <table:table-cell office:value-type="float" office:value="0.0175" calcext:value-type="float">
            <text:p>0.0175</text:p>
          </table:table-cell>
          <table:table-cell/>
          <table:table-cell table:formula="of:=[.F30]-[.B30]" office:value-type="float" office:value="0.00910000000000001" calcext:value-type="float">
            <text:p>0.0091</text:p>
          </table:table-cell>
          <table:table-cell table:formula="of:=[.G30]-[.C30]" office:value-type="float" office:value="0.0108" calcext:value-type="float">
            <text:p>0.0108</text:p>
          </table:table-cell>
          <table:table-cell table:formula="of:=[.H30]-[.D30]" office:value-type="float" office:value="-0.2393" calcext:value-type="float">
            <text:p>-0.2393</text:p>
          </table:table-cell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float" office:value="-0.0571" calcext:value-type="float">
            <text:p>-0.0571</text:p>
          </table:table-cell>
          <table:table-cell office:value-type="float" office:value="-0.0081" calcext:value-type="float">
            <text:p>-0.0081</text:p>
          </table:table-cell>
          <table:table-cell office:value-type="float" office:value="-2.175" calcext:value-type="float">
            <text:p>-2.175</text:p>
          </table:table-cell>
          <table:table-cell office:value-type="float" office:value="-0.0243" calcext:value-type="float">
            <text:p>-0.0243</text:p>
          </table:table-cell>
          <table:table-cell office:value-type="float" office:value="-0.0521" calcext:value-type="float">
            <text:p>-0.0521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-2.4203" calcext:value-type="float">
            <text:p>-2.4203</text:p>
          </table:table-cell>
          <table:table-cell office:value-type="float" office:value="-0.0332" calcext:value-type="float">
            <text:p>-0.0332</text:p>
          </table:table-cell>
          <table:table-cell office:value-type="float" office:value="-0.0082" calcext:value-type="float">
            <text:p>-0.0082</text:p>
          </table:table-cell>
          <table:table-cell office:value-type="float" office:value="-2.9246" calcext:value-type="float">
            <text:p>-2.9246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0093" calcext:value-type="float">
            <text:p>0.0093</text:p>
          </table:table-cell>
          <table:table-cell/>
          <table:table-cell table:formula="of:=[.F31]-[.B31]" office:value-type="float" office:value="0.005" calcext:value-type="float">
            <text:p>0.005</text:p>
          </table:table-cell>
          <table:table-cell table:formula="of:=[.G31]-[.C31]" office:value-type="float" office:value="0.0045" calcext:value-type="float">
            <text:p>0.0045</text:p>
          </table:table-cell>
          <table:table-cell table:formula="of:=[.H31]-[.D31]" office:value-type="float" office:value="-0.2453" calcext:value-type="float">
            <text:p>-0.2453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float" office:value="-0.033" calcext:value-type="float">
            <text:p>-0.033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-2.3806" calcext:value-type="float">
            <text:p>-2.3806</text:p>
          </table:table-cell>
          <table:table-cell office:value-type="float" office:value="-0.0072" calcext:value-type="float">
            <text:p>-0.0072</text:p>
          </table:table-cell>
          <table:table-cell office:value-type="float" office:value="-0.0292" calcext:value-type="float">
            <text:p>-0.0292</text:p>
          </table:table-cell>
          <table:table-cell office:value-type="float" office:value="0" calcext:value-type="float">
            <text:p>0</text:p>
          </table:table-cell>
          <table:table-cell office:value-type="float" office:value="-2.6293" calcext:value-type="float">
            <text:p>-2.6293</text:p>
          </table:table-cell>
          <table:table-cell office:value-type="float" office:value="-0.0095" calcext:value-type="float">
            <text:p>-0.0095</text:p>
          </table:table-cell>
          <table:table-cell office:value-type="float" office:value="-0.0146" calcext:value-type="float">
            <text:p>-0.0146</text:p>
          </table:table-cell>
          <table:table-cell office:value-type="float" office:value="-3.1413" calcext:value-type="float">
            <text:p>-3.1413</text:p>
          </table:table-cell>
          <table:table-cell office:value-type="float" office:value="0.0986" calcext:value-type="float">
            <text:p>0.0986</text:p>
          </table:table-cell>
          <table:table-cell office:value-type="float" office:value="0.0046" calcext:value-type="float">
            <text:p>0.0046</text:p>
          </table:table-cell>
          <table:table-cell/>
          <table:table-cell table:formula="of:=[.F32]-[.B32]" office:value-type="float" office:value="0.0038" calcext:value-type="float">
            <text:p>0.0038</text:p>
          </table:table-cell>
          <table:table-cell table:formula="of:=[.G32]-[.C32]" office:value-type="float" office:value="0.0004" calcext:value-type="float">
            <text:p>0.0004</text:p>
          </table:table-cell>
          <table:table-cell table:formula="of:=[.H32]-[.D32]" office:value-type="float" office:value="-0.2487" calcext:value-type="float">
            <text:p>-0.2487</text:p>
          </table:table-cell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float" office:value="-0.0187" calcext:value-type="float">
            <text:p>-0.0187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-2.5903" calcext:value-type="float">
            <text:p>-2.59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0161" calcext:value-type="float">
            <text:p>-0.0161</text:p>
          </table:table-cell>
          <table:table-cell office:value-type="float" office:value="-0.0073" calcext:value-type="float">
            <text:p>-0.0073</text:p>
          </table:table-cell>
          <table:table-cell office:value-type="float" office:value="-2.8412" calcext:value-type="float">
            <text:p>-2.8412</text:p>
          </table:table-cell>
          <table:table-cell office:value-type="float" office:value="0" calcext:value-type="float">
            <text:p>0</text:p>
          </table:table-cell>
          <table:table-cell office:value-type="float" office:value="-0.037" calcext:value-type="float">
            <text:p>-0.037</text:p>
          </table:table-cell>
          <table:table-cell office:value-type="float" office:value="-3.3604" calcext:value-type="float">
            <text:p>-3.3604</text:p>
          </table:table-cell>
          <table:table-cell office:value-type="float" office:value="0.0922" calcext:value-type="float">
            <text:p>0.0922</text:p>
          </table:table-cell>
          <table:table-cell office:value-type="float" office:value="0.0017" calcext:value-type="float">
            <text:p>0.0017</text:p>
          </table:table-cell>
          <table:table-cell/>
          <table:table-cell table:formula="of:=[.F33]-[.B33]" office:value-type="float" office:value="0.0026" calcext:value-type="float">
            <text:p>0.0026</text:p>
          </table:table-cell>
          <table:table-cell table:formula="of:=[.G33]-[.C33]" office:value-type="float" office:value="-0.0037" calcext:value-type="float">
            <text:p>-0.0037</text:p>
          </table:table-cell>
          <table:table-cell table:formula="of:=[.H33]-[.D33]" office:value-type="float" office:value="-0.2509" calcext:value-type="float">
            <text:p>-0.2509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float" office:value="-0.0128" calcext:value-type="float">
            <text:p>-0.0128</text:p>
          </table:table-cell>
          <table:table-cell office:value-type="float" office:value="-0.0163" calcext:value-type="float">
            <text:p>-0.0163</text:p>
          </table:table-cell>
          <table:table-cell office:value-type="float" office:value="-2.8031" calcext:value-type="float">
            <text:p>-2.8031</text:p>
          </table:table-cell>
          <table:table-cell office:value-type="float" office:value="-0.0017" calcext:value-type="float">
            <text:p>-0.0017</text:p>
          </table:table-cell>
          <table:table-cell office:value-type="float" office:value="-0.0118" calcext:value-type="float">
            <text:p>-0.0118</text:p>
          </table:table-cell>
          <table:table-cell office:value-type="float" office:value="-0.0244" calcext:value-type="float">
            <text:p>-0.0244</text:p>
          </table:table-cell>
          <table:table-cell office:value-type="float" office:value="-3.0553" calcext:value-type="float">
            <text:p>-3.0553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731" calcext:value-type="float">
            <text:p>-0.0731</text:p>
          </table:table-cell>
          <table:table-cell office:value-type="float" office:value="-3.5813" calcext:value-type="float">
            <text:p>-3.5813</text:p>
          </table:table-cell>
          <table:table-cell office:value-type="float" office:value="0.0859" calcext:value-type="float">
            <text:p>0.085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34]-[.B34]" office:value-type="float" office:value="0.001" calcext:value-type="float">
            <text:p>0.001</text:p>
          </table:table-cell>
          <table:table-cell table:formula="of:=[.G34]-[.C34]" office:value-type="float" office:value="-0.0081" calcext:value-type="float">
            <text:p>-0.0081</text:p>
          </table:table-cell>
          <table:table-cell table:formula="of:=[.H34]-[.D34]" office:value-type="float" office:value="-0.2522" calcext:value-type="float">
            <text:p>-0.2522</text:p>
          </table:table-cell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295" calcext:value-type="float">
            <text:p>-0.0295</text:p>
          </table:table-cell>
          <table:table-cell office:value-type="float" office:value="-3.0189" calcext:value-type="float">
            <text:p>-3.0189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-0.0039" calcext:value-type="float">
            <text:p>-0.0039</text:p>
          </table:table-cell>
          <table:table-cell office:value-type="float" office:value="-0.0402" calcext:value-type="float">
            <text:p>-0.0402</text:p>
          </table:table-cell>
          <table:table-cell office:value-type="float" office:value="-3.2711" calcext:value-type="float">
            <text:p>-3.2711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-0.1055" calcext:value-type="float">
            <text:p>-0.1055</text:p>
          </table:table-cell>
          <table:table-cell office:value-type="float" office:value="-3.8035" calcext:value-type="float">
            <text:p>-3.8035</text:p>
          </table:table-cell>
          <table:table-cell office:value-type="float" office:value="0.0795" calcext:value-type="float">
            <text:p>0.079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35]-[.B35]" office:value-type="float" office:value="0.0011" calcext:value-type="float">
            <text:p>0.0011</text:p>
          </table:table-cell>
          <table:table-cell table:formula="of:=[.G35]-[.C35]" office:value-type="float" office:value="-0.0107" calcext:value-type="float">
            <text:p>-0.0107</text:p>
          </table:table-cell>
          <table:table-cell table:formula="of:=[.H35]-[.D35]" office:value-type="float" office:value="-0.2522" calcext:value-type="float">
            <text:p>-0.2522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-0.0514" calcext:value-type="float">
            <text:p>-0.0514</text:p>
          </table:table-cell>
          <table:table-cell office:value-type="float" office:value="-3.2336" calcext:value-type="float">
            <text:p>-3.2336</text:p>
          </table:table-cell>
          <table:table-cell office:value-type="float" office:value="-0.0085" calcext:value-type="float">
            <text:p>-0.0085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-0.0655" calcext:value-type="float">
            <text:p>-0.0655</text:p>
          </table:table-cell>
          <table:table-cell office:value-type="float" office:value="-3.4858" calcext:value-type="float">
            <text:p>-3.4858</text:p>
          </table:table-cell>
          <table:table-cell office:value-type="float" office:value="-0.0055" calcext:value-type="float">
            <text:p>-0.0055</text:p>
          </table:table-cell>
          <table:table-cell office:value-type="float" office:value="-0.1485" calcext:value-type="float">
            <text:p>-0.1485</text:p>
          </table:table-cell>
          <table:table-cell office:value-type="float" office:value="-4.0235" calcext:value-type="float">
            <text:p>-4.0235</text:p>
          </table:table-cell>
          <table:table-cell office:value-type="float" office:value="0.0742" calcext:value-type="float">
            <text:p>0.074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36]-[.B36]" office:value-type="float" office:value="0.0008" calcext:value-type="float">
            <text:p>0.0008</text:p>
          </table:table-cell>
          <table:table-cell table:formula="of:=[.G36]-[.C36]" office:value-type="float" office:value="-0.0141" calcext:value-type="float">
            <text:p>-0.0141</text:p>
          </table:table-cell>
          <table:table-cell table:formula="of:=[.H36]-[.D36]" office:value-type="float" office:value="-0.2522" calcext:value-type="float">
            <text:p>-0.2522</text:p>
          </table:table-cell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-0.0769" calcext:value-type="float">
            <text:p>-0.0769</text:p>
          </table:table-cell>
          <table:table-cell office:value-type="float" office:value="-3.4479" calcext:value-type="float">
            <text:p>-3.4479</text:p>
          </table:table-cell>
          <table:table-cell office:value-type="float" office:value="-0.0167" calcext:value-type="float">
            <text:p>-0.0167</text:p>
          </table:table-cell>
          <table:table-cell office:value-type="float" office:value="0" calcext:value-type="float">
            <text:p>0</text:p>
          </table:table-cell>
          <table:table-cell office:value-type="float" office:value="-0.0944" calcext:value-type="float">
            <text:p>-0.0944</text:p>
          </table:table-cell>
          <table:table-cell office:value-type="float" office:value="-3.7001" calcext:value-type="float">
            <text:p>-3.7001</text:p>
          </table:table-cell>
          <table:table-cell office:value-type="float" office:value="-0.0138" calcext:value-type="float">
            <text:p>-0.0138</text:p>
          </table:table-cell>
          <table:table-cell office:value-type="float" office:value="-0.1966" calcext:value-type="float">
            <text:p>-0.1966</text:p>
          </table:table-cell>
          <table:table-cell office:value-type="float" office:value="-4.2442" calcext:value-type="float">
            <text:p>-4.2442</text:p>
          </table:table-cell>
          <table:table-cell office:value-type="float" office:value="0.0678" calcext:value-type="float">
            <text:p>0.067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37]-[.B37]" office:value-type="float" office:value="0.0001" calcext:value-type="float">
            <text:p>0.0001</text:p>
          </table:table-cell>
          <table:table-cell table:formula="of:=[.G37]-[.C37]" office:value-type="float" office:value="-0.0175" calcext:value-type="float">
            <text:p>-0.0175</text:p>
          </table:table-cell>
          <table:table-cell table:formula="of:=[.H37]-[.D37]" office:value-type="float" office:value="-0.2522" calcext:value-type="float">
            <text:p>-0.2522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float" office:value="-0.0015" calcext:value-type="float">
            <text:p>-0.0015</text:p>
          </table:table-cell>
          <table:table-cell office:value-type="float" office:value="-0.1115" calcext:value-type="float">
            <text:p>-0.1115</text:p>
          </table:table-cell>
          <table:table-cell office:value-type="float" office:value="-3.6607" calcext:value-type="float">
            <text:p>-3.6607</text:p>
          </table:table-cell>
          <table:table-cell office:value-type="float" office:value="-0.0297" calcext:value-type="float">
            <text:p>-0.0297</text:p>
          </table:table-cell>
          <table:table-cell office:value-type="float" office:value="-0.0027" calcext:value-type="float">
            <text:p>-0.0027</text:p>
          </table:table-cell>
          <table:table-cell office:value-type="float" office:value="-0.1329" calcext:value-type="float">
            <text:p>-0.1329</text:p>
          </table:table-cell>
          <table:table-cell office:value-type="float" office:value="-3.9129" calcext:value-type="float">
            <text:p>-3.9129</text:p>
          </table:table-cell>
          <table:table-cell office:value-type="float" office:value="-0.028" calcext:value-type="float">
            <text:p>-0.028</text:p>
          </table:table-cell>
          <table:table-cell office:value-type="float" office:value="-0.2554" calcext:value-type="float">
            <text:p>-0.2554</text:p>
          </table:table-cell>
          <table:table-cell office:value-type="float" office:value="-4.4633" calcext:value-type="float">
            <text:p>-4.4633</text:p>
          </table:table-cell>
          <table:table-cell office:value-type="float" office:value="0.0615" calcext:value-type="float">
            <text:p>0.061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38]-[.B38]" office:value-type="float" office:value="-0.0012" calcext:value-type="float">
            <text:p>-0.0012</text:p>
          </table:table-cell>
          <table:table-cell table:formula="of:=[.G38]-[.C38]" office:value-type="float" office:value="-0.0214" calcext:value-type="float">
            <text:p>-0.0214</text:p>
          </table:table-cell>
          <table:table-cell table:formula="of:=[.H38]-[.D38]" office:value-type="float" office:value="-0.2522" calcext:value-type="float">
            <text:p>-0.2522</text:p>
          </table:table-cell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float" office:value="-0.0086" calcext:value-type="float">
            <text:p>-0.0086</text:p>
          </table:table-cell>
          <table:table-cell office:value-type="float" office:value="-0.1562" calcext:value-type="float">
            <text:p>-0.1562</text:p>
          </table:table-cell>
          <table:table-cell office:value-type="float" office:value="-3.8713" calcext:value-type="float">
            <text:p>-3.8713</text:p>
          </table:table-cell>
          <table:table-cell office:value-type="float" office:value="-0.0493" calcext:value-type="float">
            <text:p>-0.0493</text:p>
          </table:table-cell>
          <table:table-cell office:value-type="float" office:value="-0.012" calcext:value-type="float">
            <text:p>-0.012</text:p>
          </table:table-cell>
          <table:table-cell office:value-type="float" office:value="-0.1817" calcext:value-type="float">
            <text:p>-0.1817</text:p>
          </table:table-cell>
          <table:table-cell office:value-type="float" office:value="-4.1235" calcext:value-type="float">
            <text:p>-4.1235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-0.3251" calcext:value-type="float">
            <text:p>-0.3251</text:p>
          </table:table-cell>
          <table:table-cell office:value-type="float" office:value="-4.6803" calcext:value-type="float">
            <text:p>-4.6803</text:p>
          </table:table-cell>
          <table:table-cell office:value-type="float" office:value="0.0551" calcext:value-type="float">
            <text:p>0.055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39]-[.B39]" office:value-type="float" office:value="-0.0034" calcext:value-type="float">
            <text:p>-0.0034</text:p>
          </table:table-cell>
          <table:table-cell table:formula="of:=[.G39]-[.C39]" office:value-type="float" office:value="-0.0255" calcext:value-type="float">
            <text:p>-0.0255</text:p>
          </table:table-cell>
          <table:table-cell table:formula="of:=[.H39]-[.D39]" office:value-type="float" office:value="-0.2522" calcext:value-type="float">
            <text:p>-0.2522</text:p>
          </table:table-cell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float" office:value="-0.0225" calcext:value-type="float">
            <text:p>-0.0225</text:p>
          </table:table-cell>
          <table:table-cell office:value-type="float" office:value="-0.2143" calcext:value-type="float">
            <text:p>-0.2143</text:p>
          </table:table-cell>
          <table:table-cell office:value-type="float" office:value="-4.079" calcext:value-type="float">
            <text:p>-4.079</text:p>
          </table:table-cell>
          <table:table-cell office:value-type="float" office:value="-0.0769" calcext:value-type="float">
            <text:p>-0.0769</text:p>
          </table:table-cell>
          <table:table-cell office:value-type="float" office:value="-0.0288" calcext:value-type="float">
            <text:p>-0.0288</text:p>
          </table:table-cell>
          <table:table-cell office:value-type="float" office:value="-0.244" calcext:value-type="float">
            <text:p>-0.244</text:p>
          </table:table-cell>
          <table:table-cell office:value-type="float" office:value="-4.3312" calcext:value-type="float">
            <text:p>-4.3312</text:p>
          </table:table-cell>
          <table:table-cell office:value-type="float" office:value="-0.0863" calcext:value-type="float">
            <text:p>-0.0863</text:p>
          </table:table-cell>
          <table:table-cell office:value-type="float" office:value="-0.4084" calcext:value-type="float">
            <text:p>-0.4084</text:p>
          </table:table-cell>
          <table:table-cell office:value-type="float" office:value="-4.8943" calcext:value-type="float">
            <text:p>-4.8943</text:p>
          </table:table-cell>
          <table:table-cell office:value-type="float" office:value="0.0488" calcext:value-type="float">
            <text:p>0.048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40]-[.B40]" office:value-type="float" office:value="-0.0063" calcext:value-type="float">
            <text:p>-0.0063</text:p>
          </table:table-cell>
          <table:table-cell table:formula="of:=[.G40]-[.C40]" office:value-type="float" office:value="-0.0297" calcext:value-type="float">
            <text:p>-0.0297</text:p>
          </table:table-cell>
          <table:table-cell table:formula="of:=[.H40]-[.D40]" office:value-type="float" office:value="-0.2522" calcext:value-type="float">
            <text:p>-0.2522</text:p>
          </table:table-cell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float" office:value="-0.0325" calcext:value-type="float">
            <text:p>-0.0325</text:p>
          </table:table-cell>
          <table:table-cell office:value-type="float" office:value="-0.2753" calcext:value-type="float">
            <text:p>-0.2753</text:p>
          </table:table-cell>
          <table:table-cell office:value-type="float" office:value="-4.2831" calcext:value-type="float">
            <text:p>-4.2831</text:p>
          </table:table-cell>
          <table:table-cell office:value-type="float" office:value="-0.1016" calcext:value-type="float">
            <text:p>-0.1016</text:p>
          </table:table-cell>
          <table:table-cell office:value-type="float" office:value="-0.0408" calcext:value-type="float">
            <text:p>-0.0408</text:p>
          </table:table-cell>
          <table:table-cell office:value-type="float" office:value="-0.3085" calcext:value-type="float">
            <text:p>-0.3085</text:p>
          </table:table-cell>
          <table:table-cell office:value-type="float" office:value="-4.5353" calcext:value-type="float">
            <text:p>-4.5353</text:p>
          </table:table-cell>
          <table:table-cell office:value-type="float" office:value="-0.1113" calcext:value-type="float">
            <text:p>-0.1113</text:p>
          </table:table-cell>
          <table:table-cell office:value-type="float" office:value="-0.4903" calcext:value-type="float">
            <text:p>-0.4903</text:p>
          </table:table-cell>
          <table:table-cell office:value-type="float" office:value="-5.1038" calcext:value-type="float">
            <text:p>-5.1038</text:p>
          </table:table-cell>
          <table:table-cell office:value-type="float" office:value="0.0435" calcext:value-type="float">
            <text:p>0.043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41]-[.B41]" office:value-type="float" office:value="-0.0083" calcext:value-type="float">
            <text:p>-0.0083</text:p>
          </table:table-cell>
          <table:table-cell table:formula="of:=[.G41]-[.C41]" office:value-type="float" office:value="-0.0332" calcext:value-type="float">
            <text:p>-0.0332</text:p>
          </table:table-cell>
          <table:table-cell table:formula="of:=[.H41]-[.D41]" office:value-type="float" office:value="-0.2522" calcext:value-type="float">
            <text:p>-0.2522</text:p>
          </table:table-cell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float" office:value="-0.0491" calcext:value-type="float">
            <text:p>-0.0491</text:p>
          </table:table-cell>
          <table:table-cell office:value-type="float" office:value="-0.3443" calcext:value-type="float">
            <text:p>-0.3443</text:p>
          </table:table-cell>
          <table:table-cell office:value-type="float" office:value="-4.4832" calcext:value-type="float">
            <text:p>-4.4832</text:p>
          </table:table-cell>
          <table:table-cell office:value-type="float" office:value="-0.132" calcext:value-type="float">
            <text:p>-0.132</text:p>
          </table:table-cell>
          <table:table-cell office:value-type="float" office:value="-0.06" calcext:value-type="float">
            <text:p>-0.06</text:p>
          </table:table-cell>
          <table:table-cell office:value-type="float" office:value="-0.3808" calcext:value-type="float">
            <text:p>-0.3808</text:p>
          </table:table-cell>
          <table:table-cell office:value-type="float" office:value="-4.7353" calcext:value-type="float">
            <text:p>-4.7353</text:p>
          </table:table-cell>
          <table:table-cell office:value-type="float" office:value="-0.146" calcext:value-type="float">
            <text:p>-0.146</text:p>
          </table:table-cell>
          <table:table-cell office:value-type="float" office:value="-0.5788" calcext:value-type="float">
            <text:p>-0.5788</text:p>
          </table:table-cell>
          <table:table-cell office:value-type="float" office:value="-5.3091" calcext:value-type="float">
            <text:p>-5.3091</text:p>
          </table:table-cell>
          <table:table-cell office:value-type="float" office:value="0.0381" calcext:value-type="float">
            <text:p>0.038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42]-[.B42]" office:value-type="float" office:value="-0.0109" calcext:value-type="float">
            <text:p>-0.0109</text:p>
          </table:table-cell>
          <table:table-cell table:formula="of:=[.G42]-[.C42]" office:value-type="float" office:value="-0.0365" calcext:value-type="float">
            <text:p>-0.0365</text:p>
          </table:table-cell>
          <table:table-cell table:formula="of:=[.H42]-[.D42]" office:value-type="float" office:value="-0.2521" calcext:value-type="float">
            <text:p>-0.2521</text:p>
          </table:table-cell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float" office:value="-0.0727" calcext:value-type="float">
            <text:p>-0.0727</text:p>
          </table:table-cell>
          <table:table-cell office:value-type="float" office:value="-0.4264" calcext:value-type="float">
            <text:p>-0.4264</text:p>
          </table:table-cell>
          <table:table-cell office:value-type="float" office:value="-4.6787" calcext:value-type="float">
            <text:p>-4.6787</text:p>
          </table:table-cell>
          <table:table-cell office:value-type="float" office:value="-0.1697" calcext:value-type="float">
            <text:p>-0.1697</text:p>
          </table:table-cell>
          <table:table-cell office:value-type="float" office:value="-0.0869" calcext:value-type="float">
            <text:p>-0.0869</text:p>
          </table:table-cell>
          <table:table-cell office:value-type="float" office:value="-0.4659" calcext:value-type="float">
            <text:p>-0.4659</text:p>
          </table:table-cell>
          <table:table-cell office:value-type="float" office:value="-4.9309" calcext:value-type="float">
            <text:p>-4.9309</text:p>
          </table:table-cell>
          <table:table-cell office:value-type="float" office:value="-0.1898" calcext:value-type="float">
            <text:p>-0.1898</text:p>
          </table:table-cell>
          <table:table-cell office:value-type="float" office:value="-0.6791" calcext:value-type="float">
            <text:p>-0.6791</text:p>
          </table:table-cell>
          <table:table-cell office:value-type="float" office:value="-5.51" calcext:value-type="float">
            <text:p>-5.51</text:p>
          </table:table-cell>
          <table:table-cell office:value-type="float" office:value="0.0329" calcext:value-type="float">
            <text:p>0.032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43]-[.B43]" office:value-type="float" office:value="-0.0142" calcext:value-type="float">
            <text:p>-0.0142</text:p>
          </table:table-cell>
          <table:table-cell table:formula="of:=[.G43]-[.C43]" office:value-type="float" office:value="-0.0395" calcext:value-type="float">
            <text:p>-0.0395</text:p>
          </table:table-cell>
          <table:table-cell table:formula="of:=[.H43]-[.D43]" office:value-type="float" office:value="-0.2522" calcext:value-type="float">
            <text:p>-0.2522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float" office:value="-0.1026" calcext:value-type="float">
            <text:p>-0.1026</text:p>
          </table:table-cell>
          <table:table-cell office:value-type="float" office:value="-0.5198" calcext:value-type="float">
            <text:p>-0.5198</text:p>
          </table:table-cell>
          <table:table-cell office:value-type="float" office:value="-4.8694" calcext:value-type="float">
            <text:p>-4.8694</text:p>
          </table:table-cell>
          <table:table-cell office:value-type="float" office:value="-0.2133" calcext:value-type="float">
            <text:p>-0.2133</text:p>
          </table:table-cell>
          <table:table-cell office:value-type="float" office:value="-0.12" calcext:value-type="float">
            <text:p>-0.12</text:p>
          </table:table-cell>
          <table:table-cell office:value-type="float" office:value="-0.5619" calcext:value-type="float">
            <text:p>-0.5619</text:p>
          </table:table-cell>
          <table:table-cell office:value-type="float" office:value="-5.1216" calcext:value-type="float">
            <text:p>-5.1216</text:p>
          </table:table-cell>
          <table:table-cell office:value-type="float" office:value="-0.2378" calcext:value-type="float">
            <text:p>-0.2378</text:p>
          </table:table-cell>
          <table:table-cell office:value-type="float" office:value="-0.7868" calcext:value-type="float">
            <text:p>-0.7868</text:p>
          </table:table-cell>
          <table:table-cell office:value-type="float" office:value="-5.7038" calcext:value-type="float">
            <text:p>-5.7038</text:p>
          </table:table-cell>
          <table:table-cell office:value-type="float" office:value="0.0297" calcext:value-type="float">
            <text:p>0.029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44]-[.B44]" office:value-type="float" office:value="-0.0174" calcext:value-type="float">
            <text:p>-0.0174</text:p>
          </table:table-cell>
          <table:table-cell table:formula="of:=[.G44]-[.C44]" office:value-type="float" office:value="-0.0420999999999999" calcext:value-type="float">
            <text:p>-0.0421</text:p>
          </table:table-cell>
          <table:table-cell table:formula="of:=[.H44]-[.D44]" office:value-type="float" office:value="-0.2522" calcext:value-type="float">
            <text:p>-0.2522</text:p>
          </table:table-cell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float" office:value="-0.138" calcext:value-type="float">
            <text:p>-0.138</text:p>
          </table:table-cell>
          <table:table-cell office:value-type="float" office:value="-0.6247" calcext:value-type="float">
            <text:p>-0.6247</text:p>
          </table:table-cell>
          <table:table-cell office:value-type="float" office:value="-5.055" calcext:value-type="float">
            <text:p>-5.055</text:p>
          </table:table-cell>
          <table:table-cell office:value-type="float" office:value="-0.2619" calcext:value-type="float">
            <text:p>-0.2619</text:p>
          </table:table-cell>
          <table:table-cell office:value-type="float" office:value="-0.1588" calcext:value-type="float">
            <text:p>-0.1588</text:p>
          </table:table-cell>
          <table:table-cell office:value-type="float" office:value="-0.669" calcext:value-type="float">
            <text:p>-0.669</text:p>
          </table:table-cell>
          <table:table-cell office:value-type="float" office:value="-5.3071" calcext:value-type="float">
            <text:p>-5.3071</text:p>
          </table:table-cell>
          <table:table-cell office:value-type="float" office:value="-0.2929" calcext:value-type="float">
            <text:p>-0.2929</text:p>
          </table:table-cell>
          <table:table-cell office:value-type="float" office:value="-0.9054" calcext:value-type="float">
            <text:p>-0.9054</text:p>
          </table:table-cell>
          <table:table-cell office:value-type="float" office:value="-5.8936" calcext:value-type="float">
            <text:p>-5.8936</text:p>
          </table:table-cell>
          <table:table-cell office:value-type="float" office:value="0.0254" calcext:value-type="float">
            <text:p>0.025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45]-[.B45]" office:value-type="float" office:value="-0.0208" calcext:value-type="float">
            <text:p>-0.0208</text:p>
          </table:table-cell>
          <table:table-cell table:formula="of:=[.G45]-[.C45]" office:value-type="float" office:value="-0.0443" calcext:value-type="float">
            <text:p>-0.0443</text:p>
          </table:table-cell>
          <table:table-cell table:formula="of:=[.H45]-[.D45]" office:value-type="float" office:value="-0.2521" calcext:value-type="float">
            <text:p>-0.2521</text:p>
          </table:table-cell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float" office:value="-0.1823" calcext:value-type="float">
            <text:p>-0.1823</text:p>
          </table:table-cell>
          <table:table-cell office:value-type="float" office:value="-0.739" calcext:value-type="float">
            <text:p>-0.739</text:p>
          </table:table-cell>
          <table:table-cell office:value-type="float" office:value="-5.2351" calcext:value-type="float">
            <text:p>-5.2351</text:p>
          </table:table-cell>
          <table:table-cell office:value-type="float" office:value="-0.3179" calcext:value-type="float">
            <text:p>-0.3179</text:p>
          </table:table-cell>
          <table:table-cell office:value-type="float" office:value="-0.2066" calcext:value-type="float">
            <text:p>-0.2066</text:p>
          </table:table-cell>
          <table:table-cell office:value-type="float" office:value="-0.7851" calcext:value-type="float">
            <text:p>-0.7851</text:p>
          </table:table-cell>
          <table:table-cell office:value-type="float" office:value="-5.4873" calcext:value-type="float">
            <text:p>-5.4873</text:p>
          </table:table-cell>
          <table:table-cell office:value-type="float" office:value="-0.3561" calcext:value-type="float">
            <text:p>-0.3561</text:p>
          </table:table-cell>
          <table:table-cell office:value-type="float" office:value="-1.0305" calcext:value-type="float">
            <text:p>-1.0305</text:p>
          </table:table-cell>
          <table:table-cell office:value-type="float" office:value="-6.077" calcext:value-type="float">
            <text:p>-6.077</text:p>
          </table:table-cell>
          <table:table-cell office:value-type="float" office:value="0.0223" calcext:value-type="float">
            <text:p>0.022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46]-[.B46]" office:value-type="float" office:value="-0.0243" calcext:value-type="float">
            <text:p>-0.0243</text:p>
          </table:table-cell>
          <table:table-cell table:formula="of:=[.G46]-[.C46]" office:value-type="float" office:value="-0.0461" calcext:value-type="float">
            <text:p>-0.0461</text:p>
          </table:table-cell>
          <table:table-cell table:formula="of:=[.H46]-[.D46]" office:value-type="float" office:value="-0.2522" calcext:value-type="float">
            <text:p>-0.2522</text:p>
          </table:table-cell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float" office:value="-0.2346" calcext:value-type="float">
            <text:p>-0.2346</text:p>
          </table:table-cell>
          <table:table-cell office:value-type="float" office:value="-0.861" calcext:value-type="float">
            <text:p>-0.861</text:p>
          </table:table-cell>
          <table:table-cell office:value-type="float" office:value="-5.4098" calcext:value-type="float">
            <text:p>-5.4098</text:p>
          </table:table-cell>
          <table:table-cell office:value-type="float" office:value="-0.3804" calcext:value-type="float">
            <text:p>-0.3804</text:p>
          </table:table-cell>
          <table:table-cell office:value-type="float" office:value="-0.2623" calcext:value-type="float">
            <text:p>-0.2623</text:p>
          </table:table-cell>
          <table:table-cell office:value-type="float" office:value="-0.9086" calcext:value-type="float">
            <text:p>-0.9086</text:p>
          </table:table-cell>
          <table:table-cell office:value-type="float" office:value="-5.662" calcext:value-type="float">
            <text:p>-5.662</text:p>
          </table:table-cell>
          <table:table-cell office:value-type="float" office:value="-0.4268" calcext:value-type="float">
            <text:p>-0.4268</text:p>
          </table:table-cell>
          <table:table-cell office:value-type="float" office:value="-1.1617" calcext:value-type="float">
            <text:p>-1.1617</text:p>
          </table:table-cell>
          <table:table-cell office:value-type="float" office:value="-6.2548" calcext:value-type="float">
            <text:p>-6.2548</text:p>
          </table:table-cell>
          <table:table-cell office:value-type="float" office:value="0.0191" calcext:value-type="float">
            <text:p>0.019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47]-[.B47]" office:value-type="float" office:value="-0.0277" calcext:value-type="float">
            <text:p>-0.0277</text:p>
          </table:table-cell>
          <table:table-cell table:formula="of:=[.G47]-[.C47]" office:value-type="float" office:value="-0.0476" calcext:value-type="float">
            <text:p>-0.0476</text:p>
          </table:table-cell>
          <table:table-cell table:formula="of:=[.H47]-[.D47]" office:value-type="float" office:value="-0.2522" calcext:value-type="float">
            <text:p>-0.2522</text:p>
          </table:table-cell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float" office:value="-0.2943" calcext:value-type="float">
            <text:p>-0.2943</text:p>
          </table:table-cell>
          <table:table-cell office:value-type="float" office:value="-0.9915" calcext:value-type="float">
            <text:p>-0.9915</text:p>
          </table:table-cell>
          <table:table-cell/>
          <table:table-cell office:value-type="float" office:value="-0.4491" calcext:value-type="float">
            <text:p>-0.4491</text:p>
          </table:table-cell>
          <table:table-cell office:value-type="float" office:value="-0.3252" calcext:value-type="float">
            <text:p>-0.3252</text:p>
          </table:table-cell>
          <table:table-cell office:value-type="float" office:value="-1.0401" calcext:value-type="float">
            <text:p>-1.0401</text:p>
          </table:table-cell>
          <table:table-cell/>
          <table:table-cell office:value-type="float" office:value="-0.5026" calcext:value-type="float">
            <text:p>-0.5026</text:p>
          </table:table-cell>
          <table:table-cell office:value-type="float" office:value="-1.2989" calcext:value-type="float">
            <text:p>-1.2989</text:p>
          </table:table-cell>
          <table:table-cell/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48]-[.B48]" office:value-type="float" office:value="-0.0309" calcext:value-type="float">
            <text:p>-0.0309</text:p>
          </table:table-cell>
          <table:table-cell table:formula="of:=[.G48]-[.C48]" office:value-type="float" office:value="-0.0486" calcext:value-type="float">
            <text:p>-0.0486</text:p>
          </table:table-cell>
          <table:table-cell/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float" office:value="-0.3603" calcext:value-type="float">
            <text:p>-0.3603</text:p>
          </table:table-cell>
          <table:table-cell office:value-type="float" office:value="-1.1294" calcext:value-type="float">
            <text:p>-1.1294</text:p>
          </table:table-cell>
          <table:table-cell/>
          <table:table-cell office:value-type="float" office:value="-0.523" calcext:value-type="float">
            <text:p>-0.523</text:p>
          </table:table-cell>
          <table:table-cell office:value-type="float" office:value="-0.394" calcext:value-type="float">
            <text:p>-0.394</text:p>
          </table:table-cell>
          <table:table-cell office:value-type="float" office:value="-1.1789" calcext:value-type="float">
            <text:p>-1.1789</text:p>
          </table:table-cell>
          <table:table-cell/>
          <table:table-cell office:value-type="float" office:value="-0.5833" calcext:value-type="float">
            <text:p>-0.5833</text:p>
          </table:table-cell>
          <table:table-cell office:value-type="float" office:value="-1.4425" calcext:value-type="float">
            <text:p>-1.4425</text:p>
          </table:table-cell>
          <table:table-cell/>
          <table:table-cell office:value-type="float" office:value="0.0148" calcext:value-type="float">
            <text:p>0.014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49]-[.B49]" office:value-type="float" office:value="-0.0337" calcext:value-type="float">
            <text:p>-0.0337</text:p>
          </table:table-cell>
          <table:table-cell table:formula="of:=[.G49]-[.C49]" office:value-type="float" office:value="-0.0495000000000001" calcext:value-type="float">
            <text:p>-0.0495</text:p>
          </table:table-cell>
          <table:table-cell/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float" office:value="-0.4421" calcext:value-type="float">
            <text:p>-0.4421</text:p>
          </table:table-cell>
          <table:table-cell office:value-type="float" office:value="-1.2721" calcext:value-type="float">
            <text:p>-1.2721</text:p>
          </table:table-cell>
          <table:table-cell/>
          <table:table-cell office:value-type="float" office:value="-0.6106" calcext:value-type="float">
            <text:p>-0.6106</text:p>
          </table:table-cell>
          <table:table-cell office:value-type="float" office:value="-0.4788" calcext:value-type="float">
            <text:p>-0.4788</text:p>
          </table:table-cell>
          <table:table-cell office:value-type="float" office:value="-1.3222" calcext:value-type="float">
            <text:p>-1.3222</text:p>
          </table:table-cell>
          <table:table-cell/>
          <table:table-cell office:value-type="float" office:value="-0.6809" calcext:value-type="float">
            <text:p>-0.6809</text:p>
          </table:table-cell>
          <table:table-cell office:value-type="float" office:value="-1.5909" calcext:value-type="float">
            <text:p>-1.5909</text:p>
          </table:table-cell>
          <table:table-cell/>
          <table:table-cell office:value-type="float" office:value="0.0117" calcext:value-type="float">
            <text:p>0.011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50]-[.B50]" office:value-type="float" office:value="-0.0367" calcext:value-type="float">
            <text:p>-0.0367</text:p>
          </table:table-cell>
          <table:table-cell table:formula="of:=[.G50]-[.C50]" office:value-type="float" office:value="-0.0501" calcext:value-type="float">
            <text:p>-0.0501</text:p>
          </table:table-cell>
          <table:table-cell/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float" office:value="-0.5327" calcext:value-type="float">
            <text:p>-0.5327</text:p>
          </table:table-cell>
          <table:table-cell office:value-type="float" office:value="-1.4205" calcext:value-type="float">
            <text:p>-1.4205</text:p>
          </table:table-cell>
          <table:table-cell/>
          <table:table-cell office:value-type="float" office:value="-0.7061" calcext:value-type="float">
            <text:p>-0.7061</text:p>
          </table:table-cell>
          <table:table-cell office:value-type="float" office:value="-0.5718" calcext:value-type="float">
            <text:p>-0.5718</text:p>
          </table:table-cell>
          <table:table-cell office:value-type="float" office:value="-1.471" calcext:value-type="float">
            <text:p>-1.471</text:p>
          </table:table-cell>
          <table:table-cell/>
          <table:table-cell office:value-type="float" office:value="-0.7854" calcext:value-type="float">
            <text:p>-0.7854</text:p>
          </table:table-cell>
          <table:table-cell office:value-type="float" office:value="-1.7444" calcext:value-type="float">
            <text:p>-1.7444</text:p>
          </table:table-cell>
          <table:table-cell/>
          <table:table-cell office:value-type="float" office:value="0.0085" calcext:value-type="float">
            <text:p>0.008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51]-[.B51]" office:value-type="float" office:value="-0.0391" calcext:value-type="float">
            <text:p>-0.0391</text:p>
          </table:table-cell>
          <table:table-cell table:formula="of:=[.G51]-[.C51]" office:value-type="float" office:value="-0.0505" calcext:value-type="float">
            <text:p>-0.0505</text:p>
          </table:table-cell>
          <table:table-cell/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float" office:value="-0.6273" calcext:value-type="float">
            <text:p>-0.6273</text:p>
          </table:table-cell>
          <table:table-cell office:value-type="float" office:value="-1.5748" calcext:value-type="float">
            <text:p>-1.5748</text:p>
          </table:table-cell>
          <table:table-cell/>
          <table:table-cell office:value-type="float" office:value="-0.8051" calcext:value-type="float">
            <text:p>-0.8051</text:p>
          </table:table-cell>
          <table:table-cell office:value-type="float" office:value="-0.6684" calcext:value-type="float">
            <text:p>-0.6684</text:p>
          </table:table-cell>
          <table:table-cell office:value-type="float" office:value="-1.6257" calcext:value-type="float">
            <text:p>-1.6257</text:p>
          </table:table-cell>
          <table:table-cell/>
          <table:table-cell office:value-type="float" office:value="-0.8918" calcext:value-type="float">
            <text:p>-0.8918</text:p>
          </table:table-cell>
          <table:table-cell office:value-type="float" office:value="-1.9033" calcext:value-type="float">
            <text:p>-1.9033</text:p>
          </table:table-cell>
          <table:table-cell/>
          <table:table-cell office:value-type="float" office:value="0.0053" calcext:value-type="float">
            <text:p>0.005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52]-[.B52]" office:value-type="float" office:value="-0.0411" calcext:value-type="float">
            <text:p>-0.0411</text:p>
          </table:table-cell>
          <table:table-cell table:formula="of:=[.G52]-[.C52]" office:value-type="float" office:value="-0.0508999999999999" calcext:value-type="float">
            <text:p>-0.0509</text:p>
          </table:table-cell>
          <table:table-cell/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float" office:value="-0.7262" calcext:value-type="float">
            <text:p>-0.7262</text:p>
          </table:table-cell>
          <table:table-cell office:value-type="float" office:value="-1.737" calcext:value-type="float">
            <text:p>-1.737</text:p>
          </table:table-cell>
          <table:table-cell/>
          <table:table-cell office:value-type="float" office:value="-0.9082" calcext:value-type="float">
            <text:p>-0.9082</text:p>
          </table:table-cell>
          <table:table-cell office:value-type="float" office:value="-0.769" calcext:value-type="float">
            <text:p>-0.769</text:p>
          </table:table-cell>
          <table:table-cell office:value-type="float" office:value="-1.7881" calcext:value-type="float">
            <text:p>-1.7881</text:p>
          </table:table-cell>
          <table:table-cell/>
          <table:table-cell office:value-type="float" office:value="-0.9986" calcext:value-type="float">
            <text:p>-0.9986</text:p>
          </table:table-cell>
          <table:table-cell office:value-type="float" office:value="-2.0675" calcext:value-type="float">
            <text:p>-2.0675</text:p>
          </table:table-cell>
          <table:table-cell/>
          <table:table-cell office:value-type="float" office:value="0.0042" calcext:value-type="float">
            <text:p>0.004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53]-[.B53]" office:value-type="float" office:value="-0.0428000000000001" calcext:value-type="float">
            <text:p>-0.0428</text:p>
          </table:table-cell>
          <table:table-cell table:formula="of:=[.G53]-[.C53]" office:value-type="float" office:value="-0.0510999999999999" calcext:value-type="float">
            <text:p>-0.0511</text:p>
          </table:table-cell>
          <table:table-cell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float" office:value="-0.8407" calcext:value-type="float">
            <text:p>-0.8407</text:p>
          </table:table-cell>
          <table:table-cell office:value-type="float" office:value="-1.89" calcext:value-type="float">
            <text:p>-1.89</text:p>
          </table:table-cell>
          <table:table-cell/>
          <table:table-cell office:value-type="float" office:value="-1.0249" calcext:value-type="float">
            <text:p>-1.0249</text:p>
          </table:table-cell>
          <table:table-cell office:value-type="float" office:value="-0.8849" calcext:value-type="float">
            <text:p>-0.8849</text:p>
          </table:table-cell>
          <table:table-cell office:value-type="float" office:value="-1.9413" calcext:value-type="float">
            <text:p>-1.9413</text:p>
          </table:table-cell>
          <table:table-cell/>
          <table:table-cell office:value-type="float" office:value="-1.1202" calcext:value-type="float">
            <text:p>-1.1202</text:p>
          </table:table-cell>
          <table:table-cell office:value-type="float" office:value="-2.2222" calcext:value-type="float">
            <text:p>-2.2222</text:p>
          </table:table-cell>
          <table:table-cell/>
          <table:table-cell office:value-type="float" office:value="0.0032" calcext:value-type="float">
            <text:p>0.003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54]-[.B54]" office:value-type="float" office:value="-0.0442" calcext:value-type="float">
            <text:p>-0.0442</text:p>
          </table:table-cell>
          <table:table-cell table:formula="of:=[.G54]-[.C54]" office:value-type="float" office:value="-0.0513000000000001" calcext:value-type="float">
            <text:p>-0.0513</text:p>
          </table:table-cell>
          <table:table-cell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float" office:value="-0.9658" calcext:value-type="float">
            <text:p>-0.9658</text:p>
          </table:table-cell>
          <table:table-cell office:value-type="float" office:value="-2.0523" calcext:value-type="float">
            <text:p>-2.0523</text:p>
          </table:table-cell>
          <table:table-cell/>
          <table:table-cell office:value-type="float" office:value="-1.1521" calcext:value-type="float">
            <text:p>-1.1521</text:p>
          </table:table-cell>
          <table:table-cell office:value-type="float" office:value="-1.0112" calcext:value-type="float">
            <text:p>-1.0112</text:p>
          </table:table-cell>
          <table:table-cell office:value-type="float" office:value="-2.1037" calcext:value-type="float">
            <text:p>-2.1037</text:p>
          </table:table-cell>
          <table:table-cell/>
          <table:table-cell office:value-type="float" office:value="-1.2523" calcext:value-type="float">
            <text:p>-1.2523</text:p>
          </table:table-cell>
          <table:table-cell office:value-type="float" office:value="-2.3871" calcext:value-type="float">
            <text:p>-2.3871</text:p>
          </table:table-cell>
          <table:table-cell/>
          <table:table-cell office:value-type="float" office:value="0.0011" calcext:value-type="float">
            <text:p>0.001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F55]-[.B55]" office:value-type="float" office:value="-0.0454000000000001" calcext:value-type="float">
            <text:p>-0.0454</text:p>
          </table:table-cell>
          <table:table-cell table:formula="of:=[.G55]-[.C55]" office:value-type="float" office:value="-0.0514000000000001" calcext:value-type="float">
            <text:p>-0.0514</text:p>
          </table:table-cell>
          <table:table-cell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float" office:value="-1.0966" calcext:value-type="float">
            <text:p>-1.0966</text:p>
          </table:table-cell>
          <table:table-cell office:value-type="float" office:value="-2.222" calcext:value-type="float">
            <text:p>-2.222</text:p>
          </table:table-cell>
          <table:table-cell/>
          <table:table-cell office:value-type="float" office:value="-1.2848" calcext:value-type="float">
            <text:p>-1.2848</text:p>
          </table:table-cell>
          <table:table-cell office:value-type="float" office:value="-1.1429" calcext:value-type="float">
            <text:p>-1.1429</text:p>
          </table:table-cell>
          <table:table-cell office:value-type="float" office:value="-2.2735" calcext:value-type="float">
            <text:p>-2.2735</text:p>
          </table:table-cell>
          <table:table-cell/>
          <table:table-cell office:value-type="float" office:value="-1.3879" calcext:value-type="float">
            <text:p>-1.3879</text:p>
          </table:table-cell>
          <table:table-cell office:value-type="float" office:value="-2.5582" calcext:value-type="float">
            <text:p>-2.558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56]-[.B56]" office:value-type="float" office:value="-0.0463" calcext:value-type="float">
            <text:p>-0.0463</text:p>
          </table:table-cell>
          <table:table-cell table:formula="of:=[.G56]-[.C56]" office:value-type="float" office:value="-0.0514999999999999" calcext:value-type="float">
            <text:p>-0.0515</text:p>
          </table:table-cell>
          <table:table-cell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float" office:value="-1.2327" calcext:value-type="float">
            <text:p>-1.2327</text:p>
          </table:table-cell>
          <table:table-cell office:value-type="float" office:value="-2.3923" calcext:value-type="float">
            <text:p>-2.3923</text:p>
          </table:table-cell>
          <table:table-cell/>
          <table:table-cell office:value-type="float" office:value="-1.4224" calcext:value-type="float">
            <text:p>-1.4224</text:p>
          </table:table-cell>
          <table:table-cell office:value-type="float" office:value="-1.2796" calcext:value-type="float">
            <text:p>-1.2796</text:p>
          </table:table-cell>
          <table:table-cell office:value-type="float" office:value="-2.4438" calcext:value-type="float">
            <text:p>-2.4438</text:p>
          </table:table-cell>
          <table:table-cell/>
          <table:table-cell office:value-type="float" office:value="-1.5268" calcext:value-type="float">
            <text:p>-1.5268</text:p>
          </table:table-cell>
          <table:table-cell office:value-type="float" office:value="-2.7287" calcext:value-type="float">
            <text:p>-2.728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57]-[.B57]" office:value-type="float" office:value="-0.0469000000000002" calcext:value-type="float">
            <text:p>-0.0469</text:p>
          </table:table-cell>
          <table:table-cell table:formula="of:=[.G57]-[.C57]" office:value-type="float" office:value="-0.0514999999999999" calcext:value-type="float">
            <text:p>-0.0515</text:p>
          </table:table-cell>
          <table:table-cell/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float" office:value="-1.3739" calcext:value-type="float">
            <text:p>-1.3739</text:p>
          </table:table-cell>
          <table:table-cell office:value-type="float" office:value="-2.5559" calcext:value-type="float">
            <text:p>-2.5559</text:p>
          </table:table-cell>
          <table:table-cell/>
          <table:table-cell office:value-type="float" office:value="-1.5646" calcext:value-type="float">
            <text:p>-1.5646</text:p>
          </table:table-cell>
          <table:table-cell office:value-type="float" office:value="-1.4213" calcext:value-type="float">
            <text:p>-1.4213</text:p>
          </table:table-cell>
          <table:table-cell office:value-type="float" office:value="-2.6074" calcext:value-type="float">
            <text:p>-2.6074</text:p>
          </table:table-cell>
          <table:table-cell/>
          <table:table-cell office:value-type="float" office:value="-1.67" calcext:value-type="float">
            <text:p>-1.67</text:p>
          </table:table-cell>
          <table:table-cell office:value-type="float" office:value="-2.8924" calcext:value-type="float">
            <text:p>-2.89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58]-[.B58]" office:value-type="float" office:value="-0.0474000000000001" calcext:value-type="float">
            <text:p>-0.0474</text:p>
          </table:table-cell>
          <table:table-cell table:formula="of:=[.G58]-[.C58]" office:value-type="float" office:value="-0.0515000000000003" calcext:value-type="float">
            <text:p>-0.0515</text:p>
          </table:table-cell>
          <table:table-cell/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float" office:value="-1.5208" calcext:value-type="float">
            <text:p>-1.5208</text:p>
          </table:table-cell>
          <table:table-cell office:value-type="float" office:value="-2.7194" calcext:value-type="float">
            <text:p>-2.7194</text:p>
          </table:table-cell>
          <table:table-cell/>
          <table:table-cell office:value-type="float" office:value="-1.7121" calcext:value-type="float">
            <text:p>-1.7121</text:p>
          </table:table-cell>
          <table:table-cell office:value-type="float" office:value="-1.5686" calcext:value-type="float">
            <text:p>-1.5686</text:p>
          </table:table-cell>
          <table:table-cell office:value-type="float" office:value="-2.7709" calcext:value-type="float">
            <text:p>-2.7709</text:p>
          </table:table-cell>
          <table:table-cell/>
          <table:table-cell office:value-type="float" office:value="-1.8185" calcext:value-type="float">
            <text:p>-1.8185</text:p>
          </table:table-cell>
          <table:table-cell office:value-type="float" office:value="-3.056" calcext:value-type="float">
            <text:p>-3.05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59]-[.B59]" office:value-type="float" office:value="-0.0478000000000001" calcext:value-type="float">
            <text:p>-0.0478</text:p>
          </table:table-cell>
          <table:table-cell table:formula="of:=[.G59]-[.C59]" office:value-type="float" office:value="-0.0515000000000003" calcext:value-type="float">
            <text:p>-0.0515</text:p>
          </table:table-cell>
          <table:table-cell/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float" office:value="-1.6736" calcext:value-type="float">
            <text:p>-1.6736</text:p>
          </table:table-cell>
          <table:table-cell office:value-type="float" office:value="-2.8843" calcext:value-type="float">
            <text:p>-2.8843</text:p>
          </table:table-cell>
          <table:table-cell/>
          <table:table-cell office:value-type="float" office:value="-1.8655" calcext:value-type="float">
            <text:p>-1.8655</text:p>
          </table:table-cell>
          <table:table-cell office:value-type="float" office:value="-1.7217" calcext:value-type="float">
            <text:p>-1.7217</text:p>
          </table:table-cell>
          <table:table-cell office:value-type="float" office:value="-2.9359" calcext:value-type="float">
            <text:p>-2.9359</text:p>
          </table:table-cell>
          <table:table-cell/>
          <table:table-cell office:value-type="float" office:value="-1.9725" calcext:value-type="float">
            <text:p>-1.9725</text:p>
          </table:table-cell>
          <table:table-cell office:value-type="float" office:value="-3.221" calcext:value-type="float">
            <text:p>-3.2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60]-[.B60]" office:value-type="float" office:value="-0.0481" calcext:value-type="float">
            <text:p>-0.0481</text:p>
          </table:table-cell>
          <table:table-cell table:formula="of:=[.G60]-[.C60]" office:value-type="float" office:value="-0.0516000000000001" calcext:value-type="float">
            <text:p>-0.0516</text:p>
          </table:table-cell>
          <table:table-cell/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float" office:value="-1.8328" calcext:value-type="float">
            <text:p>-1.8328</text:p>
          </table:table-cell>
          <table:table-cell office:value-type="float" office:value="-3.0519" calcext:value-type="float">
            <text:p>-3.0519</text:p>
          </table:table-cell>
          <table:table-cell/>
          <table:table-cell office:value-type="float" office:value="-2.025" calcext:value-type="float">
            <text:p>-2.025</text:p>
          </table:table-cell>
          <table:table-cell office:value-type="float" office:value="-1.8811" calcext:value-type="float">
            <text:p>-1.8811</text:p>
          </table:table-cell>
          <table:table-cell office:value-type="float" office:value="-3.1035" calcext:value-type="float">
            <text:p>-3.1035</text:p>
          </table:table-cell>
          <table:table-cell/>
          <table:table-cell office:value-type="float" office:value="-2.1325" calcext:value-type="float">
            <text:p>-2.1325</text:p>
          </table:table-cell>
          <table:table-cell office:value-type="float" office:value="-3.3887" calcext:value-type="float">
            <text:p>-3.388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61]-[.B61]" office:value-type="float" office:value="-0.0483" calcext:value-type="float">
            <text:p>-0.0483</text:p>
          </table:table-cell>
          <table:table-cell table:formula="of:=[.G61]-[.C61]" office:value-type="float" office:value="-0.0516000000000001" calcext:value-type="float">
            <text:p>-0.0516</text:p>
          </table:table-cell>
          <table:table-cell/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float" office:value="-1.9992" calcext:value-type="float">
            <text:p>-1.9992</text:p>
          </table:table-cell>
          <table:table-cell office:value-type="float" office:value="-3.2234" calcext:value-type="float">
            <text:p>-3.2234</text:p>
          </table:table-cell>
          <table:table-cell/>
          <table:table-cell office:value-type="float" office:value="-2.1916" calcext:value-type="float">
            <text:p>-2.1916</text:p>
          </table:table-cell>
          <table:table-cell office:value-type="float" office:value="-2.0476" calcext:value-type="float">
            <text:p>-2.0476</text:p>
          </table:table-cell>
          <table:table-cell office:value-type="float" office:value="-3.275" calcext:value-type="float">
            <text:p>-3.275</text:p>
          </table:table-cell>
          <table:table-cell/>
          <table:table-cell office:value-type="float" office:value="-2.2994" calcext:value-type="float">
            <text:p>-2.2994</text:p>
          </table:table-cell>
          <table:table-cell office:value-type="float" office:value="-3.5602" calcext:value-type="float">
            <text:p>-3.560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62]-[.B62]" office:value-type="float" office:value="-0.0484" calcext:value-type="float">
            <text:p>-0.0484</text:p>
          </table:table-cell>
          <table:table-cell table:formula="of:=[.G62]-[.C62]" office:value-type="float" office:value="-0.0516000000000001" calcext:value-type="float">
            <text:p>-0.0516</text:p>
          </table:table-cell>
          <table:table-cell/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float" office:value="-2.1596" calcext:value-type="float">
            <text:p>-2.1596</text:p>
          </table:table-cell>
          <table:table-cell office:value-type="float" office:value="-3.3874" calcext:value-type="float">
            <text:p>-3.3874</text:p>
          </table:table-cell>
          <table:table-cell/>
          <table:table-cell office:value-type="float" office:value="-2.3522" calcext:value-type="float">
            <text:p>-2.3522</text:p>
          </table:table-cell>
          <table:table-cell office:value-type="float" office:value="-2.2081" calcext:value-type="float">
            <text:p>-2.2081</text:p>
          </table:table-cell>
          <table:table-cell office:value-type="float" office:value="-3.439" calcext:value-type="float">
            <text:p>-3.439</text:p>
          </table:table-cell>
          <table:table-cell/>
          <table:table-cell office:value-type="float" office:value="-2.4603" calcext:value-type="float">
            <text:p>-2.4603</text:p>
          </table:table-cell>
          <table:table-cell office:value-type="float" office:value="-3.7242" calcext:value-type="float">
            <text:p>-3.724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63]-[.B63]" office:value-type="float" office:value="-0.0484999999999998" calcext:value-type="float">
            <text:p>-0.0485</text:p>
          </table:table-cell>
          <table:table-cell table:formula="of:=[.G63]-[.C63]" office:value-type="float" office:value="-0.0516000000000001" calcext:value-type="float">
            <text:p>-0.0516</text:p>
          </table:table-cell>
          <table:table-cell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-2.32" calcext:value-type="float">
            <text:p>-2.32</text:p>
          </table:table-cell>
          <table:table-cell office:value-type="float" office:value="-3.5484" calcext:value-type="float">
            <text:p>-3.5484</text:p>
          </table:table-cell>
          <table:table-cell/>
          <table:table-cell office:value-type="float" office:value="-2.5126" calcext:value-type="float">
            <text:p>-2.5126</text:p>
          </table:table-cell>
          <table:table-cell office:value-type="float" office:value="-2.3686" calcext:value-type="float">
            <text:p>-2.3686</text:p>
          </table:table-cell>
          <table:table-cell office:value-type="float" office:value="-3.6" calcext:value-type="float">
            <text:p>-3.6</text:p>
          </table:table-cell>
          <table:table-cell/>
          <table:table-cell office:value-type="float" office:value="-2.6209" calcext:value-type="float">
            <text:p>-2.6209</text:p>
          </table:table-cell>
          <table:table-cell office:value-type="float" office:value="-3.8852" calcext:value-type="float">
            <text:p>-3.885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64]-[.B64]" office:value-type="float" office:value="-0.0486" calcext:value-type="float">
            <text:p>-0.0486</text:p>
          </table:table-cell>
          <table:table-cell table:formula="of:=[.G64]-[.C64]" office:value-type="float" office:value="-0.0516000000000001" calcext:value-type="float">
            <text:p>-0.0516</text:p>
          </table:table-cell>
          <table:table-cell/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float" office:value="-2.4819" calcext:value-type="float">
            <text:p>-2.4819</text:p>
          </table:table-cell>
          <table:table-cell office:value-type="float" office:value="-3.7103" calcext:value-type="float">
            <text:p>-3.7103</text:p>
          </table:table-cell>
          <table:table-cell/>
          <table:table-cell office:value-type="float" office:value="-2.6745" calcext:value-type="float">
            <text:p>-2.6745</text:p>
          </table:table-cell>
          <table:table-cell office:value-type="float" office:value="-2.5306" calcext:value-type="float">
            <text:p>-2.5306</text:p>
          </table:table-cell>
          <table:table-cell office:value-type="float" office:value="-3.7619" calcext:value-type="float">
            <text:p>-3.7619</text:p>
          </table:table-cell>
          <table:table-cell/>
          <table:table-cell office:value-type="float" office:value="-2.783" calcext:value-type="float">
            <text:p>-2.783</text:p>
          </table:table-cell>
          <table:table-cell office:value-type="float" office:value="-4.0472" calcext:value-type="float">
            <text:p>-4.047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65]-[.B65]" office:value-type="float" office:value="-0.0487000000000002" calcext:value-type="float">
            <text:p>-0.0487</text:p>
          </table:table-cell>
          <table:table-cell table:formula="of:=[.G65]-[.C65]" office:value-type="float" office:value="-0.0515999999999996" calcext:value-type="float">
            <text:p>-0.0516</text:p>
          </table:table-cell>
          <table:table-cell/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float" office:value="-2.649" calcext:value-type="float">
            <text:p>-2.649</text:p>
          </table:table-cell>
          <table:table-cell office:value-type="float" office:value="-3.8757" calcext:value-type="float">
            <text:p>-3.8757</text:p>
          </table:table-cell>
          <table:table-cell/>
          <table:table-cell office:value-type="float" office:value="-2.8415" calcext:value-type="float">
            <text:p>-2.8415</text:p>
          </table:table-cell>
          <table:table-cell office:value-type="float" office:value="-2.6977" calcext:value-type="float">
            <text:p>-2.6977</text:p>
          </table:table-cell>
          <table:table-cell office:value-type="float" office:value="-3.9273" calcext:value-type="float">
            <text:p>-3.9273</text:p>
          </table:table-cell>
          <table:table-cell/>
          <table:table-cell office:value-type="float" office:value="-2.9502" calcext:value-type="float">
            <text:p>-2.9502</text:p>
          </table:table-cell>
          <table:table-cell office:value-type="float" office:value="-4.2125" calcext:value-type="float">
            <text:p>-4.212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66]-[.B66]" office:value-type="float" office:value="-0.0487000000000002" calcext:value-type="float">
            <text:p>-0.0487</text:p>
          </table:table-cell>
          <table:table-cell table:formula="of:=[.G66]-[.C66]" office:value-type="float" office:value="-0.0515999999999996" calcext:value-type="float">
            <text:p>-0.0516</text:p>
          </table:table-cell>
          <table:table-cell/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float" office:value="-2.8165" calcext:value-type="float">
            <text:p>-2.8165</text:p>
          </table:table-cell>
          <table:table-cell office:value-type="float" office:value="-4.0389" calcext:value-type="float">
            <text:p>-4.0389</text:p>
          </table:table-cell>
          <table:table-cell/>
          <table:table-cell office:value-type="float" office:value="-3.0088" calcext:value-type="float">
            <text:p>-3.0088</text:p>
          </table:table-cell>
          <table:table-cell office:value-type="float" office:value="-2.8651" calcext:value-type="float">
            <text:p>-2.8651</text:p>
          </table:table-cell>
          <table:table-cell office:value-type="float" office:value="-4.0905" calcext:value-type="float">
            <text:p>-4.0905</text:p>
          </table:table-cell>
          <table:table-cell/>
          <table:table-cell office:value-type="float" office:value="-3.1178" calcext:value-type="float">
            <text:p>-3.1178</text:p>
          </table:table-cell>
          <table:table-cell office:value-type="float" office:value="-4.3757" calcext:value-type="float">
            <text:p>-4.375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67]-[.B67]" office:value-type="float" office:value="-0.0486" calcext:value-type="float">
            <text:p>-0.0486</text:p>
          </table:table-cell>
          <table:table-cell table:formula="of:=[.G67]-[.C67]" office:value-type="float" office:value="-0.0515999999999996" calcext:value-type="float">
            <text:p>-0.0516</text:p>
          </table:table-cell>
          <table:table-cell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float" office:value="-2.9801" calcext:value-type="float">
            <text:p>-2.9801</text:p>
          </table:table-cell>
          <table:table-cell office:value-type="float" office:value="-4.1981" calcext:value-type="float">
            <text:p>-4.1981</text:p>
          </table:table-cell>
          <table:table-cell/>
          <table:table-cell office:value-type="float" office:value="-3.1723" calcext:value-type="float">
            <text:p>-3.1723</text:p>
          </table:table-cell>
          <table:table-cell office:value-type="float" office:value="-3.0288" calcext:value-type="float">
            <text:p>-3.0288</text:p>
          </table:table-cell>
          <table:table-cell office:value-type="float" office:value="-4.2497" calcext:value-type="float">
            <text:p>-4.2497</text:p>
          </table:table-cell>
          <table:table-cell/>
          <table:table-cell office:value-type="float" office:value="-3.2815" calcext:value-type="float">
            <text:p>-3.2815</text:p>
          </table:table-cell>
          <table:table-cell office:value-type="float" office:value="-4.535" calcext:value-type="float">
            <text:p>-4.53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68]-[.B68]" office:value-type="float" office:value="-0.0486999999999997" calcext:value-type="float">
            <text:p>-0.0487</text:p>
          </table:table-cell>
          <table:table-cell table:formula="of:=[.G68]-[.C68]" office:value-type="float" office:value="-0.0515999999999996" calcext:value-type="float">
            <text:p>-0.0516</text:p>
          </table:table-cell>
          <table:table-cell/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float" office:value="-3.1432" calcext:value-type="float">
            <text:p>-3.1432</text:p>
          </table:table-cell>
          <table:table-cell office:value-type="float" office:value="-4.3559" calcext:value-type="float">
            <text:p>-4.3559</text:p>
          </table:table-cell>
          <table:table-cell/>
          <table:table-cell office:value-type="float" office:value="-3.3352" calcext:value-type="float">
            <text:p>-3.3352</text:p>
          </table:table-cell>
          <table:table-cell office:value-type="float" office:value="-3.1919" calcext:value-type="float">
            <text:p>-3.1919</text:p>
          </table:table-cell>
          <table:table-cell office:value-type="float" office:value="-4.4075" calcext:value-type="float">
            <text:p>-4.4075</text:p>
          </table:table-cell>
          <table:table-cell/>
          <table:table-cell office:value-type="float" office:value="-3.4446" calcext:value-type="float">
            <text:p>-3.4446</text:p>
          </table:table-cell>
          <table:table-cell office:value-type="float" office:value="-4.6928" calcext:value-type="float">
            <text:p>-4.69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69]-[.B69]" office:value-type="float" office:value="-0.0486999999999997" calcext:value-type="float">
            <text:p>-0.0487</text:p>
          </table:table-cell>
          <table:table-cell table:formula="of:=[.G69]-[.C69]" office:value-type="float" office:value="-0.0515999999999996" calcext:value-type="float">
            <text:p>-0.0516</text:p>
          </table:table-cell>
          <table:table-cell/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float" office:value="-3.3032" calcext:value-type="float">
            <text:p>-3.3032</text:p>
          </table:table-cell>
          <table:table-cell office:value-type="float" office:value="-4.5101" calcext:value-type="float">
            <text:p>-4.5101</text:p>
          </table:table-cell>
          <table:table-cell/>
          <table:table-cell office:value-type="float" office:value="-3.4949" calcext:value-type="float">
            <text:p>-3.4949</text:p>
          </table:table-cell>
          <table:table-cell office:value-type="float" office:value="-3.3519" calcext:value-type="float">
            <text:p>-3.3519</text:p>
          </table:table-cell>
          <table:table-cell office:value-type="float" office:value="-4.5618" calcext:value-type="float">
            <text:p>-4.5618</text:p>
          </table:table-cell>
          <table:table-cell/>
          <table:table-cell office:value-type="float" office:value="-3.6046" calcext:value-type="float">
            <text:p>-3.6046</text:p>
          </table:table-cell>
          <table:table-cell office:value-type="float" office:value="-4.847" calcext:value-type="float">
            <text:p>-4.84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70]-[.B70]" office:value-type="float" office:value="-0.0487000000000002" calcext:value-type="float">
            <text:p>-0.0487</text:p>
          </table:table-cell>
          <table:table-cell table:formula="of:=[.G70]-[.C70]" office:value-type="float" office:value="-0.0516999999999994" calcext:value-type="float">
            <text:p>-0.0517</text:p>
          </table:table-cell>
          <table:table-cell/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float" office:value="-3.4625" calcext:value-type="float">
            <text:p>-3.4625</text:p>
          </table:table-cell>
          <table:table-cell office:value-type="float" office:value="-4.6634" calcext:value-type="float">
            <text:p>-4.6634</text:p>
          </table:table-cell>
          <table:table-cell/>
          <table:table-cell office:value-type="float" office:value="-3.654" calcext:value-type="float">
            <text:p>-3.654</text:p>
          </table:table-cell>
          <table:table-cell office:value-type="float" office:value="-3.5112" calcext:value-type="float">
            <text:p>-3.5112</text:p>
          </table:table-cell>
          <table:table-cell office:value-type="float" office:value="-4.715" calcext:value-type="float">
            <text:p>-4.715</text:p>
          </table:table-cell>
          <table:table-cell/>
          <table:table-cell office:value-type="float" office:value="-3.764" calcext:value-type="float">
            <text:p>-3.764</text:p>
          </table:table-cell>
          <table:table-cell office:value-type="float" office:value="-5.0002" calcext:value-type="float">
            <text:p>-5.000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71]-[.B71]" office:value-type="float" office:value="-0.0487000000000002" calcext:value-type="float">
            <text:p>-0.0487</text:p>
          </table:table-cell>
          <table:table-cell table:formula="of:=[.G71]-[.C71]" office:value-type="float" office:value="-0.0515999999999996" calcext:value-type="float">
            <text:p>-0.0516</text:p>
          </table:table-cell>
          <table:table-cell/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float" office:value="-3.6223" calcext:value-type="float">
            <text:p>-3.6223</text:p>
          </table:table-cell>
          <table:table-cell office:value-type="float" office:value="-4.8153" calcext:value-type="float">
            <text:p>-4.8153</text:p>
          </table:table-cell>
          <table:table-cell/>
          <table:table-cell office:value-type="float" office:value="-3.8134" calcext:value-type="float">
            <text:p>-3.8134</text:p>
          </table:table-cell>
          <table:table-cell office:value-type="float" office:value="-3.671" calcext:value-type="float">
            <text:p>-3.671</text:p>
          </table:table-cell>
          <table:table-cell office:value-type="float" office:value="-4.8669" calcext:value-type="float">
            <text:p>-4.8669</text:p>
          </table:table-cell>
          <table:table-cell/>
          <table:table-cell office:value-type="float" office:value="-3.9237" calcext:value-type="float">
            <text:p>-3.9237</text:p>
          </table:table-cell>
          <table:table-cell office:value-type="float" office:value="-5.1522" calcext:value-type="float">
            <text:p>-5.152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72]-[.B72]" office:value-type="float" office:value="-0.0486999999999997" calcext:value-type="float">
            <text:p>-0.0487</text:p>
          </table:table-cell>
          <table:table-cell table:formula="of:=[.G72]-[.C72]" office:value-type="float" office:value="-0.0516000000000005" calcext:value-type="float">
            <text:p>-0.051600000000001</text:p>
          </table:table-cell>
          <table:table-cell/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float" office:value="-3.7767" calcext:value-type="float">
            <text:p>-3.7767</text:p>
          </table:table-cell>
          <table:table-cell office:value-type="float" office:value="-4.9607" calcext:value-type="float">
            <text:p>-4.9607</text:p>
          </table:table-cell>
          <table:table-cell/>
          <table:table-cell office:value-type="float" office:value="-3.9675" calcext:value-type="float">
            <text:p>-3.9675</text:p>
          </table:table-cell>
          <table:table-cell office:value-type="float" office:value="-3.8254" calcext:value-type="float">
            <text:p>-3.8254</text:p>
          </table:table-cell>
          <table:table-cell office:value-type="float" office:value="-5.0123" calcext:value-type="float">
            <text:p>-5.0123</text:p>
          </table:table-cell>
          <table:table-cell/>
          <table:table-cell office:value-type="float" office:value="-4.0781" calcext:value-type="float">
            <text:p>-4.0781</text:p>
          </table:table-cell>
          <table:table-cell office:value-type="float" office:value="-5.2976" calcext:value-type="float">
            <text:p>-5.297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73]-[.B73]" office:value-type="float" office:value="-0.0487000000000002" calcext:value-type="float">
            <text:p>-0.0487</text:p>
          </table:table-cell>
          <table:table-cell table:formula="of:=[.G73]-[.C73]" office:value-type="float" office:value="-0.0515999999999996" calcext:value-type="float">
            <text:p>-0.0516</text:p>
          </table:table-cell>
          <table:table-cell/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float" office:value="-3.9316" calcext:value-type="float">
            <text:p>-3.9316</text:p>
          </table:table-cell>
          <table:table-cell office:value-type="float" office:value="-5.1068" calcext:value-type="float">
            <text:p>-5.1068</text:p>
          </table:table-cell>
          <table:table-cell/>
          <table:table-cell office:value-type="float" office:value="-4.122" calcext:value-type="float">
            <text:p>-4.122</text:p>
          </table:table-cell>
          <table:table-cell office:value-type="float" office:value="-3.9803" calcext:value-type="float">
            <text:p>-3.9803</text:p>
          </table:table-cell>
          <table:table-cell office:value-type="float" office:value="-5.1584" calcext:value-type="float">
            <text:p>-5.1584</text:p>
          </table:table-cell>
          <table:table-cell/>
          <table:table-cell office:value-type="float" office:value="-4.2331" calcext:value-type="float">
            <text:p>-4.2331</text:p>
          </table:table-cell>
          <table:table-cell office:value-type="float" office:value="-5.4437" calcext:value-type="float">
            <text:p>-5.443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74]-[.B74]" office:value-type="float" office:value="-0.0487000000000002" calcext:value-type="float">
            <text:p>-0.0487</text:p>
          </table:table-cell>
          <table:table-cell table:formula="of:=[.G74]-[.C74]" office:value-type="float" office:value="-0.0516000000000005" calcext:value-type="float">
            <text:p>-0.051600000000001</text:p>
          </table:table-cell>
          <table:table-cell/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float" office:value="-4.0841" calcext:value-type="float">
            <text:p>-4.0841</text:p>
          </table:table-cell>
          <table:table-cell office:value-type="float" office:value="-5.2505" calcext:value-type="float">
            <text:p>-5.2505</text:p>
          </table:table-cell>
          <table:table-cell/>
          <table:table-cell office:value-type="float" office:value="-4.2742" calcext:value-type="float">
            <text:p>-4.2742</text:p>
          </table:table-cell>
          <table:table-cell office:value-type="float" office:value="-4.1328" calcext:value-type="float">
            <text:p>-4.1328</text:p>
          </table:table-cell>
          <table:table-cell office:value-type="float" office:value="-5.3022" calcext:value-type="float">
            <text:p>-5.3022</text:p>
          </table:table-cell>
          <table:table-cell/>
          <table:table-cell office:value-type="float" office:value="-4.3856" calcext:value-type="float">
            <text:p>-4.3856</text:p>
          </table:table-cell>
          <table:table-cell office:value-type="float" office:value="-5.5874" calcext:value-type="float">
            <text:p>-5.587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75]-[.B75]" office:value-type="float" office:value="-0.0486999999999993" calcext:value-type="float">
            <text:p>-0.048699999999999</text:p>
          </table:table-cell>
          <table:table-cell table:formula="of:=[.G75]-[.C75]" office:value-type="float" office:value="-0.0517000000000003" calcext:value-type="float">
            <text:p>-0.0517</text:p>
          </table:table-cell>
          <table:table-cell/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float" office:value="-4.2344" calcext:value-type="float">
            <text:p>-4.2344</text:p>
          </table:table-cell>
          <table:table-cell office:value-type="float" office:value="-5.3916" calcext:value-type="float">
            <text:p>-5.3916</text:p>
          </table:table-cell>
          <table:table-cell/>
          <table:table-cell office:value-type="float" office:value="-4.424" calcext:value-type="float">
            <text:p>-4.424</text:p>
          </table:table-cell>
          <table:table-cell office:value-type="float" office:value="-4.2831" calcext:value-type="float">
            <text:p>-4.2831</text:p>
          </table:table-cell>
          <table:table-cell office:value-type="float" office:value="-5.4432" calcext:value-type="float">
            <text:p>-5.4432</text:p>
          </table:table-cell>
          <table:table-cell/>
          <table:table-cell office:value-type="float" office:value="-4.5359" calcext:value-type="float">
            <text:p>-4.5359</text:p>
          </table:table-cell>
          <table:table-cell office:value-type="float" office:value="-5.7285" calcext:value-type="float">
            <text:p>-5.728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76]-[.B76]" office:value-type="float" office:value="-0.0487000000000002" calcext:value-type="float">
            <text:p>-0.0487</text:p>
          </table:table-cell>
          <table:table-cell table:formula="of:=[.G76]-[.C76]" office:value-type="float" office:value="-0.0515999999999996" calcext:value-type="float">
            <text:p>-0.0516</text:p>
          </table:table-cell>
          <table:table-cell/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float" office:value="-4.384" calcext:value-type="float">
            <text:p>-4.384</text:p>
          </table:table-cell>
          <table:table-cell office:value-type="float" office:value="-5.5326" calcext:value-type="float">
            <text:p>-5.5326</text:p>
          </table:table-cell>
          <table:table-cell/>
          <table:table-cell office:value-type="float" office:value="-4.5732" calcext:value-type="float">
            <text:p>-4.5732</text:p>
          </table:table-cell>
          <table:table-cell office:value-type="float" office:value="-4.4327" calcext:value-type="float">
            <text:p>-4.4327</text:p>
          </table:table-cell>
          <table:table-cell office:value-type="float" office:value="-5.5842" calcext:value-type="float">
            <text:p>-5.5842</text:p>
          </table:table-cell>
          <table:table-cell/>
          <table:table-cell office:value-type="float" office:value="-4.6855" calcext:value-type="float">
            <text:p>-4.6855</text:p>
          </table:table-cell>
          <table:table-cell office:value-type="float" office:value="-5.8695" calcext:value-type="float">
            <text:p>-5.869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77]-[.B77]" office:value-type="float" office:value="-0.0486999999999993" calcext:value-type="float">
            <text:p>-0.048699999999999</text:p>
          </table:table-cell>
          <table:table-cell table:formula="of:=[.G77]-[.C77]" office:value-type="float" office:value="-0.0515999999999996" calcext:value-type="float">
            <text:p>-0.0516</text:p>
          </table:table-cell>
          <table:table-cell/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float" office:value="-4.5308" calcext:value-type="float">
            <text:p>-4.5308</text:p>
          </table:table-cell>
          <table:table-cell office:value-type="float" office:value="-5.6715" calcext:value-type="float">
            <text:p>-5.6715</text:p>
          </table:table-cell>
          <table:table-cell/>
          <table:table-cell office:value-type="float" office:value="-4.7197" calcext:value-type="float">
            <text:p>-4.7197</text:p>
          </table:table-cell>
          <table:table-cell office:value-type="float" office:value="-4.5795" calcext:value-type="float">
            <text:p>-4.5795</text:p>
          </table:table-cell>
          <table:table-cell office:value-type="float" office:value="-5.7231" calcext:value-type="float">
            <text:p>-5.7231</text:p>
          </table:table-cell>
          <table:table-cell/>
          <table:table-cell office:value-type="float" office:value="-4.8323" calcext:value-type="float">
            <text:p>-4.8323</text:p>
          </table:table-cell>
          <table:table-cell office:value-type="float" office:value="-6.0083" calcext:value-type="float">
            <text:p>-6.008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78]-[.B78]" office:value-type="float" office:value="-0.0487000000000002" calcext:value-type="float">
            <text:p>-0.0487</text:p>
          </table:table-cell>
          <table:table-cell table:formula="of:=[.G78]-[.C78]" office:value-type="float" office:value="-0.0515999999999996" calcext:value-type="float">
            <text:p>-0.0516</text:p>
          </table:table-cell>
          <table:table-cell/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float" office:value="-4.6783" calcext:value-type="float">
            <text:p>-4.6783</text:p>
          </table:table-cell>
          <table:table-cell office:value-type="float" office:value="-5.8107" calcext:value-type="float">
            <text:p>-5.8107</text:p>
          </table:table-cell>
          <table:table-cell/>
          <table:table-cell office:value-type="float" office:value="-4.8668" calcext:value-type="float">
            <text:p>-4.8668</text:p>
          </table:table-cell>
          <table:table-cell office:value-type="float" office:value="-4.727" calcext:value-type="float">
            <text:p>-4.727</text:p>
          </table:table-cell>
          <table:table-cell office:value-type="float" office:value="-5.8623" calcext:value-type="float">
            <text:p>-5.8623</text:p>
          </table:table-cell>
          <table:table-cell/>
          <table:table-cell office:value-type="float" office:value="-4.9798" calcext:value-type="float">
            <text:p>-4.9798</text:p>
          </table:table-cell>
          <table:table-cell office:value-type="float" office:value="-6.1475" calcext:value-type="float">
            <text:p>-6.147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79]-[.B79]" office:value-type="float" office:value="-0.0487000000000002" calcext:value-type="float">
            <text:p>-0.0487</text:p>
          </table:table-cell>
          <table:table-cell table:formula="of:=[.G79]-[.C79]" office:value-type="float" office:value="-0.0516000000000005" calcext:value-type="float">
            <text:p>-0.051600000000001</text:p>
          </table:table-cell>
          <table:table-cell/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float" office:value="-4.8211" calcext:value-type="float">
            <text:p>-4.8211</text:p>
          </table:table-cell>
          <table:table-cell office:value-type="float" office:value="-5.9447" calcext:value-type="float">
            <text:p>-5.9447</text:p>
          </table:table-cell>
          <table:table-cell/>
          <table:table-cell office:value-type="float" office:value="-5.0091" calcext:value-type="float">
            <text:p>-5.0091</text:p>
          </table:table-cell>
          <table:table-cell office:value-type="float" office:value="-4.8698" calcext:value-type="float">
            <text:p>-4.8698</text:p>
          </table:table-cell>
          <table:table-cell office:value-type="float" office:value="-5.9963" calcext:value-type="float">
            <text:p>-5.9963</text:p>
          </table:table-cell>
          <table:table-cell/>
          <table:table-cell office:value-type="float" office:value="-5.1226" calcext:value-type="float">
            <text:p>-5.1226</text:p>
          </table:table-cell>
          <table:table-cell office:value-type="float" office:value="-6.2816" calcext:value-type="float">
            <text:p>-6.28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80]-[.B80]" office:value-type="float" office:value="-0.0486999999999993" calcext:value-type="float">
            <text:p>-0.048699999999999</text:p>
          </table:table-cell>
          <table:table-cell table:formula="of:=[.G80]-[.C80]" office:value-type="float" office:value="-0.0515999999999996" calcext:value-type="float">
            <text:p>-0.0516</text:p>
          </table:table-cell>
          <table:table-cell/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float" office:value="-4.9631" calcext:value-type="float">
            <text:p>-4.9631</text:p>
          </table:table-cell>
          <table:table-cell office:value-type="float" office:value="-6.0778" calcext:value-type="float">
            <text:p>-6.0778</text:p>
          </table:table-cell>
          <table:table-cell/>
          <table:table-cell office:value-type="float" office:value="-5.1508" calcext:value-type="float">
            <text:p>-5.1508</text:p>
          </table:table-cell>
          <table:table-cell office:value-type="float" office:value="-5.0119" calcext:value-type="float">
            <text:p>-5.0119</text:p>
          </table:table-cell>
          <table:table-cell office:value-type="float" office:value="-6.1295" calcext:value-type="float">
            <text:p>-6.1295</text:p>
          </table:table-cell>
          <table:table-cell/>
          <table:table-cell office:value-type="float" office:value="-5.2646" calcext:value-type="float">
            <text:p>-5.2646</text:p>
          </table:table-cell>
          <table:table-cell office:value-type="float" office:value="-6.4147" calcext:value-type="float">
            <text:p>-6.414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81]-[.B81]" office:value-type="float" office:value="-0.0488" calcext:value-type="float">
            <text:p>-0.0488</text:p>
          </table:table-cell>
          <table:table-cell table:formula="of:=[.G81]-[.C81]" office:value-type="float" office:value="-0.0517000000000003" calcext:value-type="float">
            <text:p>-0.0517</text:p>
          </table:table-cell>
          <table:table-cell/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float" office:value="-5.104" calcext:value-type="float">
            <text:p>-5.104</text:p>
          </table:table-cell>
          <table:table-cell office:value-type="float" office:value="-6.2097" calcext:value-type="float">
            <text:p>-6.2097</text:p>
          </table:table-cell>
          <table:table-cell/>
          <table:table-cell office:value-type="float" office:value="-5.2913" calcext:value-type="float">
            <text:p>-5.2913</text:p>
          </table:table-cell>
          <table:table-cell office:value-type="float" office:value="-5.1527" calcext:value-type="float">
            <text:p>-5.1527</text:p>
          </table:table-cell>
          <table:table-cell office:value-type="float" office:value="-6.2614" calcext:value-type="float">
            <text:p>-6.2614</text:p>
          </table:table-cell>
          <table:table-cell/>
          <table:table-cell office:value-type="float" office:value="-5.4055" calcext:value-type="float">
            <text:p>-5.4055</text:p>
          </table:table-cell>
          <table:table-cell office:value-type="float" office:value="-6.5466" calcext:value-type="float">
            <text:p>-6.546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82]-[.B82]" office:value-type="float" office:value="-0.0487000000000002" calcext:value-type="float">
            <text:p>-0.0487</text:p>
          </table:table-cell>
          <table:table-cell table:formula="of:=[.G82]-[.C82]" office:value-type="float" office:value="-0.0517000000000003" calcext:value-type="float">
            <text:p>-0.0517</text:p>
          </table:table-cell>
          <table:table-cell/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float" office:value="-5.2441" calcext:value-type="float">
            <text:p>-5.2441</text:p>
          </table:table-cell>
          <table:table-cell office:value-type="float" office:value="-6.3405" calcext:value-type="float">
            <text:p>-6.3405</text:p>
          </table:table-cell>
          <table:table-cell/>
          <table:table-cell office:value-type="float" office:value="-5.4309" calcext:value-type="float">
            <text:p>-5.4309</text:p>
          </table:table-cell>
          <table:table-cell office:value-type="float" office:value="-5.2928" calcext:value-type="float">
            <text:p>-5.2928</text:p>
          </table:table-cell>
          <table:table-cell office:value-type="float" office:value="-6.3921" calcext:value-type="float">
            <text:p>-6.3921</text:p>
          </table:table-cell>
          <table:table-cell/>
          <table:table-cell office:value-type="float" office:value="-5.5456" calcext:value-type="float">
            <text:p>-5.5456</text:p>
          </table:table-cell>
          <table:table-cell office:value-type="float" office:value="-6.6774" calcext:value-type="float">
            <text:p>-6.677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83]-[.B83]" office:value-type="float" office:value="-0.0486999999999993" calcext:value-type="float">
            <text:p>-0.048699999999999</text:p>
          </table:table-cell>
          <table:table-cell table:formula="of:=[.G83]-[.C83]" office:value-type="float" office:value="-0.0516000000000005" calcext:value-type="float">
            <text:p>-0.051600000000001</text:p>
          </table:table-cell>
          <table:table-cell/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float" office:value="-5.3815" calcext:value-type="float">
            <text:p>-5.3815</text:p>
          </table:table-cell>
          <table:table-cell office:value-type="float" office:value="-6.4673" calcext:value-type="float">
            <text:p>-6.4673</text:p>
          </table:table-cell>
          <table:table-cell/>
          <table:table-cell office:value-type="float" office:value="-5.5677" calcext:value-type="float">
            <text:p>-5.5677</text:p>
          </table:table-cell>
          <table:table-cell office:value-type="float" office:value="-5.4302" calcext:value-type="float">
            <text:p>-5.4302</text:p>
          </table:table-cell>
          <table:table-cell office:value-type="float" office:value="-6.5189" calcext:value-type="float">
            <text:p>-6.5189</text:p>
          </table:table-cell>
          <table:table-cell/>
          <table:table-cell office:value-type="float" office:value="-5.683" calcext:value-type="float">
            <text:p>-5.683</text:p>
          </table:table-cell>
          <table:table-cell office:value-type="float" office:value="-6.8042" calcext:value-type="float">
            <text:p>-6.804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84]-[.B84]" office:value-type="float" office:value="-0.0487000000000002" calcext:value-type="float">
            <text:p>-0.0487</text:p>
          </table:table-cell>
          <table:table-cell table:formula="of:=[.G84]-[.C84]" office:value-type="float" office:value="-0.0516000000000005" calcext:value-type="float">
            <text:p>-0.051600000000001</text:p>
          </table:table-cell>
          <table:table-cell/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float" office:value="-5.5168" calcext:value-type="float">
            <text:p>-5.5168</text:p>
          </table:table-cell>
          <table:table-cell office:value-type="float" office:value="-6.5919" calcext:value-type="float">
            <text:p>-6.5919</text:p>
          </table:table-cell>
          <table:table-cell/>
          <table:table-cell office:value-type="float" office:value="-5.7025" calcext:value-type="float">
            <text:p>-5.7025</text:p>
          </table:table-cell>
          <table:table-cell office:value-type="float" office:value="-5.5655" calcext:value-type="float">
            <text:p>-5.5655</text:p>
          </table:table-cell>
          <table:table-cell office:value-type="float" office:value="-6.6435" calcext:value-type="float">
            <text:p>-6.6435</text:p>
          </table:table-cell>
          <table:table-cell/>
          <table:table-cell office:value-type="float" office:value="-5.8183" calcext:value-type="float">
            <text:p>-5.8183</text:p>
          </table:table-cell>
          <table:table-cell office:value-type="float" office:value="-6.9288" calcext:value-type="float">
            <text:p>-6.928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85]-[.B85]" office:value-type="float" office:value="-0.0487000000000002" calcext:value-type="float">
            <text:p>-0.0487</text:p>
          </table:table-cell>
          <table:table-cell table:formula="of:=[.G85]-[.C85]" office:value-type="float" office:value="-0.0516000000000005" calcext:value-type="float">
            <text:p>-0.051600000000001</text:p>
          </table:table-cell>
          <table:table-cell/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float" office:value="-5.653" calcext:value-type="float">
            <text:p>-5.653</text:p>
          </table:table-cell>
          <table:table-cell office:value-type="float" office:value="-6.7176" calcext:value-type="float">
            <text:p>-6.7176</text:p>
          </table:table-cell>
          <table:table-cell/>
          <table:table-cell office:value-type="float" office:value="-5.8381" calcext:value-type="float">
            <text:p>-5.8381</text:p>
          </table:table-cell>
          <table:table-cell office:value-type="float" office:value="-5.7017" calcext:value-type="float">
            <text:p>-5.7017</text:p>
          </table:table-cell>
          <table:table-cell office:value-type="float" office:value="-6.7692" calcext:value-type="float">
            <text:p>-6.7692</text:p>
          </table:table-cell>
          <table:table-cell/>
          <table:table-cell office:value-type="float" office:value="-5.9545" calcext:value-type="float">
            <text:p>-5.9545</text:p>
          </table:table-cell>
          <table:table-cell office:value-type="float" office:value="-7.0544" calcext:value-type="float">
            <text:p>-7.05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86]-[.B86]" office:value-type="float" office:value="-0.0487000000000002" calcext:value-type="float">
            <text:p>-0.0487</text:p>
          </table:table-cell>
          <table:table-cell table:formula="of:=[.G86]-[.C86]" office:value-type="float" office:value="-0.0515999999999996" calcext:value-type="float">
            <text:p>-0.0516</text:p>
          </table:table-cell>
          <table:table-cell/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float" office:value="-5.7867" calcext:value-type="float">
            <text:p>-5.7867</text:p>
          </table:table-cell>
          <table:table-cell office:value-type="float" office:value="-6.8409" calcext:value-type="float">
            <text:p>-6.8409</text:p>
          </table:table-cell>
          <table:table-cell/>
          <table:table-cell office:value-type="float" office:value="-5.9712" calcext:value-type="float">
            <text:p>-5.9712</text:p>
          </table:table-cell>
          <table:table-cell office:value-type="float" office:value="-5.8354" calcext:value-type="float">
            <text:p>-5.8354</text:p>
          </table:table-cell>
          <table:table-cell office:value-type="float" office:value="-6.8925" calcext:value-type="float">
            <text:p>-6.8925</text:p>
          </table:table-cell>
          <table:table-cell/>
          <table:table-cell office:value-type="float" office:value="-6.0882" calcext:value-type="float">
            <text:p>-6.0882</text:p>
          </table:table-cell>
          <table:table-cell office:value-type="float" office:value="-7.1778" calcext:value-type="float">
            <text:p>-7.177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87]-[.B87]" office:value-type="float" office:value="-0.0487000000000002" calcext:value-type="float">
            <text:p>-0.0487</text:p>
          </table:table-cell>
          <table:table-cell table:formula="of:=[.G87]-[.C87]" office:value-type="float" office:value="-0.0515999999999996" calcext:value-type="float">
            <text:p>-0.0516</text:p>
          </table:table-cell>
          <table:table-cell/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float" office:value="-5.9172" calcext:value-type="float">
            <text:p>-5.9172</text:p>
          </table:table-cell>
          <table:table-cell office:value-type="float" office:value="-6.9619" calcext:value-type="float">
            <text:p>-6.9619</text:p>
          </table:table-cell>
          <table:table-cell/>
          <table:table-cell office:value-type="float" office:value="-6.1012" calcext:value-type="float">
            <text:p>-6.1012</text:p>
          </table:table-cell>
          <table:table-cell office:value-type="float" office:value="-5.9659" calcext:value-type="float">
            <text:p>-5.9659</text:p>
          </table:table-cell>
          <table:table-cell office:value-type="float" office:value="-7.0135" calcext:value-type="float">
            <text:p>-7.0135</text:p>
          </table:table-cell>
          <table:table-cell/>
          <table:table-cell office:value-type="float" office:value="-6.2187" calcext:value-type="float">
            <text:p>-6.2187</text:p>
          </table:table-cell>
          <table:table-cell office:value-type="float" office:value="-7.2987" calcext:value-type="float">
            <text:p>-7.298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88]-[.B88]" office:value-type="float" office:value="-0.0487000000000002" calcext:value-type="float">
            <text:p>-0.0487</text:p>
          </table:table-cell>
          <table:table-cell table:formula="of:=[.G88]-[.C88]" office:value-type="float" office:value="-0.0515999999999996" calcext:value-type="float">
            <text:p>-0.0516</text:p>
          </table:table-cell>
          <table:table-cell/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float" office:value="-6.0473" calcext:value-type="float">
            <text:p>-6.0473</text:p>
          </table:table-cell>
          <table:table-cell office:value-type="float" office:value="-7.0837" calcext:value-type="float">
            <text:p>-7.0837</text:p>
          </table:table-cell>
          <table:table-cell/>
          <table:table-cell office:value-type="float" office:value="-6.2308" calcext:value-type="float">
            <text:p>-6.2308</text:p>
          </table:table-cell>
          <table:table-cell office:value-type="float" office:value="-6.096" calcext:value-type="float">
            <text:p>-6.096</text:p>
          </table:table-cell>
          <table:table-cell office:value-type="float" office:value="-7.1354" calcext:value-type="float">
            <text:p>-7.1354</text:p>
          </table:table-cell>
          <table:table-cell/>
          <table:table-cell office:value-type="float" office:value="-6.3488" calcext:value-type="float">
            <text:p>-6.3488</text:p>
          </table:table-cell>
          <table:table-cell office:value-type="float" office:value="-7.4206" calcext:value-type="float">
            <text:p>-7.420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89]-[.B89]" office:value-type="float" office:value="-0.0487000000000002" calcext:value-type="float">
            <text:p>-0.0487</text:p>
          </table:table-cell>
          <table:table-cell table:formula="of:=[.G89]-[.C89]" office:value-type="float" office:value="-0.0516999999999994" calcext:value-type="float">
            <text:p>-0.0517</text:p>
          </table:table-cell>
          <table:table-cell/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float" office:value="-6.176" calcext:value-type="float">
            <text:p>-6.176</text:p>
          </table:table-cell>
          <table:table-cell office:value-type="float" office:value="-7.2058" calcext:value-type="float">
            <text:p>-7.2058</text:p>
          </table:table-cell>
          <table:table-cell/>
          <table:table-cell office:value-type="float" office:value="-6.3591" calcext:value-type="float">
            <text:p>-6.3591</text:p>
          </table:table-cell>
          <table:table-cell office:value-type="float" office:value="-6.2247" calcext:value-type="float">
            <text:p>-6.2247</text:p>
          </table:table-cell>
          <table:table-cell office:value-type="float" office:value="-7.2574" calcext:value-type="float">
            <text:p>-7.2574</text:p>
          </table:table-cell>
          <table:table-cell/>
          <table:table-cell office:value-type="float" office:value="-6.4775" calcext:value-type="float">
            <text:p>-6.4775</text:p>
          </table:table-cell>
          <table:table-cell office:value-type="float" office:value="-7.5426" calcext:value-type="float">
            <text:p>-7.542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F90]-[.B90]" office:value-type="float" office:value="-0.0487000000000002" calcext:value-type="float">
            <text:p>-0.0487</text:p>
          </table:table-cell>
          <table:table-cell table:formula="of:=[.G90]-[.C90]" office:value-type="float" office:value="-0.0515999999999996" calcext:value-type="float">
            <text:p>-0.05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9T16:33:34.579000000</meta:creation-date>
    <dc:date>2021-03-29T20:32:33.901000000</dc:date>
    <meta:editing-duration>PT3H48M49S</meta:editing-duration>
    <meta:editing-cycles>1</meta:editing-cycles>
    <meta:document-statistic meta:table-count="1" meta:cell-count="1265" meta:object-count="1"/>
    <meta:generator>LibreOffice/7.0.0.3$Windows_X86_64 LibreOffice_project/8061b3e9204bef6b321a21033174034a5e2ea88e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35cm" svg:height="19.843cm" xlink:href=".." xlink:type="simple" chart:class="chart:scatter" chart:style-name="ch1">
        <chart:legend chart:legend-position="end" svg:x="21.378cm" svg:y="8.377cm" style:legend-expansion="high" chart:style-name="ch2"/>
        <chart:plot-area chart:style-name="ch3" table:cell-range-address="Sheet1.A1:Sheet1.D90 Sheet1.F1:Sheet1.H90" chart:data-source-has-labels="row" svg:x="0.467cm" svg:y="0.396cm" svg:width="20.444cm" svg:height="19.051cm">
          <chart:coordinate-region svg:x="1.009cm" svg:y="0.595cm" svg:width="19.622cm" svg:height="18.6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0" chart:label-cell-address="Sheet1.B1:Sheet1.B1" chart:class="chart:scatter">
            <chart:domain table:cell-range-address="Sheet1.A2:Sheet1.A90"/>
            <chart:data-point chart:repeated="89"/>
          </chart:series>
          <chart:series chart:style-name="ch8" chart:values-cell-range-address="Sheet1.C2:Sheet1.C90" chart:label-cell-address="Sheet1.C1:Sheet1.C1" chart:class="chart:scatter">
            <chart:data-point chart:repeated="89"/>
          </chart:series>
          <chart:series chart:style-name="ch9" chart:values-cell-range-address="Sheet1.D2:Sheet1.D90" chart:label-cell-address="Sheet1.D1:Sheet1.D1" chart:class="chart:scatter">
            <chart:data-point chart:repeated="89"/>
          </chart:series>
          <chart:series chart:style-name="ch10" chart:values-cell-range-address="Sheet1.F2:Sheet1.F90" chart:label-cell-address="Sheet1.F1:Sheet1.F1" chart:class="chart:scatter">
            <chart:data-point chart:repeated="89"/>
          </chart:series>
          <chart:series chart:style-name="ch11" chart:values-cell-range-address="Sheet1.G2:Sheet1.G90" chart:label-cell-address="Sheet1.G1:Sheet1.G1" chart:class="chart:scatter">
            <chart:data-point chart:repeated="89"/>
          </chart:series>
          <chart:series chart:style-name="ch12" chart:values-cell-range-address="Sheet1.H2:Sheet1.H90" chart:label-cell-address="Sheet1.H1:Sheet1.H1" chart:class="chart:scatter">
            <chart:data-point chart:repeated="8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g L2</text:p>
                <draw:g>
                  <svg:desc>Sheet1.B1:Sheet1.B1</svg:desc>
                </draw:g>
              </table:table-cell>
              <table:table-cell office:value-type="string">
                <text:p>log M2</text:p>
                <draw:g>
                  <svg:desc>Sheet1.C1:Sheet1.C1</svg:desc>
                </draw:g>
              </table:table-cell>
              <table:table-cell office:value-type="string">
                <text:p>log S2</text:p>
                <draw:g>
                  <svg:desc>Sheet1.D1:Sheet1.D1</svg:desc>
                </draw:g>
              </table:table-cell>
              <table:table-cell office:value-type="string">
                <text:p>log L10</text:p>
                <draw:g>
                  <svg:desc>Sheet1.F1:Sheet1.F1</svg:desc>
                </draw:g>
              </table:table-cell>
              <table:table-cell office:value-type="string">
                <text:p>log M10</text:p>
                <draw:g>
                  <svg:desc>Sheet1.G1:Sheet1.G1</svg:desc>
                </draw:g>
              </table:table-cell>
              <table:table-cell office:value-type="string">
                <text:p>log S10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0">
                <text:p>390</text:p>
                <draw:g>
                  <svg:desc>Sheet1.A2:Sheet1.A90</svg:desc>
                </draw:g>
              </table:table-cell>
              <table:table-cell office:value-type="float" office:value="-3.2186">
                <text:p>-3.2186</text:p>
                <draw:g>
                  <svg:desc>Sheet1.B2:Sheet1.B90</svg:desc>
                </draw:g>
              </table:table-cell>
              <table:table-cell office:value-type="float" office:value="-3.2908">
                <text:p>-3.2908</text:p>
                <draw:g>
                  <svg:desc>Sheet1.C2:Sheet1.C90</svg:desc>
                </draw:g>
              </table:table-cell>
              <table:table-cell office:value-type="float" office:value="-1.966">
                <text:p>-1.966</text:p>
                <draw:g>
                  <svg:desc>Sheet1.D2:Sheet1.D90</svg:desc>
                </draw:g>
              </table:table-cell>
              <table:table-cell office:value-type="float" office:value="-3.2275">
                <text:p>-3.2275</text:p>
                <draw:g>
                  <svg:desc>Sheet1.F2:Sheet1.F90</svg:desc>
                </draw:g>
              </table:table-cell>
              <table:table-cell office:value-type="float" office:value="-3.3041">
                <text:p>-3.3041</text:p>
                <draw:g>
                  <svg:desc>Sheet1.G2:Sheet1.G90</svg:desc>
                </draw:g>
              </table:table-cell>
              <table:table-cell office:value-type="float" office:value="-2.152">
                <text:p>-2.152</text:p>
                <draw:g>
                  <svg:desc>Sheet1.H2:Sheet1.H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5">
                <text:p>395</text:p>
              </table:table-cell>
              <table:table-cell office:value-type="float" office:value="-2.8202">
                <text:p>-2.8202</text:p>
              </table:table-cell>
              <table:table-cell office:value-type="float" office:value="-2.8809">
                <text:p>-2.8809</text:p>
              </table:table-cell>
              <table:table-cell office:value-type="float" office:value="-1.5744">
                <text:p>-1.5744</text:p>
              </table:table-cell>
              <table:table-cell office:value-type="float" office:value="-2.8142">
                <text:p>-2.8142</text:p>
              </table:table-cell>
              <table:table-cell office:value-type="float" office:value="-2.8793">
                <text:p>-2.8793</text:p>
              </table:table-cell>
              <table:table-cell office:value-type="float" office:value="-1.7431">
                <text:p>-1.74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-2.466">
                <text:p>-2.466</text:p>
              </table:table-cell>
              <table:table-cell office:value-type="float" office:value="-2.512">
                <text:p>-2.512</text:p>
              </table:table-cell>
              <table:table-cell office:value-type="float" office:value="-1.2037">
                <text:p>-1.2037</text:p>
              </table:table-cell>
              <table:table-cell office:value-type="float" office:value="-2.4438">
                <text:p>-2.4438</text:p>
              </table:table-cell>
              <table:table-cell office:value-type="float" office:value="-2.4941">
                <text:p>-2.4941</text:p>
              </table:table-cell>
              <table:table-cell office:value-type="float" office:value="-1.3533">
                <text:p>-1.35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5">
                <text:p>405</text:p>
              </table:table-cell>
              <table:table-cell office:value-type="float" office:value="-2.1688">
                <text:p>-2.1688</text:p>
              </table:table-cell>
              <table:table-cell office:value-type="float" office:value="-2.2013">
                <text:p>-2.2013</text:p>
              </table:table-cell>
              <table:table-cell office:value-type="float" office:value="-0.8743">
                <text:p>-0.8743</text:p>
              </table:table-cell>
              <table:table-cell office:value-type="float" office:value="-2.1286">
                <text:p>-2.1286</text:p>
              </table:table-cell>
              <table:table-cell office:value-type="float" office:value="-2.1651">
                <text:p>-2.1651</text:p>
              </table:table-cell>
              <table:table-cell office:value-type="float" office:value="-1.0036">
                <text:p>-1.0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0">
                <text:p>410</text:p>
              </table:table-cell>
              <table:table-cell office:value-type="float" office:value="-1.9178">
                <text:p>-1.9178</text:p>
              </table:table-cell>
              <table:table-cell office:value-type="float" office:value="-1.9346">
                <text:p>-1.9346</text:p>
              </table:table-cell>
              <table:table-cell office:value-type="float" office:value="-0.6002">
                <text:p>-0.6002</text:p>
              </table:table-cell>
              <table:table-cell office:value-type="float" office:value="-1.8599">
                <text:p>-1.8599</text:p>
              </table:table-cell>
              <table:table-cell office:value-type="float" office:value="-1.8804">
                <text:p>-1.8804</text:p>
              </table:table-cell>
              <table:table-cell office:value-type="float" office:value="-0.7104">
                <text:p>-0.7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5">
                <text:p>415</text:p>
              </table:table-cell>
              <table:table-cell office:value-type="float" office:value="-1.7371">
                <text:p>-1.7371</text:p>
              </table:table-cell>
              <table:table-cell office:value-type="float" office:value="-1.7218">
                <text:p>-1.7218</text:p>
              </table:table-cell>
              <table:table-cell office:value-type="float" office:value="-0.3915">
                <text:p>-0.3915</text:p>
              </table:table-cell>
              <table:table-cell office:value-type="float" office:value="-1.6602">
                <text:p>-1.6602</text:p>
              </table:table-cell>
              <table:table-cell office:value-type="float" office:value="-1.6482">
                <text:p>-1.6482</text:p>
              </table:table-cell>
              <table:table-cell office:value-type="float" office:value="-0.4817">
                <text:p>-0.48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0">
                <text:p>420</text:p>
              </table:table-cell>
              <table:table-cell office:value-type="float" office:value="-1.6029">
                <text:p>-1.6029</text:p>
              </table:table-cell>
              <table:table-cell office:value-type="float" office:value="-1.5535">
                <text:p>-1.5535</text:p>
              </table:table-cell>
              <table:table-cell office:value-type="float" office:value="-0.2427">
                <text:p>-0.2427</text:p>
              </table:table-cell>
              <table:table-cell office:value-type="float" office:value="-1.5008">
                <text:p>-1.5008</text:p>
              </table:table-cell>
              <table:table-cell office:value-type="float" office:value="-1.454">
                <text:p>-1.454</text:p>
              </table:table-cell>
              <table:table-cell office:value-type="float" office:value="-0.3072">
                <text:p>-0.30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5">
                <text:p>425</text:p>
              </table:table-cell>
              <table:table-cell office:value-type="float" office:value="-1.5136">
                <text:p>-1.5136</text:p>
              </table:table-cell>
              <table:table-cell office:value-type="float" office:value="-1.4235">
                <text:p>-1.4235</text:p>
              </table:table-cell>
              <table:table-cell office:value-type="float" office:value="-0.1542">
                <text:p>-0.1542</text:p>
              </table:table-cell>
              <table:table-cell office:value-type="float" office:value="-1.3849">
                <text:p>-1.3849</text:p>
              </table:table-cell>
              <table:table-cell office:value-type="float" office:value="-1.2968">
                <text:p>-1.2968</text:p>
              </table:table-cell>
              <table:table-cell office:value-type="float" office:value="-0.1926">
                <text:p>-0.19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0">
                <text:p>430</text:p>
              </table:table-cell>
              <table:table-cell office:value-type="float" office:value="-1.429">
                <text:p>-1.429</text:p>
              </table:table-cell>
              <table:table-cell office:value-type="float" office:value="-1.3033">
                <text:p>-1.3033</text:p>
              </table:table-cell>
              <table:table-cell office:value-type="float" office:value="-0.0838">
                <text:p>-0.0838</text:p>
              </table:table-cell>
              <table:table-cell office:value-type="float" office:value="-1.2804">
                <text:p>-1.2804</text:p>
              </table:table-cell>
              <table:table-cell office:value-type="float" office:value="-1.156">
                <text:p>-1.156</text:p>
              </table:table-cell>
              <table:table-cell office:value-type="float" office:value="-0.1037">
                <text:p>-0.1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5">
                <text:p>435</text:p>
              </table:table-cell>
              <table:table-cell office:value-type="float" office:value="-1.3513">
                <text:p>-1.3513</text:p>
              </table:table-cell>
              <table:table-cell office:value-type="float" office:value="-1.19">
                <text:p>-1.19</text:p>
              </table:table-cell>
              <table:table-cell office:value-type="float" office:value="-0.0373">
                <text:p>-0.0373</text:p>
              </table:table-cell>
              <table:table-cell office:value-type="float" office:value="-1.1913">
                <text:p>-1.1913</text:p>
              </table:table-cell>
              <table:table-cell office:value-type="float" office:value="-1.0304">
                <text:p>-1.0304</text:p>
              </table:table-cell>
              <table:table-cell office:value-type="float" office:value="-0.0483">
                <text:p>-0.04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">
                <text:p>440</text:p>
              </table:table-cell>
              <table:table-cell office:value-type="float" office:value="-1.2842">
                <text:p>-1.2842</text:p>
              </table:table-cell>
              <table:table-cell office:value-type="float" office:value="-1.098">
                <text:p>-1.098</text:p>
              </table:table-cell>
              <table:table-cell office:value-type="float" office:value="-0.0022">
                <text:p>-0.0022</text:p>
              </table:table-cell>
              <table:table-cell office:value-type="float" office:value="-1.1159">
                <text:p>-1.1159</text:p>
              </table:table-cell>
              <table:table-cell office:value-type="float" office:value="-0.9294">
                <text:p>-0.9294</text:p>
              </table:table-cell>
              <table:table-cell office:value-type="float" office:value="-0.0073">
                <text:p>-0.00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5">
                <text:p>445</text:p>
              </table:table-cell>
              <table:table-cell office:value-type="float" office:value="-1.2414">
                <text:p>-1.2414</text:p>
              </table:table-cell>
              <table:table-cell office:value-type="float" office:value="-1.0342">
                <text:p>-1.0342</text:p>
              </table:table-cell>
              <table:table-cell office:value-type="float" office:value="-0.0069">
                <text:p>-0.0069</text:p>
              </table:table-cell>
              <table:table-cell office:value-type="float" office:value="-1.0583">
                <text:p>-1.0583</text:p>
              </table:table-cell>
              <table:table-cell office:value-type="float" office:value="-0.8502">
                <text:p>-0.8502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0">
                <text:p>450</text:p>
              </table:table-cell>
              <table:table-cell office:value-type="float" office:value="-1.201">
                <text:p>-1.201</text:p>
              </table:table-cell>
              <table:table-cell office:value-type="float" office:value="-0.9794">
                <text:p>-0.9794</text:p>
              </table:table-cell>
              <table:table-cell office:value-type="float" office:value="-0.0278">
                <text:p>-0.0278</text:p>
              </table:table-cell>
              <table:table-cell office:value-type="float" office:value="-0.9991">
                <text:p>-0.9991</text:p>
              </table:table-cell>
              <table:table-cell office:value-type="float" office:value="-0.7758">
                <text:p>-0.7758</text:p>
              </table:table-cell>
              <table:table-cell office:value-type="float" office:value="-0.0063">
                <text:p>-0.00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5">
                <text:p>455</text:p>
              </table:table-cell>
              <table:table-cell office:value-type="float" office:value="-1.1606">
                <text:p>-1.1606</text:p>
              </table:table-cell>
              <table:table-cell office:value-type="float" office:value="-0.9319">
                <text:p>-0.9319</text:p>
              </table:table-cell>
              <table:table-cell office:value-type="float" office:value="-0.0782">
                <text:p>-0.0782</text:p>
              </table:table-cell>
              <table:table-cell office:value-type="float" office:value="-0.9467">
                <text:p>-0.9467</text:p>
              </table:table-cell>
              <table:table-cell office:value-type="float" office:value="-0.7156">
                <text:p>-0.7156</text:p>
              </table:table-cell>
              <table:table-cell office:value-type="float" office:value="-0.0498">
                <text:p>-0.04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0">
                <text:p>460</text:p>
              </table:table-cell>
              <table:table-cell office:value-type="float" office:value="-1.0974">
                <text:p>-1.0974</text:p>
              </table:table-cell>
              <table:table-cell office:value-type="float" office:value="-0.8632">
                <text:p>-0.8632</text:p>
              </table:table-cell>
              <table:table-cell office:value-type="float" office:value="-0.1217">
                <text:p>-0.1217</text:p>
              </table:table-cell>
              <table:table-cell office:value-type="float" office:value="-0.8814">
                <text:p>-0.8814</text:p>
              </table:table-cell>
              <table:table-cell office:value-type="float" office:value="-0.6439">
                <text:p>-0.6439</text:p>
              </table:table-cell>
              <table:table-cell office:value-type="float" office:value="-0.0963">
                <text:p>-0.09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5">
                <text:p>465</text:p>
              </table:table-cell>
              <table:table-cell office:value-type="float" office:value="-1.0062">
                <text:p>-1.0062</text:p>
              </table:table-cell>
              <table:table-cell office:value-type="float" office:value="-0.7734">
                <text:p>-0.7734</text:p>
              </table:table-cell>
              <table:table-cell office:value-type="float" office:value="-0.154">
                <text:p>-0.154</text:p>
              </table:table-cell>
              <table:table-cell office:value-type="float" office:value="-0.8058">
                <text:p>-0.8058</text:p>
              </table:table-cell>
              <table:table-cell office:value-type="float" office:value="-0.5686">
                <text:p>-0.5686</text:p>
              </table:table-cell>
              <table:table-cell office:value-type="float" office:value="-0.1492">
                <text:p>-0.14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0">
                <text:p>470</text:p>
              </table:table-cell>
              <table:table-cell office:value-type="float" office:value="-0.92">
                <text:p>-0.92</text:p>
              </table:table-cell>
              <table:table-cell office:value-type="float" office:value="-0.6928">
                <text:p>-0.6928</text:p>
              </table:table-cell>
              <table:table-cell office:value-type="float" office:value="-0.2164">
                <text:p>-0.2164</text:p>
              </table:table-cell>
              <table:table-cell office:value-type="float" office:value="-0.7379">
                <text:p>-0.7379</text:p>
              </table:table-cell>
              <table:table-cell office:value-type="float" office:value="-0.5056">
                <text:p>-0.5056</text:p>
              </table:table-cell>
              <table:table-cell office:value-type="float" office:value="-0.2357">
                <text:p>-0.23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5">
                <text:p>475</text:p>
              </table:table-cell>
              <table:table-cell office:value-type="float" office:value="-0.8475">
                <text:p>-0.8475</text:p>
              </table:table-cell>
              <table:table-cell office:value-type="float" office:value="-0.6301">
                <text:p>-0.6301</text:p>
              </table:table-cell>
              <table:table-cell office:value-type="float" office:value="-0.3185">
                <text:p>-0.3185</text:p>
              </table:table-cell>
              <table:table-cell office:value-type="float" office:value="-0.6751">
                <text:p>-0.6751</text:p>
              </table:table-cell>
              <table:table-cell office:value-type="float" office:value="-0.452">
                <text:p>-0.452</text:p>
              </table:table-cell>
              <table:table-cell office:value-type="float" office:value="-0.3531">
                <text:p>-0.35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0">
                <text:p>480</text:p>
              </table:table-cell>
              <table:table-cell office:value-type="float" office:value="-0.7803">
                <text:p>-0.7803</text:p>
              </table:table-cell>
              <table:table-cell office:value-type="float" office:value="-0.5747">
                <text:p>-0.5747</text:p>
              </table:table-cell>
              <table:table-cell office:value-type="float" office:value="-0.4446">
                <text:p>-0.4446</text:p>
              </table:table-cell>
              <table:table-cell office:value-type="float" office:value="-0.61">
                <text:p>-0.61</text:p>
              </table:table-cell>
              <table:table-cell office:value-type="float" office:value="-0.3981">
                <text:p>-0.3981</text:p>
              </table:table-cell>
              <table:table-cell office:value-type="float" office:value="-0.4863">
                <text:p>-0.48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5">
                <text:p>485</text:p>
              </table:table-cell>
              <table:table-cell office:value-type="float" office:value="-0.7166">
                <text:p>-0.7166</text:p>
              </table:table-cell>
              <table:table-cell office:value-type="float" office:value="-0.5235">
                <text:p>-0.5235</text:p>
              </table:table-cell>
              <table:table-cell office:value-type="float" office:value="-0.5777">
                <text:p>-0.5777</text:p>
              </table:table-cell>
              <table:table-cell office:value-type="float" office:value="-0.5449">
                <text:p>-0.5449</text:p>
              </table:table-cell>
              <table:table-cell office:value-type="float" office:value="-0.3447">
                <text:p>-0.3447</text:p>
              </table:table-cell>
              <table:table-cell office:value-type="float" office:value="-0.6226">
                <text:p>-0.62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0">
                <text:p>490</text:p>
              </table:table-cell>
              <table:table-cell office:value-type="float" office:value="-0.6535">
                <text:p>-0.6535</text:p>
              </table:table-cell>
              <table:table-cell office:value-type="float" office:value="-0.4738">
                <text:p>-0.4738</text:p>
              </table:table-cell>
              <table:table-cell office:value-type="float" office:value="-0.7189">
                <text:p>-0.7189</text:p>
              </table:table-cell>
              <table:table-cell office:value-type="float" office:value="-0.4854">
                <text:p>-0.4854</text:p>
              </table:table-cell>
              <table:table-cell office:value-type="float" office:value="-0.2982">
                <text:p>-0.2982</text:p>
              </table:table-cell>
              <table:table-cell office:value-type="float" office:value="-0.7716">
                <text:p>-0.77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5">
                <text:p>495</text:p>
              </table:table-cell>
              <table:table-cell office:value-type="float" office:value="-0.573">
                <text:p>-0.573</text:p>
              </table:table-cell>
              <table:table-cell office:value-type="float" office:value="-0.4078">
                <text:p>-0.4078</text:p>
              </table:table-cell>
              <table:table-cell office:value-type="float" office:value="-0.8439">
                <text:p>-0.8439</text:p>
              </table:table-cell>
              <table:table-cell office:value-type="float" office:value="-0.4165">
                <text:p>-0.4165</text:p>
              </table:table-cell>
              <table:table-cell office:value-type="float" office:value="-0.2433">
                <text:p>-0.2433</text:p>
              </table:table-cell>
              <table:table-cell office:value-type="float" office:value="-0.9124">
                <text:p>-0.91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-0.4837">
                <text:p>-0.4837</text:p>
              </table:table-cell>
              <table:table-cell office:value-type="float" office:value="-0.3337">
                <text:p>-0.3337</text:p>
              </table:table-cell>
              <table:table-cell office:value-type="float" office:value="-0.9644">
                <text:p>-0.9644</text:p>
              </table:table-cell>
              <table:table-cell office:value-type="float" office:value="-0.3527">
                <text:p>-0.3527</text:p>
              </table:table-cell>
              <table:table-cell office:value-type="float" office:value="-0.1945">
                <text:p>-0.1945</text:p>
              </table:table-cell>
              <table:table-cell office:value-type="float" office:value="-1.0624">
                <text:p>-1.06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5">
                <text:p>505</text:p>
              </table:table-cell>
              <table:table-cell office:value-type="float" office:value="-0.3929">
                <text:p>-0.3929</text:p>
              </table:table-cell>
              <table:table-cell office:value-type="float" office:value="-0.2569">
                <text:p>-0.2569</text:p>
              </table:table-cell>
              <table:table-cell office:value-type="float" office:value="-1.1092">
                <text:p>-1.1092</text:p>
              </table:table-cell>
              <table:table-cell office:value-type="float" office:value="-0.2907">
                <text:p>-0.2907</text:p>
              </table:table-cell>
              <table:table-cell office:value-type="float" office:value="-0.1467">
                <text:p>-0.1467</text:p>
              </table:table-cell>
              <table:table-cell office:value-type="float" office:value="-1.2399">
                <text:p>-1.23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0">
                <text:p>510</text:p>
              </table:table-cell>
              <table:table-cell office:value-type="float" office:value="-0.3061">
                <text:p>-0.3061</text:p>
              </table:table-cell>
              <table:table-cell office:value-type="float" office:value="-0.1843">
                <text:p>-0.1843</text:p>
              </table:table-cell>
              <table:table-cell office:value-type="float" office:value="-1.2783">
                <text:p>-1.2783</text:p>
              </table:table-cell>
              <table:table-cell office:value-type="float" office:value="-0.2328">
                <text:p>-0.2328</text:p>
              </table:table-cell>
              <table:table-cell office:value-type="float" office:value="-0.1034">
                <text:p>-0.1034</text:p>
              </table:table-cell>
              <table:table-cell office:value-type="float" office:value="-1.4416">
                <text:p>-1.44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5">
                <text:p>515</text:p>
              </table:table-cell>
              <table:table-cell office:value-type="float" office:value="-0.2279">
                <text:p>-0.2279</text:p>
              </table:table-cell>
              <table:table-cell office:value-type="float" office:value="-0.1209">
                <text:p>-0.1209</text:p>
              </table:table-cell>
              <table:table-cell office:value-type="float" office:value="-1.435">
                <text:p>-1.435</text:p>
              </table:table-cell>
              <table:table-cell office:value-type="float" office:value="-0.1804">
                <text:p>-0.1804</text:p>
              </table:table-cell>
              <table:table-cell office:value-type="float" office:value="-0.0668">
                <text:p>-0.0668</text:p>
              </table:table-cell>
              <table:table-cell office:value-type="float" office:value="-1.6276">
                <text:p>-1.62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">
                <text:p>520</text:p>
              </table:table-cell>
              <table:table-cell office:value-type="float" office:value="-0.1633">
                <text:p>-0.1633</text:p>
              </table:table-cell>
              <table:table-cell office:value-type="float" office:value="-0.0699">
                <text:p>-0.0699</text:p>
              </table:table-cell>
              <table:table-cell office:value-type="float" office:value="-1.6054">
                <text:p>-1.6054</text:p>
              </table:table-cell>
              <table:table-cell office:value-type="float" office:value="-0.1332">
                <text:p>-0.1332</text:p>
              </table:table-cell>
              <table:table-cell office:value-type="float" office:value="-0.0341">
                <text:p>-0.0341</text:p>
              </table:table-cell>
              <table:table-cell office:value-type="float" office:value="-1.819">
                <text:p>-1.8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5">
                <text:p>525</text:p>
              </table:table-cell>
              <table:table-cell office:value-type="float" office:value="-0.1178">
                <text:p>-0.1178</text:p>
              </table:table-cell>
              <table:table-cell office:value-type="float" office:value="-0.0389">
                <text:p>-0.0389</text:p>
              </table:table-cell>
              <table:table-cell office:value-type="float" office:value="-1.7873">
                <text:p>-1.7873</text:p>
              </table:table-cell>
              <table:table-cell office:value-type="float" office:value="-0.0993">
                <text:p>-0.0993</text:p>
              </table:table-cell>
              <table:table-cell office:value-type="float" office:value="-0.0165">
                <text:p>-0.0165</text:p>
              </table:table-cell>
              <table:table-cell office:value-type="float" office:value="-2.0154">
                <text:p>-2.01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0">
                <text:p>530</text:p>
              </table:table-cell>
              <table:table-cell office:value-type="float" office:value="-0.083">
                <text:p>-0.083</text:p>
              </table:table-cell>
              <table:table-cell office:value-type="float" office:value="-0.0191">
                <text:p>-0.0191</text:p>
              </table:table-cell>
              <table:table-cell office:value-type="float" office:value="-1.9787">
                <text:p>-1.9787</text:p>
              </table:table-cell>
              <table:table-cell office:value-type="float" office:value="-0.0739">
                <text:p>-0.0739</text:p>
              </table:table-cell>
              <table:table-cell office:value-type="float" office:value="-0.0083">
                <text:p>-0.0083</text:p>
              </table:table-cell>
              <table:table-cell office:value-type="float" office:value="-2.218">
                <text:p>-2.2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5">
                <text:p>535</text:p>
              </table:table-cell>
              <table:table-cell office:value-type="float" office:value="-0.0571">
                <text:p>-0.0571</text:p>
              </table:table-cell>
              <table:table-cell office:value-type="float" office:value="-0.0081">
                <text:p>-0.0081</text:p>
              </table:table-cell>
              <table:table-cell office:value-type="float" office:value="-2.175">
                <text:p>-2.175</text:p>
              </table:table-cell>
              <table:table-cell office:value-type="float" office:value="-0.0521">
                <text:p>-0.0521</text:p>
              </table:table-cell>
              <table:table-cell office:value-type="float" office:value="-0.0036">
                <text:p>-0.0036</text:p>
              </table:table-cell>
              <table:table-cell office:value-type="float" office:value="-2.4203">
                <text:p>-2.42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40">
                <text:p>540</text:p>
              </table:table-cell>
              <table:table-cell office:value-type="float" office:value="-0.033">
                <text:p>-0.033</text:p>
              </table:table-cell>
              <table:table-cell office:value-type="float" office:value="-0.0004">
                <text:p>-0.0004</text:p>
              </table:table-cell>
              <table:table-cell office:value-type="float" office:value="-2.3806">
                <text:p>-2.3806</text:p>
              </table:table-cell>
              <table:table-cell office:value-type="float" office:value="-0.0292">
                <text:p>-0.0292</text:p>
              </table:table-cell>
              <table:table-cell office:value-type="float" office:value="0">
                <text:p>0</text:p>
              </table:table-cell>
              <table:table-cell office:value-type="float" office:value="-2.6293">
                <text:p>-2.62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45">
                <text:p>545</text:p>
              </table:table-cell>
              <table:table-cell office:value-type="float" office:value="-0.0187">
                <text:p>-0.0187</text:p>
              </table:table-cell>
              <table:table-cell office:value-type="float" office:value="-0.0036">
                <text:p>-0.0036</text:p>
              </table:table-cell>
              <table:table-cell office:value-type="float" office:value="-2.5903">
                <text:p>-2.5903</text:p>
              </table:table-cell>
              <table:table-cell office:value-type="float" office:value="-0.0161">
                <text:p>-0.0161</text:p>
              </table:table-cell>
              <table:table-cell office:value-type="float" office:value="-0.0073">
                <text:p>-0.0073</text:p>
              </table:table-cell>
              <table:table-cell office:value-type="float" office:value="-2.8412">
                <text:p>-2.84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50">
                <text:p>550</text:p>
              </table:table-cell>
              <table:table-cell office:value-type="float" office:value="-0.0128">
                <text:p>-0.0128</text:p>
              </table:table-cell>
              <table:table-cell office:value-type="float" office:value="-0.0163">
                <text:p>-0.0163</text:p>
              </table:table-cell>
              <table:table-cell office:value-type="float" office:value="-2.8031">
                <text:p>-2.8031</text:p>
              </table:table-cell>
              <table:table-cell office:value-type="float" office:value="-0.0118">
                <text:p>-0.0118</text:p>
              </table:table-cell>
              <table:table-cell office:value-type="float" office:value="-0.0244">
                <text:p>-0.0244</text:p>
              </table:table-cell>
              <table:table-cell office:value-type="float" office:value="-3.0553">
                <text:p>-3.05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5">
                <text:p>555</text:p>
              </table:table-cell>
              <table:table-cell office:value-type="float" office:value="-0.005">
                <text:p>-0.005</text:p>
              </table:table-cell>
              <table:table-cell office:value-type="float" office:value="-0.0295">
                <text:p>-0.0295</text:p>
              </table:table-cell>
              <table:table-cell office:value-type="float" office:value="-3.0189">
                <text:p>-3.0189</text:p>
              </table:table-cell>
              <table:table-cell office:value-type="float" office:value="-0.0039">
                <text:p>-0.0039</text:p>
              </table:table-cell>
              <table:table-cell office:value-type="float" office:value="-0.0402">
                <text:p>-0.0402</text:p>
              </table:table-cell>
              <table:table-cell office:value-type="float" office:value="-3.2711">
                <text:p>-3.27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0">
                <text:p>560</text:p>
              </table:table-cell>
              <table:table-cell office:value-type="float" office:value="-0.0019">
                <text:p>-0.0019</text:p>
              </table:table-cell>
              <table:table-cell office:value-type="float" office:value="-0.0514">
                <text:p>-0.0514</text:p>
              </table:table-cell>
              <table:table-cell office:value-type="float" office:value="-3.2336">
                <text:p>-3.2336</text:p>
              </table:table-cell>
              <table:table-cell office:value-type="float" office:value="-0.0011">
                <text:p>-0.0011</text:p>
              </table:table-cell>
              <table:table-cell office:value-type="float" office:value="-0.0655">
                <text:p>-0.0655</text:p>
              </table:table-cell>
              <table:table-cell office:value-type="float" office:value="-3.4858">
                <text:p>-3.48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65">
                <text:p>565</text:p>
              </table:table-cell>
              <table:table-cell office:value-type="float" office:value="-0.0001">
                <text:p>-0.0001</text:p>
              </table:table-cell>
              <table:table-cell office:value-type="float" office:value="-0.0769">
                <text:p>-0.0769</text:p>
              </table:table-cell>
              <table:table-cell office:value-type="float" office:value="-3.4479">
                <text:p>-3.4479</text:p>
              </table:table-cell>
              <table:table-cell office:value-type="float" office:value="0">
                <text:p>0</text:p>
              </table:table-cell>
              <table:table-cell office:value-type="float" office:value="-0.0944">
                <text:p>-0.0944</text:p>
              </table:table-cell>
              <table:table-cell office:value-type="float" office:value="-3.7001">
                <text:p>-3.70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0">
                <text:p>570</text:p>
              </table:table-cell>
              <table:table-cell office:value-type="float" office:value="-0.0015">
                <text:p>-0.0015</text:p>
              </table:table-cell>
              <table:table-cell office:value-type="float" office:value="-0.1115">
                <text:p>-0.1115</text:p>
              </table:table-cell>
              <table:table-cell office:value-type="float" office:value="-3.6607">
                <text:p>-3.6607</text:p>
              </table:table-cell>
              <table:table-cell office:value-type="float" office:value="-0.0027">
                <text:p>-0.0027</text:p>
              </table:table-cell>
              <table:table-cell office:value-type="float" office:value="-0.1329">
                <text:p>-0.1329</text:p>
              </table:table-cell>
              <table:table-cell office:value-type="float" office:value="-3.9129">
                <text:p>-3.91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5">
                <text:p>575</text:p>
              </table:table-cell>
              <table:table-cell office:value-type="float" office:value="-0.0086">
                <text:p>-0.0086</text:p>
              </table:table-cell>
              <table:table-cell office:value-type="float" office:value="-0.1562">
                <text:p>-0.1562</text:p>
              </table:table-cell>
              <table:table-cell office:value-type="float" office:value="-3.8713">
                <text:p>-3.8713</text:p>
              </table:table-cell>
              <table:table-cell office:value-type="float" office:value="-0.012">
                <text:p>-0.012</text:p>
              </table:table-cell>
              <table:table-cell office:value-type="float" office:value="-0.1817">
                <text:p>-0.1817</text:p>
              </table:table-cell>
              <table:table-cell office:value-type="float" office:value="-4.1235">
                <text:p>-4.12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0">
                <text:p>580</text:p>
              </table:table-cell>
              <table:table-cell office:value-type="float" office:value="-0.0225">
                <text:p>-0.0225</text:p>
              </table:table-cell>
              <table:table-cell office:value-type="float" office:value="-0.2143">
                <text:p>-0.2143</text:p>
              </table:table-cell>
              <table:table-cell office:value-type="float" office:value="-4.079">
                <text:p>-4.079</text:p>
              </table:table-cell>
              <table:table-cell office:value-type="float" office:value="-0.0288">
                <text:p>-0.0288</text:p>
              </table:table-cell>
              <table:table-cell office:value-type="float" office:value="-0.244">
                <text:p>-0.244</text:p>
              </table:table-cell>
              <table:table-cell office:value-type="float" office:value="-4.3312">
                <text:p>-4.33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5">
                <text:p>585</text:p>
              </table:table-cell>
              <table:table-cell office:value-type="float" office:value="-0.0325">
                <text:p>-0.0325</text:p>
              </table:table-cell>
              <table:table-cell office:value-type="float" office:value="-0.2753">
                <text:p>-0.2753</text:p>
              </table:table-cell>
              <table:table-cell office:value-type="float" office:value="-4.2831">
                <text:p>-4.2831</text:p>
              </table:table-cell>
              <table:table-cell office:value-type="float" office:value="-0.0408">
                <text:p>-0.0408</text:p>
              </table:table-cell>
              <table:table-cell office:value-type="float" office:value="-0.3085">
                <text:p>-0.3085</text:p>
              </table:table-cell>
              <table:table-cell office:value-type="float" office:value="-4.5353">
                <text:p>-4.53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0">
                <text:p>590</text:p>
              </table:table-cell>
              <table:table-cell office:value-type="float" office:value="-0.0491">
                <text:p>-0.0491</text:p>
              </table:table-cell>
              <table:table-cell office:value-type="float" office:value="-0.3443">
                <text:p>-0.3443</text:p>
              </table:table-cell>
              <table:table-cell office:value-type="float" office:value="-4.4832">
                <text:p>-4.4832</text:p>
              </table:table-cell>
              <table:table-cell office:value-type="float" office:value="-0.06">
                <text:p>-0.06</text:p>
              </table:table-cell>
              <table:table-cell office:value-type="float" office:value="-0.3808">
                <text:p>-0.3808</text:p>
              </table:table-cell>
              <table:table-cell office:value-type="float" office:value="-4.7353">
                <text:p>-4.73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5">
                <text:p>595</text:p>
              </table:table-cell>
              <table:table-cell office:value-type="float" office:value="-0.0727">
                <text:p>-0.0727</text:p>
              </table:table-cell>
              <table:table-cell office:value-type="float" office:value="-0.4264">
                <text:p>-0.4264</text:p>
              </table:table-cell>
              <table:table-cell office:value-type="float" office:value="-4.6787">
                <text:p>-4.6787</text:p>
              </table:table-cell>
              <table:table-cell office:value-type="float" office:value="-0.0869">
                <text:p>-0.0869</text:p>
              </table:table-cell>
              <table:table-cell office:value-type="float" office:value="-0.4659">
                <text:p>-0.4659</text:p>
              </table:table-cell>
              <table:table-cell office:value-type="float" office:value="-4.9309">
                <text:p>-4.93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00">
                <text:p>600</text:p>
              </table:table-cell>
              <table:table-cell office:value-type="float" office:value="-0.1026">
                <text:p>-0.1026</text:p>
              </table:table-cell>
              <table:table-cell office:value-type="float" office:value="-0.5198">
                <text:p>-0.5198</text:p>
              </table:table-cell>
              <table:table-cell office:value-type="float" office:value="-4.8694">
                <text:p>-4.8694</text:p>
              </table:table-cell>
              <table:table-cell office:value-type="float" office:value="-0.12">
                <text:p>-0.12</text:p>
              </table:table-cell>
              <table:table-cell office:value-type="float" office:value="-0.5619">
                <text:p>-0.5619</text:p>
              </table:table-cell>
              <table:table-cell office:value-type="float" office:value="-5.1216">
                <text:p>-5.12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05">
                <text:p>605</text:p>
              </table:table-cell>
              <table:table-cell office:value-type="float" office:value="-0.138">
                <text:p>-0.138</text:p>
              </table:table-cell>
              <table:table-cell office:value-type="float" office:value="-0.6247">
                <text:p>-0.6247</text:p>
              </table:table-cell>
              <table:table-cell office:value-type="float" office:value="-5.055">
                <text:p>-5.055</text:p>
              </table:table-cell>
              <table:table-cell office:value-type="float" office:value="-0.1588">
                <text:p>-0.1588</text:p>
              </table:table-cell>
              <table:table-cell office:value-type="float" office:value="-0.669">
                <text:p>-0.669</text:p>
              </table:table-cell>
              <table:table-cell office:value-type="float" office:value="-5.3071">
                <text:p>-5.30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10">
                <text:p>610</text:p>
              </table:table-cell>
              <table:table-cell office:value-type="float" office:value="-0.1823">
                <text:p>-0.1823</text:p>
              </table:table-cell>
              <table:table-cell office:value-type="float" office:value="-0.739">
                <text:p>-0.739</text:p>
              </table:table-cell>
              <table:table-cell office:value-type="float" office:value="-5.2351">
                <text:p>-5.2351</text:p>
              </table:table-cell>
              <table:table-cell office:value-type="float" office:value="-0.2066">
                <text:p>-0.2066</text:p>
              </table:table-cell>
              <table:table-cell office:value-type="float" office:value="-0.7851">
                <text:p>-0.7851</text:p>
              </table:table-cell>
              <table:table-cell office:value-type="float" office:value="-5.4873">
                <text:p>-5.48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5">
                <text:p>615</text:p>
              </table:table-cell>
              <table:table-cell office:value-type="float" office:value="-0.2346">
                <text:p>-0.2346</text:p>
              </table:table-cell>
              <table:table-cell office:value-type="float" office:value="-0.861">
                <text:p>-0.861</text:p>
              </table:table-cell>
              <table:table-cell office:value-type="float" office:value="-5.4098">
                <text:p>-5.4098</text:p>
              </table:table-cell>
              <table:table-cell office:value-type="float" office:value="-0.2623">
                <text:p>-0.2623</text:p>
              </table:table-cell>
              <table:table-cell office:value-type="float" office:value="-0.9086">
                <text:p>-0.9086</text:p>
              </table:table-cell>
              <table:table-cell office:value-type="float" office:value="-5.662">
                <text:p>-5.6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0">
                <text:p>620</text:p>
              </table:table-cell>
              <table:table-cell office:value-type="float" office:value="-0.2943">
                <text:p>-0.2943</text:p>
              </table:table-cell>
              <table:table-cell office:value-type="float" office:value="-0.9915">
                <text:p>-0.9915</text:p>
              </table:table-cell>
              <table:table-cell office:value-type="float" office:value="NaN">
                <text:p>NaN</text:p>
              </table:table-cell>
              <table:table-cell office:value-type="float" office:value="-0.3252">
                <text:p>-0.3252</text:p>
              </table:table-cell>
              <table:table-cell office:value-type="float" office:value="-1.0401">
                <text:p>-1.0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5">
                <text:p>625</text:p>
              </table:table-cell>
              <table:table-cell office:value-type="float" office:value="-0.3603">
                <text:p>-0.3603</text:p>
              </table:table-cell>
              <table:table-cell office:value-type="float" office:value="-1.1294">
                <text:p>-1.1294</text:p>
              </table:table-cell>
              <table:table-cell office:value-type="float" office:value="NaN">
                <text:p>NaN</text:p>
              </table:table-cell>
              <table:table-cell office:value-type="float" office:value="-0.394">
                <text:p>-0.394</text:p>
              </table:table-cell>
              <table:table-cell office:value-type="float" office:value="-1.1789">
                <text:p>-1.1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0">
                <text:p>630</text:p>
              </table:table-cell>
              <table:table-cell office:value-type="float" office:value="-0.4421">
                <text:p>-0.4421</text:p>
              </table:table-cell>
              <table:table-cell office:value-type="float" office:value="-1.2721">
                <text:p>-1.2721</text:p>
              </table:table-cell>
              <table:table-cell office:value-type="float" office:value="NaN">
                <text:p>NaN</text:p>
              </table:table-cell>
              <table:table-cell office:value-type="float" office:value="-0.4788">
                <text:p>-0.4788</text:p>
              </table:table-cell>
              <table:table-cell office:value-type="float" office:value="-1.3222">
                <text:p>-1.3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35">
                <text:p>635</text:p>
              </table:table-cell>
              <table:table-cell office:value-type="float" office:value="-0.5327">
                <text:p>-0.5327</text:p>
              </table:table-cell>
              <table:table-cell office:value-type="float" office:value="-1.4205">
                <text:p>-1.4205</text:p>
              </table:table-cell>
              <table:table-cell office:value-type="float" office:value="NaN">
                <text:p>NaN</text:p>
              </table:table-cell>
              <table:table-cell office:value-type="float" office:value="-0.5718">
                <text:p>-0.5718</text:p>
              </table:table-cell>
              <table:table-cell office:value-type="float" office:value="-1.471">
                <text:p>-1.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40">
                <text:p>640</text:p>
              </table:table-cell>
              <table:table-cell office:value-type="float" office:value="-0.6273">
                <text:p>-0.6273</text:p>
              </table:table-cell>
              <table:table-cell office:value-type="float" office:value="-1.5748">
                <text:p>-1.5748</text:p>
              </table:table-cell>
              <table:table-cell office:value-type="float" office:value="NaN">
                <text:p>NaN</text:p>
              </table:table-cell>
              <table:table-cell office:value-type="float" office:value="-0.6684">
                <text:p>-0.6684</text:p>
              </table:table-cell>
              <table:table-cell office:value-type="float" office:value="-1.6257">
                <text:p>-1.6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45">
                <text:p>645</text:p>
              </table:table-cell>
              <table:table-cell office:value-type="float" office:value="-0.7262">
                <text:p>-0.7262</text:p>
              </table:table-cell>
              <table:table-cell office:value-type="float" office:value="-1.737">
                <text:p>-1.737</text:p>
              </table:table-cell>
              <table:table-cell office:value-type="float" office:value="NaN">
                <text:p>NaN</text:p>
              </table:table-cell>
              <table:table-cell office:value-type="float" office:value="-0.769">
                <text:p>-0.769</text:p>
              </table:table-cell>
              <table:table-cell office:value-type="float" office:value="-1.7881">
                <text:p>-1.7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50">
                <text:p>650</text:p>
              </table:table-cell>
              <table:table-cell office:value-type="float" office:value="-0.8407">
                <text:p>-0.8407</text:p>
              </table:table-cell>
              <table:table-cell office:value-type="float" office:value="-1.89">
                <text:p>-1.89</text:p>
              </table:table-cell>
              <table:table-cell office:value-type="float" office:value="NaN">
                <text:p>NaN</text:p>
              </table:table-cell>
              <table:table-cell office:value-type="float" office:value="-0.8849">
                <text:p>-0.8849</text:p>
              </table:table-cell>
              <table:table-cell office:value-type="float" office:value="-1.9413">
                <text:p>-1.9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55">
                <text:p>655</text:p>
              </table:table-cell>
              <table:table-cell office:value-type="float" office:value="-0.9658">
                <text:p>-0.9658</text:p>
              </table:table-cell>
              <table:table-cell office:value-type="float" office:value="-2.0523">
                <text:p>-2.0523</text:p>
              </table:table-cell>
              <table:table-cell office:value-type="float" office:value="NaN">
                <text:p>NaN</text:p>
              </table:table-cell>
              <table:table-cell office:value-type="float" office:value="-1.0112">
                <text:p>-1.0112</text:p>
              </table:table-cell>
              <table:table-cell office:value-type="float" office:value="-2.1037">
                <text:p>-2.1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60">
                <text:p>660</text:p>
              </table:table-cell>
              <table:table-cell office:value-type="float" office:value="-1.0966">
                <text:p>-1.0966</text:p>
              </table:table-cell>
              <table:table-cell office:value-type="float" office:value="-2.222">
                <text:p>-2.222</text:p>
              </table:table-cell>
              <table:table-cell office:value-type="float" office:value="NaN">
                <text:p>NaN</text:p>
              </table:table-cell>
              <table:table-cell office:value-type="float" office:value="-1.1429">
                <text:p>-1.1429</text:p>
              </table:table-cell>
              <table:table-cell office:value-type="float" office:value="-2.2735">
                <text:p>-2.2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65">
                <text:p>665</text:p>
              </table:table-cell>
              <table:table-cell office:value-type="float" office:value="-1.2327">
                <text:p>-1.2327</text:p>
              </table:table-cell>
              <table:table-cell office:value-type="float" office:value="-2.3923">
                <text:p>-2.3923</text:p>
              </table:table-cell>
              <table:table-cell office:value-type="float" office:value="NaN">
                <text:p>NaN</text:p>
              </table:table-cell>
              <table:table-cell office:value-type="float" office:value="-1.2796">
                <text:p>-1.2796</text:p>
              </table:table-cell>
              <table:table-cell office:value-type="float" office:value="-2.4438">
                <text:p>-2.4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0">
                <text:p>670</text:p>
              </table:table-cell>
              <table:table-cell office:value-type="float" office:value="-1.3739">
                <text:p>-1.3739</text:p>
              </table:table-cell>
              <table:table-cell office:value-type="float" office:value="-2.5559">
                <text:p>-2.5559</text:p>
              </table:table-cell>
              <table:table-cell office:value-type="float" office:value="NaN">
                <text:p>NaN</text:p>
              </table:table-cell>
              <table:table-cell office:value-type="float" office:value="-1.4213">
                <text:p>-1.4213</text:p>
              </table:table-cell>
              <table:table-cell office:value-type="float" office:value="-2.6074">
                <text:p>-2.6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5">
                <text:p>675</text:p>
              </table:table-cell>
              <table:table-cell office:value-type="float" office:value="-1.5208">
                <text:p>-1.5208</text:p>
              </table:table-cell>
              <table:table-cell office:value-type="float" office:value="-2.7194">
                <text:p>-2.7194</text:p>
              </table:table-cell>
              <table:table-cell office:value-type="float" office:value="NaN">
                <text:p>NaN</text:p>
              </table:table-cell>
              <table:table-cell office:value-type="float" office:value="-1.5686">
                <text:p>-1.5686</text:p>
              </table:table-cell>
              <table:table-cell office:value-type="float" office:value="-2.7709">
                <text:p>-2.7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0">
                <text:p>680</text:p>
              </table:table-cell>
              <table:table-cell office:value-type="float" office:value="-1.6736">
                <text:p>-1.6736</text:p>
              </table:table-cell>
              <table:table-cell office:value-type="float" office:value="-2.8843">
                <text:p>-2.8843</text:p>
              </table:table-cell>
              <table:table-cell office:value-type="float" office:value="NaN">
                <text:p>NaN</text:p>
              </table:table-cell>
              <table:table-cell office:value-type="float" office:value="-1.7217">
                <text:p>-1.7217</text:p>
              </table:table-cell>
              <table:table-cell office:value-type="float" office:value="-2.9359">
                <text:p>-2.9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85">
                <text:p>685</text:p>
              </table:table-cell>
              <table:table-cell office:value-type="float" office:value="-1.8328">
                <text:p>-1.8328</text:p>
              </table:table-cell>
              <table:table-cell office:value-type="float" office:value="-3.0519">
                <text:p>-3.0519</text:p>
              </table:table-cell>
              <table:table-cell office:value-type="float" office:value="NaN">
                <text:p>NaN</text:p>
              </table:table-cell>
              <table:table-cell office:value-type="float" office:value="-1.8811">
                <text:p>-1.8811</text:p>
              </table:table-cell>
              <table:table-cell office:value-type="float" office:value="-3.1035">
                <text:p>-3.1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90">
                <text:p>690</text:p>
              </table:table-cell>
              <table:table-cell office:value-type="float" office:value="-1.9992">
                <text:p>-1.9992</text:p>
              </table:table-cell>
              <table:table-cell office:value-type="float" office:value="-3.2234">
                <text:p>-3.2234</text:p>
              </table:table-cell>
              <table:table-cell office:value-type="float" office:value="NaN">
                <text:p>NaN</text:p>
              </table:table-cell>
              <table:table-cell office:value-type="float" office:value="-2.0476">
                <text:p>-2.0476</text:p>
              </table:table-cell>
              <table:table-cell office:value-type="float" office:value="-3.275">
                <text:p>-3.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5">
                <text:p>695</text:p>
              </table:table-cell>
              <table:table-cell office:value-type="float" office:value="-2.1596">
                <text:p>-2.1596</text:p>
              </table:table-cell>
              <table:table-cell office:value-type="float" office:value="-3.3874">
                <text:p>-3.3874</text:p>
              </table:table-cell>
              <table:table-cell office:value-type="float" office:value="NaN">
                <text:p>NaN</text:p>
              </table:table-cell>
              <table:table-cell office:value-type="float" office:value="-2.2081">
                <text:p>-2.2081</text:p>
              </table:table-cell>
              <table:table-cell office:value-type="float" office:value="-3.439">
                <text:p>-3.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0">
                <text:p>700</text:p>
              </table:table-cell>
              <table:table-cell office:value-type="float" office:value="-2.32">
                <text:p>-2.32</text:p>
              </table:table-cell>
              <table:table-cell office:value-type="float" office:value="-3.5484">
                <text:p>-3.5484</text:p>
              </table:table-cell>
              <table:table-cell office:value-type="float" office:value="NaN">
                <text:p>NaN</text:p>
              </table:table-cell>
              <table:table-cell office:value-type="float" office:value="-2.3686">
                <text:p>-2.3686</text:p>
              </table:table-cell>
              <table:table-cell office:value-type="float" office:value="-3.6">
                <text:p>-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5">
                <text:p>705</text:p>
              </table:table-cell>
              <table:table-cell office:value-type="float" office:value="-2.4819">
                <text:p>-2.4819</text:p>
              </table:table-cell>
              <table:table-cell office:value-type="float" office:value="-3.7103">
                <text:p>-3.7103</text:p>
              </table:table-cell>
              <table:table-cell office:value-type="float" office:value="NaN">
                <text:p>NaN</text:p>
              </table:table-cell>
              <table:table-cell office:value-type="float" office:value="-2.5306">
                <text:p>-2.5306</text:p>
              </table:table-cell>
              <table:table-cell office:value-type="float" office:value="-3.7619">
                <text:p>-3.7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10">
                <text:p>710</text:p>
              </table:table-cell>
              <table:table-cell office:value-type="float" office:value="-2.649">
                <text:p>-2.649</text:p>
              </table:table-cell>
              <table:table-cell office:value-type="float" office:value="-3.8757">
                <text:p>-3.8757</text:p>
              </table:table-cell>
              <table:table-cell office:value-type="float" office:value="NaN">
                <text:p>NaN</text:p>
              </table:table-cell>
              <table:table-cell office:value-type="float" office:value="-2.6977">
                <text:p>-2.6977</text:p>
              </table:table-cell>
              <table:table-cell office:value-type="float" office:value="-3.9273">
                <text:p>-3.9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5">
                <text:p>715</text:p>
              </table:table-cell>
              <table:table-cell office:value-type="float" office:value="-2.8165">
                <text:p>-2.8165</text:p>
              </table:table-cell>
              <table:table-cell office:value-type="float" office:value="-4.0389">
                <text:p>-4.0389</text:p>
              </table:table-cell>
              <table:table-cell office:value-type="float" office:value="NaN">
                <text:p>NaN</text:p>
              </table:table-cell>
              <table:table-cell office:value-type="float" office:value="-2.8651">
                <text:p>-2.8651</text:p>
              </table:table-cell>
              <table:table-cell office:value-type="float" office:value="-4.0905">
                <text:p>-4.0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0">
                <text:p>720</text:p>
              </table:table-cell>
              <table:table-cell office:value-type="float" office:value="-2.9801">
                <text:p>-2.9801</text:p>
              </table:table-cell>
              <table:table-cell office:value-type="float" office:value="-4.1981">
                <text:p>-4.1981</text:p>
              </table:table-cell>
              <table:table-cell office:value-type="float" office:value="NaN">
                <text:p>NaN</text:p>
              </table:table-cell>
              <table:table-cell office:value-type="float" office:value="-3.0288">
                <text:p>-3.0288</text:p>
              </table:table-cell>
              <table:table-cell office:value-type="float" office:value="-4.2497">
                <text:p>-4.2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5">
                <text:p>725</text:p>
              </table:table-cell>
              <table:table-cell office:value-type="float" office:value="-3.1432">
                <text:p>-3.1432</text:p>
              </table:table-cell>
              <table:table-cell office:value-type="float" office:value="-4.3559">
                <text:p>-4.3559</text:p>
              </table:table-cell>
              <table:table-cell office:value-type="float" office:value="NaN">
                <text:p>NaN</text:p>
              </table:table-cell>
              <table:table-cell office:value-type="float" office:value="-3.1919">
                <text:p>-3.1919</text:p>
              </table:table-cell>
              <table:table-cell office:value-type="float" office:value="-4.4075">
                <text:p>-4.4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0">
                <text:p>730</text:p>
              </table:table-cell>
              <table:table-cell office:value-type="float" office:value="-3.3032">
                <text:p>-3.3032</text:p>
              </table:table-cell>
              <table:table-cell office:value-type="float" office:value="-4.5101">
                <text:p>-4.5101</text:p>
              </table:table-cell>
              <table:table-cell office:value-type="float" office:value="NaN">
                <text:p>NaN</text:p>
              </table:table-cell>
              <table:table-cell office:value-type="float" office:value="-3.3519">
                <text:p>-3.3519</text:p>
              </table:table-cell>
              <table:table-cell office:value-type="float" office:value="-4.5618">
                <text:p>-4.5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35">
                <text:p>735</text:p>
              </table:table-cell>
              <table:table-cell office:value-type="float" office:value="-3.4625">
                <text:p>-3.4625</text:p>
              </table:table-cell>
              <table:table-cell office:value-type="float" office:value="-4.6634">
                <text:p>-4.6634</text:p>
              </table:table-cell>
              <table:table-cell office:value-type="float" office:value="NaN">
                <text:p>NaN</text:p>
              </table:table-cell>
              <table:table-cell office:value-type="float" office:value="-3.5112">
                <text:p>-3.5112</text:p>
              </table:table-cell>
              <table:table-cell office:value-type="float" office:value="-4.715">
                <text:p>-4.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0">
                <text:p>740</text:p>
              </table:table-cell>
              <table:table-cell office:value-type="float" office:value="-3.6223">
                <text:p>-3.6223</text:p>
              </table:table-cell>
              <table:table-cell office:value-type="float" office:value="-4.8153">
                <text:p>-4.8153</text:p>
              </table:table-cell>
              <table:table-cell office:value-type="float" office:value="NaN">
                <text:p>NaN</text:p>
              </table:table-cell>
              <table:table-cell office:value-type="float" office:value="-3.671">
                <text:p>-3.671</text:p>
              </table:table-cell>
              <table:table-cell office:value-type="float" office:value="-4.8669">
                <text:p>-4.8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45">
                <text:p>745</text:p>
              </table:table-cell>
              <table:table-cell office:value-type="float" office:value="-3.7767">
                <text:p>-3.7767</text:p>
              </table:table-cell>
              <table:table-cell office:value-type="float" office:value="-4.9607">
                <text:p>-4.9607</text:p>
              </table:table-cell>
              <table:table-cell office:value-type="float" office:value="NaN">
                <text:p>NaN</text:p>
              </table:table-cell>
              <table:table-cell office:value-type="float" office:value="-3.8254">
                <text:p>-3.8254</text:p>
              </table:table-cell>
              <table:table-cell office:value-type="float" office:value="-5.0123">
                <text:p>-5.0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50">
                <text:p>750</text:p>
              </table:table-cell>
              <table:table-cell office:value-type="float" office:value="-3.9316">
                <text:p>-3.9316</text:p>
              </table:table-cell>
              <table:table-cell office:value-type="float" office:value="-5.1068">
                <text:p>-5.1068</text:p>
              </table:table-cell>
              <table:table-cell office:value-type="float" office:value="NaN">
                <text:p>NaN</text:p>
              </table:table-cell>
              <table:table-cell office:value-type="float" office:value="-3.9803">
                <text:p>-3.9803</text:p>
              </table:table-cell>
              <table:table-cell office:value-type="float" office:value="-5.1584">
                <text:p>-5.1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5">
                <text:p>755</text:p>
              </table:table-cell>
              <table:table-cell office:value-type="float" office:value="-4.0841">
                <text:p>-4.0841</text:p>
              </table:table-cell>
              <table:table-cell office:value-type="float" office:value="-5.2505">
                <text:p>-5.2505</text:p>
              </table:table-cell>
              <table:table-cell office:value-type="float" office:value="NaN">
                <text:p>NaN</text:p>
              </table:table-cell>
              <table:table-cell office:value-type="float" office:value="-4.1328">
                <text:p>-4.1328</text:p>
              </table:table-cell>
              <table:table-cell office:value-type="float" office:value="-5.3022">
                <text:p>-5.3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0">
                <text:p>760</text:p>
              </table:table-cell>
              <table:table-cell office:value-type="float" office:value="-4.2344">
                <text:p>-4.2344</text:p>
              </table:table-cell>
              <table:table-cell office:value-type="float" office:value="-5.3916">
                <text:p>-5.3916</text:p>
              </table:table-cell>
              <table:table-cell office:value-type="float" office:value="NaN">
                <text:p>NaN</text:p>
              </table:table-cell>
              <table:table-cell office:value-type="float" office:value="-4.2831">
                <text:p>-4.2831</text:p>
              </table:table-cell>
              <table:table-cell office:value-type="float" office:value="-5.4432">
                <text:p>-5.4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5">
                <text:p>765</text:p>
              </table:table-cell>
              <table:table-cell office:value-type="float" office:value="-4.384">
                <text:p>-4.384</text:p>
              </table:table-cell>
              <table:table-cell office:value-type="float" office:value="-5.5326">
                <text:p>-5.5326</text:p>
              </table:table-cell>
              <table:table-cell office:value-type="float" office:value="NaN">
                <text:p>NaN</text:p>
              </table:table-cell>
              <table:table-cell office:value-type="float" office:value="-4.4327">
                <text:p>-4.4327</text:p>
              </table:table-cell>
              <table:table-cell office:value-type="float" office:value="-5.5842">
                <text:p>-5.5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-4.5308">
                <text:p>-4.5308</text:p>
              </table:table-cell>
              <table:table-cell office:value-type="float" office:value="-5.6715">
                <text:p>-5.6715</text:p>
              </table:table-cell>
              <table:table-cell office:value-type="float" office:value="NaN">
                <text:p>NaN</text:p>
              </table:table-cell>
              <table:table-cell office:value-type="float" office:value="-4.5795">
                <text:p>-4.5795</text:p>
              </table:table-cell>
              <table:table-cell office:value-type="float" office:value="-5.7231">
                <text:p>-5.7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5">
                <text:p>775</text:p>
              </table:table-cell>
              <table:table-cell office:value-type="float" office:value="-4.6783">
                <text:p>-4.6783</text:p>
              </table:table-cell>
              <table:table-cell office:value-type="float" office:value="-5.8107">
                <text:p>-5.8107</text:p>
              </table:table-cell>
              <table:table-cell office:value-type="float" office:value="NaN">
                <text:p>NaN</text:p>
              </table:table-cell>
              <table:table-cell office:value-type="float" office:value="-4.727">
                <text:p>-4.727</text:p>
              </table:table-cell>
              <table:table-cell office:value-type="float" office:value="-5.8623">
                <text:p>-5.8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">
                <text:p>780</text:p>
              </table:table-cell>
              <table:table-cell office:value-type="float" office:value="-4.8211">
                <text:p>-4.8211</text:p>
              </table:table-cell>
              <table:table-cell office:value-type="float" office:value="-5.9447">
                <text:p>-5.9447</text:p>
              </table:table-cell>
              <table:table-cell office:value-type="float" office:value="NaN">
                <text:p>NaN</text:p>
              </table:table-cell>
              <table:table-cell office:value-type="float" office:value="-4.8698">
                <text:p>-4.8698</text:p>
              </table:table-cell>
              <table:table-cell office:value-type="float" office:value="-5.9963">
                <text:p>-5.9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85">
                <text:p>785</text:p>
              </table:table-cell>
              <table:table-cell office:value-type="float" office:value="-4.9631">
                <text:p>-4.9631</text:p>
              </table:table-cell>
              <table:table-cell office:value-type="float" office:value="-6.0778">
                <text:p>-6.0778</text:p>
              </table:table-cell>
              <table:table-cell office:value-type="float" office:value="NaN">
                <text:p>NaN</text:p>
              </table:table-cell>
              <table:table-cell office:value-type="float" office:value="-5.0119">
                <text:p>-5.0119</text:p>
              </table:table-cell>
              <table:table-cell office:value-type="float" office:value="-6.1295">
                <text:p>-6.1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0">
                <text:p>790</text:p>
              </table:table-cell>
              <table:table-cell office:value-type="float" office:value="-5.104">
                <text:p>-5.104</text:p>
              </table:table-cell>
              <table:table-cell office:value-type="float" office:value="-6.2097">
                <text:p>-6.2097</text:p>
              </table:table-cell>
              <table:table-cell office:value-type="float" office:value="NaN">
                <text:p>NaN</text:p>
              </table:table-cell>
              <table:table-cell office:value-type="float" office:value="-5.1527">
                <text:p>-5.1527</text:p>
              </table:table-cell>
              <table:table-cell office:value-type="float" office:value="-6.2614">
                <text:p>-6.2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95">
                <text:p>795</text:p>
              </table:table-cell>
              <table:table-cell office:value-type="float" office:value="-5.2441">
                <text:p>-5.2441</text:p>
              </table:table-cell>
              <table:table-cell office:value-type="float" office:value="-6.3405">
                <text:p>-6.3405</text:p>
              </table:table-cell>
              <table:table-cell office:value-type="float" office:value="NaN">
                <text:p>NaN</text:p>
              </table:table-cell>
              <table:table-cell office:value-type="float" office:value="-5.2928">
                <text:p>-5.2928</text:p>
              </table:table-cell>
              <table:table-cell office:value-type="float" office:value="-6.3921">
                <text:p>-6.3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00">
                <text:p>800</text:p>
              </table:table-cell>
              <table:table-cell office:value-type="float" office:value="-5.3815">
                <text:p>-5.3815</text:p>
              </table:table-cell>
              <table:table-cell office:value-type="float" office:value="-6.4673">
                <text:p>-6.4673</text:p>
              </table:table-cell>
              <table:table-cell office:value-type="float" office:value="NaN">
                <text:p>NaN</text:p>
              </table:table-cell>
              <table:table-cell office:value-type="float" office:value="-5.4302">
                <text:p>-5.4302</text:p>
              </table:table-cell>
              <table:table-cell office:value-type="float" office:value="-6.5189">
                <text:p>-6.5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05">
                <text:p>805</text:p>
              </table:table-cell>
              <table:table-cell office:value-type="float" office:value="-5.5168">
                <text:p>-5.5168</text:p>
              </table:table-cell>
              <table:table-cell office:value-type="float" office:value="-6.5919">
                <text:p>-6.5919</text:p>
              </table:table-cell>
              <table:table-cell office:value-type="float" office:value="NaN">
                <text:p>NaN</text:p>
              </table:table-cell>
              <table:table-cell office:value-type="float" office:value="-5.5655">
                <text:p>-5.5655</text:p>
              </table:table-cell>
              <table:table-cell office:value-type="float" office:value="-6.6435">
                <text:p>-6.6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10">
                <text:p>810</text:p>
              </table:table-cell>
              <table:table-cell office:value-type="float" office:value="-5.653">
                <text:p>-5.653</text:p>
              </table:table-cell>
              <table:table-cell office:value-type="float" office:value="-6.7176">
                <text:p>-6.7176</text:p>
              </table:table-cell>
              <table:table-cell office:value-type="float" office:value="NaN">
                <text:p>NaN</text:p>
              </table:table-cell>
              <table:table-cell office:value-type="float" office:value="-5.7017">
                <text:p>-5.7017</text:p>
              </table:table-cell>
              <table:table-cell office:value-type="float" office:value="-6.7692">
                <text:p>-6.7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15">
                <text:p>815</text:p>
              </table:table-cell>
              <table:table-cell office:value-type="float" office:value="-5.7867">
                <text:p>-5.7867</text:p>
              </table:table-cell>
              <table:table-cell office:value-type="float" office:value="-6.8409">
                <text:p>-6.8409</text:p>
              </table:table-cell>
              <table:table-cell office:value-type="float" office:value="NaN">
                <text:p>NaN</text:p>
              </table:table-cell>
              <table:table-cell office:value-type="float" office:value="-5.8354">
                <text:p>-5.8354</text:p>
              </table:table-cell>
              <table:table-cell office:value-type="float" office:value="-6.8925">
                <text:p>-6.8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20">
                <text:p>820</text:p>
              </table:table-cell>
              <table:table-cell office:value-type="float" office:value="-5.9172">
                <text:p>-5.9172</text:p>
              </table:table-cell>
              <table:table-cell office:value-type="float" office:value="-6.9619">
                <text:p>-6.9619</text:p>
              </table:table-cell>
              <table:table-cell office:value-type="float" office:value="NaN">
                <text:p>NaN</text:p>
              </table:table-cell>
              <table:table-cell office:value-type="float" office:value="-5.9659">
                <text:p>-5.9659</text:p>
              </table:table-cell>
              <table:table-cell office:value-type="float" office:value="-7.0135">
                <text:p>-7.0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25">
                <text:p>825</text:p>
              </table:table-cell>
              <table:table-cell office:value-type="float" office:value="-6.0473">
                <text:p>-6.0473</text:p>
              </table:table-cell>
              <table:table-cell office:value-type="float" office:value="-7.0837">
                <text:p>-7.0837</text:p>
              </table:table-cell>
              <table:table-cell office:value-type="float" office:value="NaN">
                <text:p>NaN</text:p>
              </table:table-cell>
              <table:table-cell office:value-type="float" office:value="-6.096">
                <text:p>-6.096</text:p>
              </table:table-cell>
              <table:table-cell office:value-type="float" office:value="-7.1354">
                <text:p>-7.1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30">
                <text:p>830</text:p>
              </table:table-cell>
              <table:table-cell office:value-type="float" office:value="-6.176">
                <text:p>-6.176</text:p>
              </table:table-cell>
              <table:table-cell office:value-type="float" office:value="-7.2058">
                <text:p>-7.2058</text:p>
              </table:table-cell>
              <table:table-cell office:value-type="float" office:value="NaN">
                <text:p>NaN</text:p>
              </table:table-cell>
              <table:table-cell office:value-type="float" office:value="-6.2247">
                <text:p>-6.2247</text:p>
              </table:table-cell>
              <table:table-cell office:value-type="float" office:value="-7.2574">
                <text:p>-7.257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